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fals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92.73pt" svg:y="10.18pt">
            <draw:object draw:notify-on-update-of-ranges="Sheet1.F2:Sheet1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80.74pt" svg:y="272.95pt">
            <draw:object draw:notify-on-update-of-ranges="Sheet1.D2:Sheet1.D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63.56pt" svg:y="525.23pt">
            <draw:object draw:notify-on-update-of-ranges="Sheet1.B2:Sheet1.B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5" table:default-cell-style-name="ce7"/>
        <table:table-row table:style-name="ro1">
          <table:table-cell table:style-name="ce1" office:value-type="string" calcext:value-type="string">
            <text:p>uniform data</text:p>
          </table:table-cell>
          <table:table-cell table:style-name="ce1" office:value-type="string" calcext:value-type="string">
            <text:p>uniform frequency</text:p>
          </table:table-cell>
          <table:table-cell table:style-name="ce1" office:value-type="string" calcext:value-type="string">
            <text:p>normal data</text:p>
          </table:table-cell>
          <table:table-cell table:style-name="ce1" office:value-type="string" calcext:value-type="string">
            <text:p>normal frequency</text:p>
          </table:table-cell>
          <table:table-cell table:style-name="ce1" office:value-type="string" calcext:value-type="string">
            <text:p>binomial data</text:p>
          </table:table-cell>
          <table:table-cell table:style-name="ce1" office:value-type="string" calcext:value-type="string">
            <text:p>binomial frequency</text:p>
          </table:table-cell>
          <table:table-cell table:style-name="ce1" office:value-type="string" calcext:value-type="string">
            <text:p>bins</text:p>
          </table:table-cell>
        </table:table-row>
        <table:table-row table:style-name="ro2">
          <table:table-cell office:value-type="float" office:value="77.6424" calcext:value-type="float">
            <text:p>77.6424</text:p>
          </table:table-cell>
          <table:table-cell table:number-matrix-columns-spanned="1" table:number-matrix-rows-spanned="102" table:formula="of:=FREQUENCY([.A2:.A1001]; [.G2:.G102])" office:value-type="float" office:value="0" calcext:value-type="float">
            <text:p>0</text:p>
          </table:table-cell>
          <table:table-cell office:value-type="float" office:value="45.8644" calcext:value-type="float">
            <text:p>45.8644</text:p>
          </table:table-cell>
          <table:table-cell table:number-matrix-columns-spanned="1" table:number-matrix-rows-spanned="102" table:formula="of:=FREQUENCY([.C2:.C1001]; [.G2:.G102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matrix-columns-spanned="1" table:number-matrix-rows-spanned="102" table:formula="of:=FREQUENCY([.E2:.E1001]; [.G2:.G10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83.0554" calcext:value-type="float">
            <text:p>83.0554</text:p>
          </table:table-cell>
          <table:table-cell office:value-type="float" office:value="11" calcext:value-type="float">
            <text:p>11</text:p>
          </table:table-cell>
          <table:table-cell office:value-type="float" office:value="48.0892" calcext:value-type="float">
            <text:p>48.08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2]+1" office:value-type="float" office:value="1" calcext:value-type="float">
            <text:p>1</text:p>
          </table:table-cell>
        </table:table-row>
        <table:table-row table:style-name="ro3">
          <table:table-cell office:value-type="float" office:value="82.6071" calcext:value-type="float">
            <text:p>82.6071</text:p>
          </table:table-cell>
          <table:table-cell office:value-type="float" office:value="7" calcext:value-type="float">
            <text:p>7</text:p>
          </table:table-cell>
          <table:table-cell office:value-type="float" office:value="46.822" calcext:value-type="float">
            <text:p>46.8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3]+1" office:value-type="float" office:value="2" calcext:value-type="float">
            <text:p>2</text:p>
          </table:table-cell>
        </table:table-row>
        <table:table-row table:style-name="ro3">
          <table:table-cell office:value-type="float" office:value="66.9502" calcext:value-type="float">
            <text:p>66.9502</text:p>
          </table:table-cell>
          <table:table-cell office:value-type="float" office:value="10" calcext:value-type="float">
            <text:p>10</text:p>
          </table:table-cell>
          <table:table-cell office:value-type="float" office:value="46.9924" calcext:value-type="float">
            <text:p>46.99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4]+1" office:value-type="float" office:value="3" calcext:value-type="float">
            <text:p>3</text:p>
          </table:table-cell>
        </table:table-row>
        <table:table-row table:style-name="ro3">
          <table:table-cell office:value-type="float" office:value="68.8214" calcext:value-type="float">
            <text:p>68.8214</text:p>
          </table:table-cell>
          <table:table-cell office:value-type="float" office:value="14" calcext:value-type="float">
            <text:p>14</text:p>
          </table:table-cell>
          <table:table-cell office:value-type="float" office:value="49.6522" calcext:value-type="float">
            <text:p>49.652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5]+1" office:value-type="float" office:value="4" calcext:value-type="float">
            <text:p>4</text:p>
          </table:table-cell>
        </table:table-row>
        <table:table-row table:style-name="ro3">
          <table:table-cell office:value-type="float" office:value="13.6016" calcext:value-type="float">
            <text:p>13.6016</text:p>
          </table:table-cell>
          <table:table-cell office:value-type="float" office:value="9" calcext:value-type="float">
            <text:p>9</text:p>
          </table:table-cell>
          <table:table-cell office:value-type="float" office:value="44.7192" calcext:value-type="float">
            <text:p>44.719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6]+1" office:value-type="float" office:value="5" calcext:value-type="float">
            <text:p>5</text:p>
          </table:table-cell>
        </table:table-row>
        <table:table-row table:style-name="ro3">
          <table:table-cell office:value-type="float" office:value="19.8349" calcext:value-type="float">
            <text:p>19.8349</text:p>
          </table:table-cell>
          <table:table-cell office:value-type="float" office:value="12" calcext:value-type="float">
            <text:p>12</text:p>
          </table:table-cell>
          <table:table-cell office:value-type="float" office:value="55.3679" calcext:value-type="float">
            <text:p>55.367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7]+1" office:value-type="float" office:value="6" calcext:value-type="float">
            <text:p>6</text:p>
          </table:table-cell>
        </table:table-row>
        <table:table-row table:style-name="ro3">
          <table:table-cell office:value-type="float" office:value="58.4154" calcext:value-type="float">
            <text:p>58.4154</text:p>
          </table:table-cell>
          <table:table-cell office:value-type="float" office:value="5" calcext:value-type="float">
            <text:p>5</text:p>
          </table:table-cell>
          <table:table-cell office:value-type="float" office:value="54.8729" calcext:value-type="float">
            <text:p>54.87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7.40536" calcext:value-type="float">
            <text:p>7.40536</text:p>
          </table:table-cell>
          <table:table-cell office:value-type="float" office:value="9" calcext:value-type="float">
            <text:p>9</text:p>
          </table:table-cell>
          <table:table-cell office:value-type="float" office:value="53.1169" calcext:value-type="float">
            <text:p>53.116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9]+1" office:value-type="float" office:value="8" calcext:value-type="float">
            <text:p>8</text:p>
          </table:table-cell>
        </table:table-row>
        <table:table-row table:style-name="ro3">
          <table:table-cell office:value-type="float" office:value="44.3198" calcext:value-type="float">
            <text:p>44.3198</text:p>
          </table:table-cell>
          <table:table-cell office:value-type="float" office:value="8" calcext:value-type="float">
            <text:p>8</text:p>
          </table:table-cell>
          <table:table-cell office:value-type="float" office:value="42.5991" calcext:value-type="float">
            <text:p>42.599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10]+1" office:value-type="float" office:value="9" calcext:value-type="float">
            <text:p>9</text:p>
          </table:table-cell>
        </table:table-row>
        <table:table-row table:style-name="ro3">
          <table:table-cell office:value-type="float" office:value="27.8172" calcext:value-type="float">
            <text:p>27.8172</text:p>
          </table:table-cell>
          <table:table-cell office:value-type="float" office:value="12" calcext:value-type="float">
            <text:p>12</text:p>
          </table:table-cell>
          <table:table-cell office:value-type="float" office:value="54.8451" calcext:value-type="float">
            <text:p>54.845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11]+1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8.2644" calcext:value-type="float">
            <text:p>28.2644</text:p>
          </table:table-cell>
          <table:table-cell office:value-type="float" office:value="5" calcext:value-type="float">
            <text:p>5</text:p>
          </table:table-cell>
          <table:table-cell office:value-type="float" office:value="52.415" calcext:value-type="float">
            <text:p>52.41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G12]+1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8.2561" calcext:value-type="float">
            <text:p>38.2561</text:p>
          </table:table-cell>
          <table:table-cell office:value-type="float" office:value="4" calcext:value-type="float">
            <text:p>4</text:p>
          </table:table-cell>
          <table:table-cell office:value-type="float" office:value="47.2006" calcext:value-type="float">
            <text:p>47.200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13]+1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67.5661" calcext:value-type="float">
            <text:p>67.5661</text:p>
          </table:table-cell>
          <table:table-cell office:value-type="float" office:value="9" calcext:value-type="float">
            <text:p>9</text:p>
          </table:table-cell>
          <table:table-cell office:value-type="float" office:value="45.5944" calcext:value-type="float">
            <text:p>45.594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14]+1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44.9794" calcext:value-type="float">
            <text:p>44.9794</text:p>
          </table:table-cell>
          <table:table-cell office:value-type="float" office:value="11" calcext:value-type="float">
            <text:p>11</text:p>
          </table:table-cell>
          <table:table-cell office:value-type="float" office:value="48.8283" calcext:value-type="float">
            <text:p>48.828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15]+1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71.0972" calcext:value-type="float">
            <text:p>71.0972</text:p>
          </table:table-cell>
          <table:table-cell office:value-type="float" office:value="5" calcext:value-type="float">
            <text:p>5</text:p>
          </table:table-cell>
          <table:table-cell office:value-type="float" office:value="46.3068" calcext:value-type="float">
            <text:p>46.306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16]+1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0.1622" calcext:value-type="float">
            <text:p>40.1622</text:p>
          </table:table-cell>
          <table:table-cell office:value-type="float" office:value="8" calcext:value-type="float">
            <text:p>8</text:p>
          </table:table-cell>
          <table:table-cell office:value-type="float" office:value="57.3935" calcext:value-type="float">
            <text:p>57.393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17]+1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7.2316" calcext:value-type="float">
            <text:p>17.2316</text:p>
          </table:table-cell>
          <table:table-cell office:value-type="float" office:value="11" calcext:value-type="float">
            <text:p>11</text:p>
          </table:table-cell>
          <table:table-cell office:value-type="float" office:value="44.3445" calcext:value-type="float">
            <text:p>44.344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18]+1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9.6069" calcext:value-type="float">
            <text:p>29.6069</text:p>
          </table:table-cell>
          <table:table-cell office:value-type="float" office:value="13" calcext:value-type="float">
            <text:p>13</text:p>
          </table:table-cell>
          <table:table-cell office:value-type="float" office:value="58.5024" calcext:value-type="float">
            <text:p>58.50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19]+1" office:value-type="float" office:value="18" calcext:value-type="float">
            <text:p>18</text:p>
          </table:table-cell>
        </table:table-row>
        <table:table-row table:style-name="ro3">
          <table:table-cell office:value-type="float" office:value="74.3097" calcext:value-type="float">
            <text:p>74.3097</text:p>
          </table:table-cell>
          <table:table-cell office:value-type="float" office:value="11" calcext:value-type="float">
            <text:p>11</text:p>
          </table:table-cell>
          <table:table-cell office:value-type="float" office:value="46.6814" calcext:value-type="float">
            <text:p>46.68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20]+1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99.7791" calcext:value-type="float">
            <text:p>99.7791</text:p>
          </table:table-cell>
          <table:table-cell office:value-type="float" office:value="12" calcext:value-type="float">
            <text:p>12</text:p>
          </table:table-cell>
          <table:table-cell office:value-type="float" office:value="54.2724" calcext:value-type="float">
            <text:p>54.27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21]+1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4.2473" calcext:value-type="float">
            <text:p>54.2473</text:p>
          </table:table-cell>
          <table:table-cell office:value-type="float" office:value="6" calcext:value-type="float">
            <text:p>6</text:p>
          </table:table-cell>
          <table:table-cell office:value-type="float" office:value="54.823" calcext:value-type="float">
            <text:p>54.8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22]+1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.77055" calcext:value-type="float">
            <text:p>1.77055</text:p>
          </table:table-cell>
          <table:table-cell office:value-type="float" office:value="12" calcext:value-type="float">
            <text:p>12</text:p>
          </table:table-cell>
          <table:table-cell office:value-type="float" office:value="41.2611" calcext:value-type="float">
            <text:p>41.26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23]+1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95.5698" calcext:value-type="float">
            <text:p>95.5698</text:p>
          </table:table-cell>
          <table:table-cell office:value-type="float" office:value="11" calcext:value-type="float">
            <text:p>11</text:p>
          </table:table-cell>
          <table:table-cell office:value-type="float" office:value="50.5549" calcext:value-type="float">
            <text:p>50.554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24]+1" office:value-type="float" office:value="23" calcext:value-type="float">
            <text:p>23</text:p>
          </table:table-cell>
        </table:table-row>
        <table:table-row table:style-name="ro3">
          <table:table-cell office:value-type="float" office:value="72.9346" calcext:value-type="float">
            <text:p>72.9346</text:p>
          </table:table-cell>
          <table:table-cell office:value-type="float" office:value="10" calcext:value-type="float">
            <text:p>10</text:p>
          </table:table-cell>
          <table:table-cell office:value-type="float" office:value="46.7651" calcext:value-type="float">
            <text:p>46.765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G25]+1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0.188238" calcext:value-type="float">
            <text:p>0.188238</text:p>
          </table:table-cell>
          <table:table-cell office:value-type="float" office:value="7" calcext:value-type="float">
            <text:p>7</text:p>
          </table:table-cell>
          <table:table-cell office:value-type="float" office:value="53.2174" calcext:value-type="float">
            <text:p>53.21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26]+1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3.96553" calcext:value-type="float">
            <text:p>3.96553</text:p>
          </table:table-cell>
          <table:table-cell office:value-type="float" office:value="9" calcext:value-type="float">
            <text:p>9</text:p>
          </table:table-cell>
          <table:table-cell office:value-type="float" office:value="57.0538" calcext:value-type="float">
            <text:p>57.05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27]+1" office:value-type="float" office:value="26" calcext:value-type="float">
            <text:p>26</text:p>
          </table:table-cell>
        </table:table-row>
        <table:table-row table:style-name="ro3">
          <table:table-cell office:value-type="float" office:value="48.8108" calcext:value-type="float">
            <text:p>48.8108</text:p>
          </table:table-cell>
          <table:table-cell office:value-type="float" office:value="9" calcext:value-type="float">
            <text:p>9</text:p>
          </table:table-cell>
          <table:table-cell office:value-type="float" office:value="46.389" calcext:value-type="float">
            <text:p>46.38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28]+1" office:value-type="float" office:value="27" calcext:value-type="float">
            <text:p>27</text:p>
          </table:table-cell>
        </table:table-row>
        <table:table-row table:style-name="ro3">
          <table:table-cell office:value-type="float" office:value="56.6919" calcext:value-type="float">
            <text:p>56.6919</text:p>
          </table:table-cell>
          <table:table-cell office:value-type="float" office:value="12" calcext:value-type="float">
            <text:p>12</text:p>
          </table:table-cell>
          <table:table-cell office:value-type="float" office:value="53.4731" calcext:value-type="float">
            <text:p>53.47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29]+1"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9.4113" calcext:value-type="float">
            <text:p>19.4113</text:p>
          </table:table-cell>
          <table:table-cell office:value-type="float" office:value="13" calcext:value-type="float">
            <text:p>13</text:p>
          </table:table-cell>
          <table:table-cell office:value-type="float" office:value="40.8962" calcext:value-type="float">
            <text:p>40.896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30]+1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36.5009" calcext:value-type="float">
            <text:p>36.5009</text:p>
          </table:table-cell>
          <table:table-cell office:value-type="float" office:value="12" calcext:value-type="float">
            <text:p>12</text:p>
          </table:table-cell>
          <table:table-cell office:value-type="float" office:value="51.6651" calcext:value-type="float">
            <text:p>51.66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31]+1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53.2436" calcext:value-type="float">
            <text:p>53.2436</text:p>
          </table:table-cell>
          <table:table-cell office:value-type="float" office:value="16" calcext:value-type="float">
            <text:p>16</text:p>
          </table:table-cell>
          <table:table-cell office:value-type="float" office:value="49.7805" calcext:value-type="float">
            <text:p>49.78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32]+1" office:value-type="float" office:value="31" calcext:value-type="float">
            <text:p>31</text:p>
          </table:table-cell>
        </table:table-row>
        <table:table-row table:style-name="ro3">
          <table:table-cell office:value-type="float" office:value="52.7778" calcext:value-type="float">
            <text:p>52.7778</text:p>
          </table:table-cell>
          <table:table-cell office:value-type="float" office:value="5" calcext:value-type="float">
            <text:p>5</text:p>
          </table:table-cell>
          <table:table-cell office:value-type="float" office:value="42.6164" calcext:value-type="float">
            <text:p>42.616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G33]+1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5.82648" calcext:value-type="float">
            <text:p>5.82648</text:p>
          </table:table-cell>
          <table:table-cell office:value-type="float" office:value="13" calcext:value-type="float">
            <text:p>13</text:p>
          </table:table-cell>
          <table:table-cell office:value-type="float" office:value="46.6598" calcext:value-type="float">
            <text:p>46.659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G34]+1" office:value-type="float" office:value="33" calcext:value-type="float">
            <text:p>33</text:p>
          </table:table-cell>
        </table:table-row>
        <table:table-row table:style-name="ro3">
          <table:table-cell office:value-type="float" office:value="8.08443" calcext:value-type="float">
            <text:p>8.08443</text:p>
          </table:table-cell>
          <table:table-cell office:value-type="float" office:value="12" calcext:value-type="float">
            <text:p>12</text:p>
          </table:table-cell>
          <table:table-cell office:value-type="float" office:value="59.9583" calcext:value-type="float">
            <text:p>59.958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G35]+1" office:value-type="float" office:value="34" calcext:value-type="float">
            <text:p>34</text:p>
          </table:table-cell>
        </table:table-row>
        <table:table-row table:style-name="ro3">
          <table:table-cell office:value-type="float" office:value="98.5893" calcext:value-type="float">
            <text:p>98.5893</text:p>
          </table:table-cell>
          <table:table-cell office:value-type="float" office:value="7" calcext:value-type="float">
            <text:p>7</text:p>
          </table:table-cell>
          <table:table-cell office:value-type="float" office:value="48.5852" calcext:value-type="float">
            <text:p>48.585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G36]+1" office:value-type="float" office:value="35" calcext:value-type="float">
            <text:p>35</text:p>
          </table:table-cell>
        </table:table-row>
        <table:table-row table:style-name="ro3">
          <table:table-cell office:value-type="float" office:value="45.7838" calcext:value-type="float">
            <text:p>45.7838</text:p>
          </table:table-cell>
          <table:table-cell office:value-type="float" office:value="8" calcext:value-type="float">
            <text:p>8</text:p>
          </table:table-cell>
          <table:table-cell office:value-type="float" office:value="58.1421" calcext:value-type="float">
            <text:p>58.14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G37]+1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29.029" calcext:value-type="float">
            <text:p>29.029</text:p>
          </table:table-cell>
          <table:table-cell office:value-type="float" office:value="10" calcext:value-type="float">
            <text:p>10</text:p>
          </table:table-cell>
          <table:table-cell office:value-type="float" office:value="42.4146" calcext:value-type="float">
            <text:p>42.414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G38]+1" office:value-type="float" office:value="37" calcext:value-type="float">
            <text:p>37</text:p>
          </table:table-cell>
        </table:table-row>
        <table:table-row table:style-name="ro3">
          <table:table-cell office:value-type="float" office:value="93.458" calcext:value-type="float">
            <text:p>93.458</text:p>
          </table:table-cell>
          <table:table-cell office:value-type="float" office:value="8" calcext:value-type="float">
            <text:p>8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G39]+1" office:value-type="float" office:value="38" calcext:value-type="float">
            <text:p>38</text:p>
          </table:table-cell>
        </table:table-row>
        <table:table-row table:style-name="ro3">
          <table:table-cell office:value-type="float" office:value="12.529" calcext:value-type="float">
            <text:p>12.529</text:p>
          </table:table-cell>
          <table:table-cell office:value-type="float" office:value="16" calcext:value-type="float">
            <text:p>16</text:p>
          </table:table-cell>
          <table:table-cell office:value-type="float" office:value="62.372" calcext:value-type="float">
            <text:p>62.37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[.G40]+1" office:value-type="float" office:value="39" calcext:value-type="float">
            <text:p>39</text:p>
          </table:table-cell>
        </table:table-row>
        <table:table-row table:style-name="ro3">
          <table:table-cell office:value-type="float" office:value="43.2653" calcext:value-type="float">
            <text:p>43.2653</text:p>
          </table:table-cell>
          <table:table-cell office:value-type="float" office:value="10" calcext:value-type="float">
            <text:p>10</text:p>
          </table:table-cell>
          <table:table-cell office:value-type="float" office:value="45.6835" calcext:value-type="float">
            <text:p>45.683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[.G41]+1" office:value-type="float" office:value="40" calcext:value-type="float">
            <text:p>40</text:p>
          </table:table-cell>
        </table:table-row>
        <table:table-row table:style-name="ro3">
          <table:table-cell office:value-type="float" office:value="19.4368" calcext:value-type="float">
            <text:p>19.4368</text:p>
          </table:table-cell>
          <table:table-cell office:value-type="float" office:value="16" calcext:value-type="float">
            <text:p>16</text:p>
          </table:table-cell>
          <table:table-cell office:value-type="float" office:value="45.319" calcext:value-type="float">
            <text:p>45.31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G42]+1" office:value-type="float" office:value="41" calcext:value-type="float">
            <text:p>41</text:p>
          </table:table-cell>
        </table:table-row>
        <table:table-row table:style-name="ro3">
          <table:table-cell office:value-type="float" office:value="69.4786" calcext:value-type="float">
            <text:p>69.4786</text:p>
          </table:table-cell>
          <table:table-cell office:value-type="float" office:value="8" calcext:value-type="float">
            <text:p>8</text:p>
          </table:table-cell>
          <table:table-cell office:value-type="float" office:value="47.5288" calcext:value-type="float">
            <text:p>47.5288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[.G43]+1" office:value-type="float" office:value="42" calcext:value-type="float">
            <text:p>42</text:p>
          </table:table-cell>
        </table:table-row>
        <table:table-row table:style-name="ro3">
          <table:table-cell office:value-type="float" office:value="19.5163" calcext:value-type="float">
            <text:p>19.5163</text:p>
          </table:table-cell>
          <table:table-cell office:value-type="float" office:value="12" calcext:value-type="float">
            <text:p>12</text:p>
          </table:table-cell>
          <table:table-cell office:value-type="float" office:value="44.4224" calcext:value-type="float">
            <text:p>44.4224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G44]+1" office:value-type="float" office:value="43" calcext:value-type="float">
            <text:p>43</text:p>
          </table:table-cell>
        </table:table-row>
        <table:table-row table:style-name="ro3">
          <table:table-cell office:value-type="float" office:value="72.8157" calcext:value-type="float">
            <text:p>72.8157</text:p>
          </table:table-cell>
          <table:table-cell office:value-type="float" office:value="12" calcext:value-type="float">
            <text:p>12</text:p>
          </table:table-cell>
          <table:table-cell office:value-type="float" office:value="60.4582" calcext:value-type="float">
            <text:p>60.458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[.G45]+1" office:value-type="float" office:value="44" calcext:value-type="float">
            <text:p>44</text:p>
          </table:table-cell>
        </table:table-row>
        <table:table-row table:style-name="ro3">
          <table:table-cell office:value-type="float" office:value="48.2404" calcext:value-type="float">
            <text:p>48.2404</text:p>
          </table:table-cell>
          <table:table-cell office:value-type="float" office:value="15" calcext:value-type="float">
            <text:p>15</text:p>
          </table:table-cell>
          <table:table-cell office:value-type="float" office:value="37.7969" calcext:value-type="float">
            <text:p>37.796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formula="of:=[.G46]+1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3.4087" calcext:value-type="float">
            <text:p>73.4087</text:p>
          </table:table-cell>
          <table:table-cell office:value-type="float" office:value="11" calcext:value-type="float">
            <text:p>11</text:p>
          </table:table-cell>
          <table:table-cell office:value-type="float" office:value="58.5717" calcext:value-type="float">
            <text:p>58.571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[.G47]+1" office:value-type="float" office:value="46" calcext:value-type="float">
            <text:p>46</text:p>
          </table:table-cell>
        </table:table-row>
        <table:table-row table:style-name="ro3">
          <table:table-cell office:value-type="float" office:value="34.45" calcext:value-type="float">
            <text:p>34.45</text:p>
          </table:table-cell>
          <table:table-cell office:value-type="float" office:value="10" calcext:value-type="float">
            <text:p>10</text:p>
          </table:table-cell>
          <table:table-cell office:value-type="float" office:value="49.7124" calcext:value-type="float">
            <text:p>49.712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formula="of:=[.G48]+1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5.2176" calcext:value-type="float">
            <text:p>15.2176</text:p>
          </table:table-cell>
          <table:table-cell office:value-type="float" office:value="9" calcext:value-type="float">
            <text:p>9</text:p>
          </table:table-cell>
          <table:table-cell office:value-type="float" office:value="51.8077" calcext:value-type="float">
            <text:p>51.807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[.G49]+1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68.3478" calcext:value-type="float">
            <text:p>68.3478</text:p>
          </table:table-cell>
          <table:table-cell office:value-type="float" office:value="7" calcext:value-type="float">
            <text:p>7</text:p>
          </table:table-cell>
          <table:table-cell office:value-type="float" office:value="40.1906" calcext:value-type="float">
            <text:p>40.1906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formula="of:=[.G50]+1" office:value-type="float" office:value="49" calcext:value-type="float">
            <text:p>49</text:p>
          </table:table-cell>
        </table:table-row>
        <table:table-row table:style-name="ro3">
          <table:table-cell office:value-type="float" office:value="19.6103" calcext:value-type="float">
            <text:p>19.6103</text:p>
          </table:table-cell>
          <table:table-cell office:value-type="float" office:value="10" calcext:value-type="float">
            <text:p>10</text:p>
          </table:table-cell>
          <table:table-cell office:value-type="float" office:value="47.3718" calcext:value-type="float">
            <text:p>47.3718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formula="of:=[.G51]+1" office:value-type="float" office:value="50" calcext:value-type="float">
            <text:p>50</text:p>
          </table:table-cell>
        </table:table-row>
        <table:table-row table:style-name="ro3">
          <table:table-cell office:value-type="float" office:value="13.3353" calcext:value-type="float">
            <text:p>13.3353</text:p>
          </table:table-cell>
          <table:table-cell office:value-type="float" office:value="11" calcext:value-type="float">
            <text:p>11</text:p>
          </table:table-cell>
          <table:table-cell office:value-type="float" office:value="49.288" calcext:value-type="float">
            <text:p>49.288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formula="of:=[.G52]+1" office:value-type="float" office:value="51" calcext:value-type="float">
            <text:p>51</text:p>
          </table:table-cell>
        </table:table-row>
        <table:table-row table:style-name="ro3">
          <table:table-cell office:value-type="float" office:value="83.8918" calcext:value-type="float">
            <text:p>83.8918</text:p>
          </table:table-cell>
          <table:table-cell office:value-type="float" office:value="13" calcext:value-type="float">
            <text:p>13</text:p>
          </table:table-cell>
          <table:table-cell office:value-type="float" office:value="41.3814" calcext:value-type="float">
            <text:p>41.3814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formula="of:=[.G53]+1" office:value-type="float" office:value="52" calcext:value-type="float">
            <text:p>52</text:p>
          </table:table-cell>
        </table:table-row>
        <table:table-row table:style-name="ro3">
          <table:table-cell office:value-type="float" office:value="41.8785" calcext:value-type="float">
            <text:p>41.8785</text:p>
          </table:table-cell>
          <table:table-cell office:value-type="float" office:value="8" calcext:value-type="float">
            <text:p>8</text:p>
          </table:table-cell>
          <table:table-cell office:value-type="float" office:value="52.2127" calcext:value-type="float">
            <text:p>52.2127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[.G54]+1" office:value-type="float" office:value="53" calcext:value-type="float">
            <text:p>53</text:p>
          </table:table-cell>
        </table:table-row>
        <table:table-row table:style-name="ro3">
          <table:table-cell office:value-type="float" office:value="45.2934" calcext:value-type="float">
            <text:p>45.2934</text:p>
          </table:table-cell>
          <table:table-cell office:value-type="float" office:value="17" calcext:value-type="float">
            <text:p>17</text:p>
          </table:table-cell>
          <table:table-cell office:value-type="float" office:value="53.7258" calcext:value-type="float">
            <text:p>53.72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formula="of:=[.G55]+1" office:value-type="float" office:value="54" calcext:value-type="float">
            <text:p>54</text:p>
          </table:table-cell>
        </table:table-row>
        <table:table-row table:style-name="ro3">
          <table:table-cell office:value-type="float" office:value="73.4173" calcext:value-type="float">
            <text:p>73.4173</text:p>
          </table:table-cell>
          <table:table-cell office:value-type="float" office:value="10" calcext:value-type="float">
            <text:p>10</text:p>
          </table:table-cell>
          <table:table-cell office:value-type="float" office:value="49.2128" calcext:value-type="float">
            <text:p>49.2128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[.G56]+1" office:value-type="float" office:value="55" calcext:value-type="float">
            <text:p>55</text:p>
          </table:table-cell>
        </table:table-row>
        <table:table-row table:style-name="ro3">
          <table:table-cell office:value-type="float" office:value="23.2884" calcext:value-type="float">
            <text:p>23.2884</text:p>
          </table:table-cell>
          <table:table-cell office:value-type="float" office:value="7" calcext:value-type="float">
            <text:p>7</text:p>
          </table:table-cell>
          <table:table-cell office:value-type="float" office:value="52.8355" calcext:value-type="float">
            <text:p>52.835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G57]+1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82.6672" calcext:value-type="float">
            <text:p>82.6672</text:p>
          </table:table-cell>
          <table:table-cell office:value-type="float" office:value="11" calcext:value-type="float">
            <text:p>11</text:p>
          </table:table-cell>
          <table:table-cell office:value-type="float" office:value="47.6106" calcext:value-type="float">
            <text:p>47.610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formula="of:=[.G58]+1" office:value-type="float" office:value="57" calcext:value-type="float">
            <text:p>57</text:p>
          </table:table-cell>
        </table:table-row>
        <table:table-row table:style-name="ro3">
          <table:table-cell office:value-type="float" office:value="88.6173" calcext:value-type="float">
            <text:p>88.6173</text:p>
          </table:table-cell>
          <table:table-cell office:value-type="float" office:value="12" calcext:value-type="float">
            <text:p>12</text:p>
          </table:table-cell>
          <table:table-cell office:value-type="float" office:value="49.5165" calcext:value-type="float">
            <text:p>49.516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G59]+1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96.6204" calcext:value-type="float">
            <text:p>96.6204</text:p>
          </table:table-cell>
          <table:table-cell office:value-type="float" office:value="13" calcext:value-type="float">
            <text:p>13</text:p>
          </table:table-cell>
          <table:table-cell office:value-type="float" office:value="45.5113" calcext:value-type="float">
            <text:p>45.511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formula="of:=[.G60]+1" office:value-type="float" office:value="59" calcext:value-type="float">
            <text:p>59</text:p>
          </table:table-cell>
        </table:table-row>
        <table:table-row table:style-name="ro3">
          <table:table-cell office:value-type="float" office:value="4.49306" calcext:value-type="float">
            <text:p>4.49306</text:p>
          </table:table-cell>
          <table:table-cell office:value-type="float" office:value="7" calcext:value-type="float">
            <text:p>7</text:p>
          </table:table-cell>
          <table:table-cell office:value-type="float" office:value="55.8129" calcext:value-type="float">
            <text:p>55.8129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[.G61]+1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57.3324" calcext:value-type="float">
            <text:p>57.3324</text:p>
          </table:table-cell>
          <table:table-cell office:value-type="float" office:value="6" calcext:value-type="float">
            <text:p>6</text:p>
          </table:table-cell>
          <table:table-cell office:value-type="float" office:value="52.5187" calcext:value-type="float">
            <text:p>52.518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[.G62]+1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92.4727" calcext:value-type="float">
            <text:p>92.4727</text:p>
          </table:table-cell>
          <table:table-cell office:value-type="float" office:value="11" calcext:value-type="float">
            <text:p>11</text:p>
          </table:table-cell>
          <table:table-cell office:value-type="float" office:value="45.8323" calcext:value-type="float">
            <text:p>45.832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[.G63]+1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62.2787" calcext:value-type="float">
            <text:p>62.2787</text:p>
          </table:table-cell>
          <table:table-cell office:value-type="float" office:value="4" calcext:value-type="float">
            <text:p>4</text:p>
          </table:table-cell>
          <table:table-cell office:value-type="float" office:value="49.4152" calcext:value-type="float">
            <text:p>49.415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G64]+1" office:value-type="float" office:value="63" calcext:value-type="float">
            <text:p>63</text:p>
          </table:table-cell>
        </table:table-row>
        <table:table-row table:style-name="ro3">
          <table:table-cell office:value-type="float" office:value="81.9329" calcext:value-type="float">
            <text:p>81.9329</text:p>
          </table:table-cell>
          <table:table-cell office:value-type="float" office:value="4" calcext:value-type="float">
            <text:p>4</text:p>
          </table:table-cell>
          <table:table-cell office:value-type="float" office:value="52.9051" calcext:value-type="float">
            <text:p>52.905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G65]+1" office:value-type="float" office:value="64" calcext:value-type="float">
            <text:p>64</text:p>
          </table:table-cell>
        </table:table-row>
        <table:table-row table:style-name="ro3">
          <table:table-cell office:value-type="float" office:value="37.8212" calcext:value-type="float">
            <text:p>37.8212</text:p>
          </table:table-cell>
          <table:table-cell office:value-type="float" office:value="6" calcext:value-type="float">
            <text:p>6</text:p>
          </table:table-cell>
          <table:table-cell office:value-type="float" office:value="52.0437" calcext:value-type="float">
            <text:p>52.04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66]+1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91.7061" calcext:value-type="float">
            <text:p>91.7061</text:p>
          </table:table-cell>
          <table:table-cell office:value-type="float" office:value="10" calcext:value-type="float">
            <text:p>10</text:p>
          </table:table-cell>
          <table:table-cell office:value-type="float" office:value="53.7328" calcext:value-type="float">
            <text:p>53.732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67]+1" office:value-type="float" office:value="66" calcext:value-type="float">
            <text:p>66</text:p>
          </table:table-cell>
        </table:table-row>
        <table:table-row table:style-name="ro3">
          <table:table-cell office:value-type="float" office:value="96.9773" calcext:value-type="float">
            <text:p>96.9773</text:p>
          </table:table-cell>
          <table:table-cell office:value-type="float" office:value="12" calcext:value-type="float">
            <text:p>12</text:p>
          </table:table-cell>
          <table:table-cell office:value-type="float" office:value="53.6497" calcext:value-type="float">
            <text:p>53.64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68]+1" office:value-type="float" office:value="67" calcext:value-type="float">
            <text:p>67</text:p>
          </table:table-cell>
        </table:table-row>
        <table:table-row table:style-name="ro3">
          <table:table-cell office:value-type="float" office:value="7.5775" calcext:value-type="float">
            <text:p>7.5775</text:p>
          </table:table-cell>
          <table:table-cell office:value-type="float" office:value="9" calcext:value-type="float">
            <text:p>9</text:p>
          </table:table-cell>
          <table:table-cell office:value-type="float" office:value="40.3333" calcext:value-type="float">
            <text:p>40.33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69]+1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42.3" calcext:value-type="float">
            <text:p>42.3</text:p>
          </table:table-cell>
          <table:table-cell office:value-type="float" office:value="16" calcext:value-type="float">
            <text:p>16</text:p>
          </table:table-cell>
          <table:table-cell office:value-type="float" office:value="55.3411" calcext:value-type="float">
            <text:p>55.34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70]+1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19.8795" calcext:value-type="float">
            <text:p>19.8795</text:p>
          </table:table-cell>
          <table:table-cell office:value-type="float" office:value="7" calcext:value-type="float">
            <text:p>7</text:p>
          </table:table-cell>
          <table:table-cell office:value-type="float" office:value="50.3274" calcext:value-type="float">
            <text:p>50.327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71]+1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46.7734" calcext:value-type="float">
            <text:p>46.7734</text:p>
          </table:table-cell>
          <table:table-cell office:value-type="float" office:value="14" calcext:value-type="float">
            <text:p>14</text:p>
          </table:table-cell>
          <table:table-cell office:value-type="float" office:value="53.7829" calcext:value-type="float">
            <text:p>53.78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72]+1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85.2993" calcext:value-type="float">
            <text:p>85.2993</text:p>
          </table:table-cell>
          <table:table-cell office:value-type="float" office:value="13" calcext:value-type="float">
            <text:p>13</text:p>
          </table:table-cell>
          <table:table-cell office:value-type="float" office:value="53.4933" calcext:value-type="float">
            <text:p>53.493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73]+1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86.0466" calcext:value-type="float">
            <text:p>86.0466</text:p>
          </table:table-cell>
          <table:table-cell office:value-type="float" office:value="6" calcext:value-type="float">
            <text:p>6</text:p>
          </table:table-cell>
          <table:table-cell office:value-type="float" office:value="50.8843" calcext:value-type="float">
            <text:p>50.884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74]+1" office:value-type="float" office:value="73" calcext:value-type="float">
            <text:p>73</text:p>
          </table:table-cell>
        </table:table-row>
        <table:table-row table:style-name="ro3">
          <table:table-cell office:value-type="float" office:value="38.7063" calcext:value-type="float">
            <text:p>38.7063</text:p>
          </table:table-cell>
          <table:table-cell office:value-type="float" office:value="10" calcext:value-type="float">
            <text:p>10</text:p>
          </table:table-cell>
          <table:table-cell office:value-type="float" office:value="45.9625" calcext:value-type="float">
            <text:p>45.9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75]+1" office:value-type="float" office:value="74" calcext:value-type="float">
            <text:p>74</text:p>
          </table:table-cell>
        </table:table-row>
        <table:table-row table:style-name="ro3">
          <table:table-cell office:value-type="float" office:value="23.5985" calcext:value-type="float">
            <text:p>23.5985</text:p>
          </table:table-cell>
          <table:table-cell office:value-type="float" office:value="12" calcext:value-type="float">
            <text:p>12</text:p>
          </table:table-cell>
          <table:table-cell office:value-type="float" office:value="44.2017" calcext:value-type="float">
            <text:p>44.20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76]+1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5.7291" calcext:value-type="float">
            <text:p>25.7291</text:p>
          </table:table-cell>
          <table:table-cell office:value-type="float" office:value="13" calcext:value-type="float">
            <text:p>13</text:p>
          </table:table-cell>
          <table:table-cell office:value-type="float" office:value="47.4085" calcext:value-type="float">
            <text:p>47.408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77]+1" office:value-type="float" office:value="76" calcext:value-type="float">
            <text:p>76</text:p>
          </table:table-cell>
        </table:table-row>
        <table:table-row table:style-name="ro3">
          <table:table-cell office:value-type="float" office:value="65.8983" calcext:value-type="float">
            <text:p>65.8983</text:p>
          </table:table-cell>
          <table:table-cell office:value-type="float" office:value="13" calcext:value-type="float">
            <text:p>13</text:p>
          </table:table-cell>
          <table:table-cell office:value-type="float" office:value="42.8884" calcext:value-type="float">
            <text:p>42.888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78]+1" office:value-type="float" office:value="77" calcext:value-type="float">
            <text:p>77</text:p>
          </table:table-cell>
        </table:table-row>
        <table:table-row table:style-name="ro3">
          <table:table-cell office:value-type="float" office:value="13.7264" calcext:value-type="float">
            <text:p>13.7264</text:p>
          </table:table-cell>
          <table:table-cell office:value-type="float" office:value="11" calcext:value-type="float">
            <text:p>11</text:p>
          </table:table-cell>
          <table:table-cell office:value-type="float" office:value="50.4623" calcext:value-type="float">
            <text:p>50.462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79]+1" office:value-type="float" office:value="78" calcext:value-type="float">
            <text:p>78</text:p>
          </table:table-cell>
        </table:table-row>
        <table:table-row table:style-name="ro3">
          <table:table-cell office:value-type="float" office:value="71.9657" calcext:value-type="float">
            <text:p>71.9657</text:p>
          </table:table-cell>
          <table:table-cell office:value-type="float" office:value="15" calcext:value-type="float">
            <text:p>15</text:p>
          </table:table-cell>
          <table:table-cell office:value-type="float" office:value="49.0146" calcext:value-type="float">
            <text:p>49.01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80]+1" office:value-type="float" office:value="79" calcext:value-type="float">
            <text:p>79</text:p>
          </table:table-cell>
        </table:table-row>
        <table:table-row table:style-name="ro3">
          <table:table-cell office:value-type="float" office:value="30.1377" calcext:value-type="float">
            <text:p>30.1377</text:p>
          </table:table-cell>
          <table:table-cell office:value-type="float" office:value="7" calcext:value-type="float">
            <text:p>7</text:p>
          </table:table-cell>
          <table:table-cell office:value-type="float" office:value="40.5458" calcext:value-type="float">
            <text:p>40.545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81]+1" office:value-type="float" office:value="80" calcext:value-type="float">
            <text:p>80</text:p>
          </table:table-cell>
        </table:table-row>
        <table:table-row table:style-name="ro3">
          <table:table-cell office:value-type="float" office:value="42.5748" calcext:value-type="float">
            <text:p>42.5748</text:p>
          </table:table-cell>
          <table:table-cell office:value-type="float" office:value="15" calcext:value-type="float">
            <text:p>15</text:p>
          </table:table-cell>
          <table:table-cell office:value-type="float" office:value="52.4664" calcext:value-type="float">
            <text:p>52.466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82]+1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83.9262" calcext:value-type="float">
            <text:p>83.9262</text:p>
          </table:table-cell>
          <table:table-cell office:value-type="float" office:value="15" calcext:value-type="float">
            <text:p>15</text:p>
          </table:table-cell>
          <table:table-cell office:value-type="float" office:value="50.3155" calcext:value-type="float">
            <text:p>50.31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83]+1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68.8798" calcext:value-type="float">
            <text:p>68.8798</text:p>
          </table:table-cell>
          <table:table-cell office:value-type="float" office:value="11" calcext:value-type="float">
            <text:p>11</text:p>
          </table:table-cell>
          <table:table-cell office:value-type="float" office:value="51.5046" calcext:value-type="float">
            <text:p>51.504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84]+1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71.7344" calcext:value-type="float">
            <text:p>71.7344</text:p>
          </table:table-cell>
          <table:table-cell office:value-type="float" office:value="8" calcext:value-type="float">
            <text:p>8</text:p>
          </table:table-cell>
          <table:table-cell office:value-type="float" office:value="47.2662" calcext:value-type="float">
            <text:p>47.266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85]+1" office:value-type="float" office:value="84" calcext:value-type="float">
            <text:p>84</text:p>
          </table:table-cell>
        </table:table-row>
        <table:table-row table:style-name="ro3">
          <table:table-cell office:value-type="float" office:value="82.9574" calcext:value-type="float">
            <text:p>82.9574</text:p>
          </table:table-cell>
          <table:table-cell office:value-type="float" office:value="2" calcext:value-type="float">
            <text:p>2</text:p>
          </table:table-cell>
          <table:table-cell office:value-type="float" office:value="48.722" calcext:value-type="float">
            <text:p>48.72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86]+1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9.96584" calcext:value-type="float">
            <text:p>9.96584</text:p>
          </table:table-cell>
          <table:table-cell office:value-type="float" office:value="10" calcext:value-type="float">
            <text:p>10</text:p>
          </table:table-cell>
          <table:table-cell office:value-type="float" office:value="54.8873" calcext:value-type="float">
            <text:p>54.887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87]+1" office:value-type="float" office:value="86" calcext:value-type="float">
            <text:p>86</text:p>
          </table:table-cell>
        </table:table-row>
        <table:table-row table:style-name="ro3">
          <table:table-cell office:value-type="float" office:value="77.7621" calcext:value-type="float">
            <text:p>77.7621</text:p>
          </table:table-cell>
          <table:table-cell office:value-type="float" office:value="8" calcext:value-type="float">
            <text:p>8</text:p>
          </table:table-cell>
          <table:table-cell office:value-type="float" office:value="46.2162" calcext:value-type="float">
            <text:p>46.216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88]+1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32.7352" calcext:value-type="float">
            <text:p>32.7352</text:p>
          </table:table-cell>
          <table:table-cell office:value-type="float" office:value="7" calcext:value-type="float">
            <text:p>7</text:p>
          </table:table-cell>
          <table:table-cell office:value-type="float" office:value="48.8784" calcext:value-type="float">
            <text:p>48.87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G89]+1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28.0028" calcext:value-type="float">
            <text:p>28.0028</text:p>
          </table:table-cell>
          <table:table-cell office:value-type="float" office:value="5" calcext:value-type="float">
            <text:p>5</text:p>
          </table:table-cell>
          <table:table-cell office:value-type="float" office:value="45.3032" calcext:value-type="float">
            <text:p>45.303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90]+1" office:value-type="float" office:value="89" calcext:value-type="float">
            <text:p>89</text:p>
          </table:table-cell>
        </table:table-row>
        <table:table-row table:style-name="ro3">
          <table:table-cell office:value-type="float" office:value="20.6368" calcext:value-type="float">
            <text:p>20.6368</text:p>
          </table:table-cell>
          <table:table-cell office:value-type="float" office:value="11" calcext:value-type="float">
            <text:p>11</text:p>
          </table:table-cell>
          <table:table-cell office:value-type="float" office:value="54.0982" calcext:value-type="float">
            <text:p>54.098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91]+1" office:value-type="float" office:value="90" calcext:value-type="float">
            <text:p>90</text:p>
          </table:table-cell>
        </table:table-row>
        <table:table-row table:style-name="ro3">
          <table:table-cell office:value-type="float" office:value="97.93" calcext:value-type="float">
            <text:p>97.93</text:p>
          </table:table-cell>
          <table:table-cell office:value-type="float" office:value="5" calcext:value-type="float">
            <text:p>5</text:p>
          </table:table-cell>
          <table:table-cell office:value-type="float" office:value="47.985" calcext:value-type="float">
            <text:p>47.98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92]+1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51.2389" calcext:value-type="float">
            <text:p>51.2389</text:p>
          </table:table-cell>
          <table:table-cell office:value-type="float" office:value="11" calcext:value-type="float">
            <text:p>11</text:p>
          </table:table-cell>
          <table:table-cell office:value-type="float" office:value="53.7602" calcext:value-type="float">
            <text:p>53.760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93]+1" office:value-type="float" office:value="92" calcext:value-type="float">
            <text:p>92</text:p>
          </table:table-cell>
        </table:table-row>
        <table:table-row table:style-name="ro3">
          <table:table-cell office:value-type="float" office:value="92.319" calcext:value-type="float">
            <text:p>92.319</text:p>
          </table:table-cell>
          <table:table-cell office:value-type="float" office:value="11" calcext:value-type="float">
            <text:p>11</text:p>
          </table:table-cell>
          <table:table-cell office:value-type="float" office:value="48.2778" calcext:value-type="float">
            <text:p>48.277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94]+1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11.1911" calcext:value-type="float">
            <text:p>11.1911</text:p>
          </table:table-cell>
          <table:table-cell office:value-type="float" office:value="9" calcext:value-type="float">
            <text:p>9</text:p>
          </table:table-cell>
          <table:table-cell office:value-type="float" office:value="52.8953" calcext:value-type="float">
            <text:p>52.895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95]+1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17.504" calcext:value-type="float">
            <text:p>17.504</text:p>
          </table:table-cell>
          <table:table-cell office:value-type="float" office:value="12" calcext:value-type="float">
            <text:p>12</text:p>
          </table:table-cell>
          <table:table-cell office:value-type="float" office:value="42.1658" calcext:value-type="float">
            <text:p>42.165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96]+1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7.5884" calcext:value-type="float">
            <text:p>27.5884</text:p>
          </table:table-cell>
          <table:table-cell office:value-type="float" office:value="11" calcext:value-type="float">
            <text:p>11</text:p>
          </table:table-cell>
          <table:table-cell office:value-type="float" office:value="47.9519" calcext:value-type="float">
            <text:p>47.95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97]+1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99.3067" calcext:value-type="float">
            <text:p>99.3067</text:p>
          </table:table-cell>
          <table:table-cell office:value-type="float" office:value="11" calcext:value-type="float">
            <text:p>11</text:p>
          </table:table-cell>
          <table:table-cell office:value-type="float" office:value="48.7313" calcext:value-type="float">
            <text:p>48.731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98]+1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38.5288" calcext:value-type="float">
            <text:p>38.5288</text:p>
          </table:table-cell>
          <table:table-cell office:value-type="float" office:value="8" calcext:value-type="float">
            <text:p>8</text:p>
          </table:table-cell>
          <table:table-cell office:value-type="float" office:value="45.4239" calcext:value-type="float">
            <text:p>45.42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99]+1" office:value-type="float" office:value="98" calcext:value-type="float">
            <text:p>98</text:p>
          </table:table-cell>
        </table:table-row>
        <table:table-row table:style-name="ro3">
          <table:table-cell office:value-type="float" office:value="64.2875" calcext:value-type="float">
            <text:p>64.2875</text:p>
          </table:table-cell>
          <table:table-cell office:value-type="float" office:value="10" calcext:value-type="float">
            <text:p>10</text:p>
          </table:table-cell>
          <table:table-cell office:value-type="float" office:value="50.0862" calcext:value-type="float">
            <text:p>50.086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100]+1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75.8376" calcext:value-type="float">
            <text:p>75.8376</text:p>
          </table:table-cell>
          <table:table-cell office:value-type="float" office:value="10" calcext:value-type="float">
            <text:p>10</text:p>
          </table:table-cell>
          <table:table-cell office:value-type="float" office:value="50.0841" calcext:value-type="float">
            <text:p>50.084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101]+1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.1484" calcext:value-type="float">
            <text:p>15.1484</text:p>
          </table:table-cell>
          <table:table-cell office:value-type="float" office:value="0" calcext:value-type="float">
            <text:p>0</text:p>
          </table:table-cell>
          <table:table-cell office:value-type="float" office:value="41.5399" calcext:value-type="float">
            <text:p>41.539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4.4905" calcext:value-type="float">
            <text:p>14.4905</text:p>
          </table:table-cell>
          <table:table-cell/>
          <table:table-cell office:value-type="float" office:value="40.1613" calcext:value-type="float">
            <text:p>40.16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27.5829" calcext:value-type="float">
            <text:p>27.5829</text:p>
          </table:table-cell>
          <table:table-cell/>
          <table:table-cell office:value-type="float" office:value="56.094" calcext:value-type="float">
            <text:p>56.09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office:value-type="float" office:value="40.9523" calcext:value-type="float">
            <text:p>40.9523</text:p>
          </table:table-cell>
          <table:table-cell/>
          <table:table-cell office:value-type="float" office:value="50.1019" calcext:value-type="float">
            <text:p>50.101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60.3701" calcext:value-type="float">
            <text:p>60.3701</text:p>
          </table:table-cell>
          <table:table-cell/>
          <table:table-cell office:value-type="float" office:value="46.2591" calcext:value-type="float">
            <text:p>46.259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96.2498" calcext:value-type="float">
            <text:p>96.2498</text:p>
          </table:table-cell>
          <table:table-cell/>
          <table:table-cell office:value-type="float" office:value="44.7037" calcext:value-type="float">
            <text:p>44.7037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41.2006" calcext:value-type="float">
            <text:p>41.2006</text:p>
          </table:table-cell>
          <table:table-cell/>
          <table:table-cell office:value-type="float" office:value="49.9317" calcext:value-type="float">
            <text:p>49.931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51.4289" calcext:value-type="float">
            <text:p>51.4289</text:p>
          </table:table-cell>
          <table:table-cell/>
          <table:table-cell office:value-type="float" office:value="46.3618" calcext:value-type="float">
            <text:p>46.361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17.7798" calcext:value-type="float">
            <text:p>17.7798</text:p>
          </table:table-cell>
          <table:table-cell/>
          <table:table-cell office:value-type="float" office:value="45.4246" calcext:value-type="float">
            <text:p>45.424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3.0167" calcext:value-type="float">
            <text:p>53.0167</text:p>
          </table:table-cell>
          <table:table-cell/>
          <table:table-cell office:value-type="float" office:value="46.2734" calcext:value-type="float">
            <text:p>46.273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58.5409" calcext:value-type="float">
            <text:p>58.5409</text:p>
          </table:table-cell>
          <table:table-cell/>
          <table:table-cell office:value-type="float" office:value="49.3052" calcext:value-type="float">
            <text:p>49.305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46.4335" calcext:value-type="float">
            <text:p>46.4335</text:p>
          </table:table-cell>
          <table:table-cell/>
          <table:table-cell office:value-type="float" office:value="55.755" calcext:value-type="float">
            <text:p>55.75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40.0998" calcext:value-type="float">
            <text:p>40.0998</text:p>
          </table:table-cell>
          <table:table-cell/>
          <table:table-cell office:value-type="float" office:value="51.1281" calcext:value-type="float">
            <text:p>51.128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26.1465" calcext:value-type="float">
            <text:p>26.1465</text:p>
          </table:table-cell>
          <table:table-cell/>
          <table:table-cell office:value-type="float" office:value="53.178" calcext:value-type="float">
            <text:p>53.17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49.1485" calcext:value-type="float">
            <text:p>49.1485</text:p>
          </table:table-cell>
          <table:table-cell/>
          <table:table-cell office:value-type="float" office:value="53.7064" calcext:value-type="float">
            <text:p>53.706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54.9" calcext:value-type="float">
            <text:p>54.9</text:p>
          </table:table-cell>
          <table:table-cell/>
          <table:table-cell office:value-type="float" office:value="41.6308" calcext:value-type="float">
            <text:p>41.630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76.9588" calcext:value-type="float">
            <text:p>76.9588</text:p>
          </table:table-cell>
          <table:table-cell/>
          <table:table-cell office:value-type="float" office:value="53.5135" calcext:value-type="float">
            <text:p>53.513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36.6715" calcext:value-type="float">
            <text:p>36.6715</text:p>
          </table:table-cell>
          <table:table-cell/>
          <table:table-cell office:value-type="float" office:value="50.551" calcext:value-type="float">
            <text:p>50.55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51.7685" calcext:value-type="float">
            <text:p>51.7685</text:p>
          </table:table-cell>
          <table:table-cell/>
          <table:table-cell office:value-type="float" office:value="54.6582" calcext:value-type="float">
            <text:p>54.658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86.2027" calcext:value-type="float">
            <text:p>86.2027</text:p>
          </table:table-cell>
          <table:table-cell/>
          <table:table-cell office:value-type="float" office:value="50.2196" calcext:value-type="float">
            <text:p>50.219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40.2045" calcext:value-type="float">
            <text:p>40.2045</text:p>
          </table:table-cell>
          <table:table-cell/>
          <table:table-cell office:value-type="float" office:value="41.9339" calcext:value-type="float">
            <text:p>41.933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6.94104" calcext:value-type="float">
            <text:p>6.94104</text:p>
          </table:table-cell>
          <table:table-cell/>
          <table:table-cell office:value-type="float" office:value="53.3552" calcext:value-type="float">
            <text:p>53.355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68.2778" calcext:value-type="float">
            <text:p>68.2778</text:p>
          </table:table-cell>
          <table:table-cell/>
          <table:table-cell office:value-type="float" office:value="46.6248" calcext:value-type="float">
            <text:p>46.624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58.0619" calcext:value-type="float">
            <text:p>58.0619</text:p>
          </table:table-cell>
          <table:table-cell/>
          <table:table-cell office:value-type="float" office:value="50.4242" calcext:value-type="float">
            <text:p>50.424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6.5985" calcext:value-type="float">
            <text:p>56.5985</text:p>
          </table:table-cell>
          <table:table-cell/>
          <table:table-cell office:value-type="float" office:value="46.7984" calcext:value-type="float">
            <text:p>46.7984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61.4027" calcext:value-type="float">
            <text:p>61.4027</text:p>
          </table:table-cell>
          <table:table-cell/>
          <table:table-cell office:value-type="float" office:value="54.6182" calcext:value-type="float">
            <text:p>54.618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49.8483" calcext:value-type="float">
            <text:p>49.8483</text:p>
          </table:table-cell>
          <table:table-cell/>
          <table:table-cell office:value-type="float" office:value="53.1304" calcext:value-type="float">
            <text:p>53.13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65.1107" calcext:value-type="float">
            <text:p>65.1107</text:p>
          </table:table-cell>
          <table:table-cell/>
          <table:table-cell office:value-type="float" office:value="49.8801" calcext:value-type="float">
            <text:p>49.880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3.39507" calcext:value-type="float">
            <text:p>3.39507</text:p>
          </table:table-cell>
          <table:table-cell/>
          <table:table-cell office:value-type="float" office:value="48.6073" calcext:value-type="float">
            <text:p>48.607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66.9456" calcext:value-type="float">
            <text:p>66.9456</text:p>
          </table:table-cell>
          <table:table-cell/>
          <table:table-cell office:value-type="float" office:value="46.0257" calcext:value-type="float">
            <text:p>46.025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25.2574" calcext:value-type="float">
            <text:p>25.2574</text:p>
          </table:table-cell>
          <table:table-cell/>
          <table:table-cell office:value-type="float" office:value="55.1953" calcext:value-type="float">
            <text:p>55.195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1.1666" calcext:value-type="float">
            <text:p>81.1666</text:p>
          </table:table-cell>
          <table:table-cell/>
          <table:table-cell office:value-type="float" office:value="51.225" calcext:value-type="float">
            <text:p>51.22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17.2325" calcext:value-type="float">
            <text:p>17.2325</text:p>
          </table:table-cell>
          <table:table-cell/>
          <table:table-cell office:value-type="float" office:value="50.0292" calcext:value-type="float">
            <text:p>50.029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55.0699" calcext:value-type="float">
            <text:p>55.0699</text:p>
          </table:table-cell>
          <table:table-cell/>
          <table:table-cell office:value-type="float" office:value="42.9522" calcext:value-type="float">
            <text:p>42.952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7.64754" calcext:value-type="float">
            <text:p>7.64754</text:p>
          </table:table-cell>
          <table:table-cell/>
          <table:table-cell office:value-type="float" office:value="46.7965" calcext:value-type="float">
            <text:p>46.796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12.9476" calcext:value-type="float">
            <text:p>12.9476</text:p>
          </table:table-cell>
          <table:table-cell/>
          <table:table-cell office:value-type="float" office:value="50.6369" calcext:value-type="float">
            <text:p>50.6369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17.1498" calcext:value-type="float">
            <text:p>17.1498</text:p>
          </table:table-cell>
          <table:table-cell/>
          <table:table-cell office:value-type="float" office:value="49.1305" calcext:value-type="float">
            <text:p>49.130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44.0341" calcext:value-type="float">
            <text:p>44.0341</text:p>
          </table:table-cell>
          <table:table-cell/>
          <table:table-cell office:value-type="float" office:value="46.0353" calcext:value-type="float">
            <text:p>46.035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66.6089" calcext:value-type="float">
            <text:p>66.6089</text:p>
          </table:table-cell>
          <table:table-cell/>
          <table:table-cell office:value-type="float" office:value="48.6546" calcext:value-type="float">
            <text:p>48.654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0.4465" calcext:value-type="float">
            <text:p>30.4465</text:p>
          </table:table-cell>
          <table:table-cell/>
          <table:table-cell office:value-type="float" office:value="48.2778" calcext:value-type="float">
            <text:p>48.277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93.0165" calcext:value-type="float">
            <text:p>93.0165</text:p>
          </table:table-cell>
          <table:table-cell/>
          <table:table-cell office:value-type="float" office:value="48.5057" calcext:value-type="float">
            <text:p>48.505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.67802" calcext:value-type="float">
            <text:p>4.67802</text:p>
          </table:table-cell>
          <table:table-cell/>
          <table:table-cell office:value-type="float" office:value="57.4889" calcext:value-type="float">
            <text:p>57.488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81.3455" calcext:value-type="float">
            <text:p>81.3455</text:p>
          </table:table-cell>
          <table:table-cell/>
          <table:table-cell office:value-type="float" office:value="51.4006" calcext:value-type="float">
            <text:p>51.400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50.1385" calcext:value-type="float">
            <text:p>50.1385</text:p>
          </table:table-cell>
          <table:table-cell/>
          <table:table-cell office:value-type="float" office:value="57.0424" calcext:value-type="float">
            <text:p>57.042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16.8698" calcext:value-type="float">
            <text:p>16.8698</text:p>
          </table:table-cell>
          <table:table-cell/>
          <table:table-cell office:value-type="float" office:value="51.618" calcext:value-type="float">
            <text:p>51.61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52.2888" calcext:value-type="float">
            <text:p>52.2888</text:p>
          </table:table-cell>
          <table:table-cell/>
          <table:table-cell office:value-type="float" office:value="53.0717" calcext:value-type="float">
            <text:p>53.071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80.029" calcext:value-type="float">
            <text:p>80.029</text:p>
          </table:table-cell>
          <table:table-cell/>
          <table:table-cell office:value-type="float" office:value="47.4717" calcext:value-type="float">
            <text:p>47.471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57.3461" calcext:value-type="float">
            <text:p>57.3461</text:p>
          </table:table-cell>
          <table:table-cell/>
          <table:table-cell office:value-type="float" office:value="59.5575" calcext:value-type="float">
            <text:p>59.557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43.668" calcext:value-type="float">
            <text:p>43.668</text:p>
          </table:table-cell>
          <table:table-cell/>
          <table:table-cell office:value-type="float" office:value="50.6784" calcext:value-type="float">
            <text:p>50.678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28.3736" calcext:value-type="float">
            <text:p>28.3736</text:p>
          </table:table-cell>
          <table:table-cell/>
          <table:table-cell office:value-type="float" office:value="57.8749" calcext:value-type="float">
            <text:p>57.874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5.7705" calcext:value-type="float">
            <text:p>55.7705</text:p>
          </table:table-cell>
          <table:table-cell/>
          <table:table-cell office:value-type="float" office:value="48.0882" calcext:value-type="float">
            <text:p>48.088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17.5022" calcext:value-type="float">
            <text:p>17.5022</text:p>
          </table:table-cell>
          <table:table-cell/>
          <table:table-cell office:value-type="float" office:value="54.135" calcext:value-type="float">
            <text:p>54.13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93.1089" calcext:value-type="float">
            <text:p>93.1089</text:p>
          </table:table-cell>
          <table:table-cell/>
          <table:table-cell office:value-type="float" office:value="45.4371" calcext:value-type="float">
            <text:p>45.437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90.8696" calcext:value-type="float">
            <text:p>90.8696</text:p>
          </table:table-cell>
          <table:table-cell/>
          <table:table-cell office:value-type="float" office:value="47.7345" calcext:value-type="float">
            <text:p>47.734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53.37" calcext:value-type="float">
            <text:p>53.37</text:p>
          </table:table-cell>
          <table:table-cell/>
          <table:table-cell office:value-type="float" office:value="47.9745" calcext:value-type="float">
            <text:p>47.974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23.6169" calcext:value-type="float">
            <text:p>23.6169</text:p>
          </table:table-cell>
          <table:table-cell/>
          <table:table-cell office:value-type="float" office:value="49.4539" calcext:value-type="float">
            <text:p>49.45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98.2657" calcext:value-type="float">
            <text:p>98.2657</text:p>
          </table:table-cell>
          <table:table-cell/>
          <table:table-cell office:value-type="float" office:value="53.7524" calcext:value-type="float">
            <text:p>53.752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42.4127" calcext:value-type="float">
            <text:p>42.4127</text:p>
          </table:table-cell>
          <table:table-cell/>
          <table:table-cell office:value-type="float" office:value="51.8364" calcext:value-type="float">
            <text:p>51.836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89.2717" calcext:value-type="float">
            <text:p>89.2717</text:p>
          </table:table-cell>
          <table:table-cell/>
          <table:table-cell office:value-type="float" office:value="53.0349" calcext:value-type="float">
            <text:p>53.03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71.2125" calcext:value-type="float">
            <text:p>71.2125</text:p>
          </table:table-cell>
          <table:table-cell/>
          <table:table-cell office:value-type="float" office:value="51.7375" calcext:value-type="float">
            <text:p>51.737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99.0723" calcext:value-type="float">
            <text:p>99.0723</text:p>
          </table:table-cell>
          <table:table-cell/>
          <table:table-cell office:value-type="float" office:value="47.0015" calcext:value-type="float">
            <text:p>47.001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64.6313" calcext:value-type="float">
            <text:p>64.6313</text:p>
          </table:table-cell>
          <table:table-cell/>
          <table:table-cell office:value-type="float" office:value="58.4774" calcext:value-type="float">
            <text:p>58.477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34.6308" calcext:value-type="float">
            <text:p>34.6308</text:p>
          </table:table-cell>
          <table:table-cell/>
          <table:table-cell office:value-type="float" office:value="49.2894" calcext:value-type="float">
            <text:p>49.289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3.07509" calcext:value-type="float">
            <text:p>3.07509</text:p>
          </table:table-cell>
          <table:table-cell/>
          <table:table-cell office:value-type="float" office:value="49.1909" calcext:value-type="float">
            <text:p>49.190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44.5157" calcext:value-type="float">
            <text:p>44.5157</text:p>
          </table:table-cell>
          <table:table-cell/>
          <table:table-cell office:value-type="float" office:value="45.88" calcext:value-type="float">
            <text:p>45.8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2.5747" calcext:value-type="float">
            <text:p>32.5747</text:p>
          </table:table-cell>
          <table:table-cell/>
          <table:table-cell office:value-type="float" office:value="47.6832" calcext:value-type="float">
            <text:p>47.683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5.1045" calcext:value-type="float">
            <text:p>55.1045</text:p>
          </table:table-cell>
          <table:table-cell/>
          <table:table-cell office:value-type="float" office:value="50.6902" calcext:value-type="float">
            <text:p>50.690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30.7464" calcext:value-type="float">
            <text:p>30.7464</text:p>
          </table:table-cell>
          <table:table-cell/>
          <table:table-cell office:value-type="float" office:value="48.3931" calcext:value-type="float">
            <text:p>48.393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0.0711" calcext:value-type="float">
            <text:p>50.0711</text:p>
          </table:table-cell>
          <table:table-cell/>
          <table:table-cell office:value-type="float" office:value="47.4178" calcext:value-type="float">
            <text:p>47.417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66.1545" calcext:value-type="float">
            <text:p>66.1545</text:p>
          </table:table-cell>
          <table:table-cell/>
          <table:table-cell office:value-type="float" office:value="47.5406" calcext:value-type="float">
            <text:p>47.540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0.9681" calcext:value-type="float">
            <text:p>50.9681</text:p>
          </table:table-cell>
          <table:table-cell/>
          <table:table-cell office:value-type="float" office:value="49.8828" calcext:value-type="float">
            <text:p>49.882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36.7216" calcext:value-type="float">
            <text:p>36.7216</text:p>
          </table:table-cell>
          <table:table-cell/>
          <table:table-cell office:value-type="float" office:value="50.8597" calcext:value-type="float">
            <text:p>50.859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office:value-type="float" office:value="74.8173" calcext:value-type="float">
            <text:p>74.8173</text:p>
          </table:table-cell>
          <table:table-cell/>
          <table:table-cell office:value-type="float" office:value="48.524" calcext:value-type="float">
            <text:p>48.5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29.1342" calcext:value-type="float">
            <text:p>29.1342</text:p>
          </table:table-cell>
          <table:table-cell/>
          <table:table-cell office:value-type="float" office:value="56.6733" calcext:value-type="float">
            <text:p>56.673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82.502" calcext:value-type="float">
            <text:p>82.502</text:p>
          </table:table-cell>
          <table:table-cell/>
          <table:table-cell office:value-type="float" office:value="39.4834" calcext:value-type="float">
            <text:p>39.483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8.0915" calcext:value-type="float">
            <text:p>98.0915</text:p>
          </table:table-cell>
          <table:table-cell/>
          <table:table-cell office:value-type="float" office:value="44.1978" calcext:value-type="float">
            <text:p>44.197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25.3961" calcext:value-type="float">
            <text:p>25.3961</text:p>
          </table:table-cell>
          <table:table-cell/>
          <table:table-cell office:value-type="float" office:value="57.4086" calcext:value-type="float">
            <text:p>57.408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93.2229" calcext:value-type="float">
            <text:p>93.2229</text:p>
          </table:table-cell>
          <table:table-cell/>
          <table:table-cell office:value-type="float" office:value="51.3454" calcext:value-type="float">
            <text:p>51.345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76.2866" calcext:value-type="float">
            <text:p>76.2866</text:p>
          </table:table-cell>
          <table:table-cell/>
          <table:table-cell office:value-type="float" office:value="51.138" calcext:value-type="float">
            <text:p>51.13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70.1626" calcext:value-type="float">
            <text:p>70.1626</text:p>
          </table:table-cell>
          <table:table-cell/>
          <table:table-cell office:value-type="float" office:value="52.5203" calcext:value-type="float">
            <text:p>52.52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8.4868" calcext:value-type="float">
            <text:p>58.4868</text:p>
          </table:table-cell>
          <table:table-cell/>
          <table:table-cell office:value-type="float" office:value="49.0586" calcext:value-type="float">
            <text:p>49.0586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18.7639" calcext:value-type="float">
            <text:p>18.7639</text:p>
          </table:table-cell>
          <table:table-cell/>
          <table:table-cell office:value-type="float" office:value="51.3624" calcext:value-type="float">
            <text:p>51.362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81.2675" calcext:value-type="float">
            <text:p>81.2675</text:p>
          </table:table-cell>
          <table:table-cell/>
          <table:table-cell office:value-type="float" office:value="52.4866" calcext:value-type="float">
            <text:p>52.486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11.9405" calcext:value-type="float">
            <text:p>11.9405</text:p>
          </table:table-cell>
          <table:table-cell/>
          <table:table-cell office:value-type="float" office:value="54.3442" calcext:value-type="float">
            <text:p>54.344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78.917" calcext:value-type="float">
            <text:p>78.917</text:p>
          </table:table-cell>
          <table:table-cell/>
          <table:table-cell office:value-type="float" office:value="54.4412" calcext:value-type="float">
            <text:p>54.441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.8908" calcext:value-type="float">
            <text:p>46.8908</text:p>
          </table:table-cell>
          <table:table-cell/>
          <table:table-cell office:value-type="float" office:value="48.257" calcext:value-type="float">
            <text:p>48.25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77.649" calcext:value-type="float">
            <text:p>77.649</text:p>
          </table:table-cell>
          <table:table-cell/>
          <table:table-cell office:value-type="float" office:value="48.9318" calcext:value-type="float">
            <text:p>48.931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92.1831" calcext:value-type="float">
            <text:p>92.1831</text:p>
          </table:table-cell>
          <table:table-cell/>
          <table:table-cell office:value-type="float" office:value="38.6152" calcext:value-type="float">
            <text:p>38.615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39.0561" calcext:value-type="float">
            <text:p>39.0561</text:p>
          </table:table-cell>
          <table:table-cell/>
          <table:table-cell office:value-type="float" office:value="48.9053" calcext:value-type="float">
            <text:p>48.905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float" office:value="20.3554" calcext:value-type="float">
            <text:p>20.3554</text:p>
          </table:table-cell>
          <table:table-cell/>
          <table:table-cell office:value-type="float" office:value="45.6349" calcext:value-type="float">
            <text:p>45.634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40.7019" calcext:value-type="float">
            <text:p>40.7019</text:p>
          </table:table-cell>
          <table:table-cell/>
          <table:table-cell office:value-type="float" office:value="48.1971" calcext:value-type="float">
            <text:p>48.197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3.49695" calcext:value-type="float">
            <text:p>3.49695</text:p>
          </table:table-cell>
          <table:table-cell/>
          <table:table-cell office:value-type="float" office:value="58.5438" calcext:value-type="float">
            <text:p>58.543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76.0882" calcext:value-type="float">
            <text:p>76.0882</text:p>
          </table:table-cell>
          <table:table-cell/>
          <table:table-cell office:value-type="float" office:value="49.6305" calcext:value-type="float">
            <text:p>49.630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0.602842" calcext:value-type="float">
            <text:p>0.602842</text:p>
          </table:table-cell>
          <table:table-cell/>
          <table:table-cell office:value-type="float" office:value="49.0206" calcext:value-type="float">
            <text:p>49.020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29.4394" calcext:value-type="float">
            <text:p>29.4394</text:p>
          </table:table-cell>
          <table:table-cell/>
          <table:table-cell office:value-type="float" office:value="50.9608" calcext:value-type="float">
            <text:p>50.960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.95013" calcext:value-type="float">
            <text:p>7.95013</text:p>
          </table:table-cell>
          <table:table-cell/>
          <table:table-cell office:value-type="float" office:value="43.3951" calcext:value-type="float">
            <text:p>43.395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52.0478" calcext:value-type="float">
            <text:p>52.0478</text:p>
          </table:table-cell>
          <table:table-cell/>
          <table:table-cell office:value-type="float" office:value="39.4135" calcext:value-type="float">
            <text:p>39.413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5.2588" calcext:value-type="float">
            <text:p>75.2588</text:p>
          </table:table-cell>
          <table:table-cell/>
          <table:table-cell office:value-type="float" office:value="48.7492" calcext:value-type="float">
            <text:p>48.749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13.6445" calcext:value-type="float">
            <text:p>13.6445</text:p>
          </table:table-cell>
          <table:table-cell/>
          <table:table-cell office:value-type="float" office:value="53.1889" calcext:value-type="float">
            <text:p>53.188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7.1998" calcext:value-type="float">
            <text:p>57.1998</text:p>
          </table:table-cell>
          <table:table-cell/>
          <table:table-cell office:value-type="float" office:value="48.5798" calcext:value-type="float">
            <text:p>48.579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45.5404" calcext:value-type="float">
            <text:p>45.5404</text:p>
          </table:table-cell>
          <table:table-cell/>
          <table:table-cell office:value-type="float" office:value="52.7628" calcext:value-type="float">
            <text:p>52.7628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77.2156" calcext:value-type="float">
            <text:p>77.2156</text:p>
          </table:table-cell>
          <table:table-cell/>
          <table:table-cell office:value-type="float" office:value="48.201" calcext:value-type="float">
            <text:p>48.20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18.0711" calcext:value-type="float">
            <text:p>18.0711</text:p>
          </table:table-cell>
          <table:table-cell/>
          <table:table-cell office:value-type="float" office:value="50.1446" calcext:value-type="float">
            <text:p>50.144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99.3152" calcext:value-type="float">
            <text:p>99.3152</text:p>
          </table:table-cell>
          <table:table-cell/>
          <table:table-cell office:value-type="float" office:value="52.3825" calcext:value-type="float">
            <text:p>52.382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89.8519" calcext:value-type="float">
            <text:p>89.8519</text:p>
          </table:table-cell>
          <table:table-cell/>
          <table:table-cell office:value-type="float" office:value="50.3705" calcext:value-type="float">
            <text:p>50.370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35.0723" calcext:value-type="float">
            <text:p>35.0723</text:p>
          </table:table-cell>
          <table:table-cell/>
          <table:table-cell office:value-type="float" office:value="48.7351" calcext:value-type="float">
            <text:p>48.735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7.47117" calcext:value-type="float">
            <text:p>7.47117</text:p>
          </table:table-cell>
          <table:table-cell/>
          <table:table-cell office:value-type="float" office:value="57.6015" calcext:value-type="float">
            <text:p>57.601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78.55" calcext:value-type="float">
            <text:p>78.55</text:p>
          </table:table-cell>
          <table:table-cell/>
          <table:table-cell office:value-type="float" office:value="48.619" calcext:value-type="float">
            <text:p>48.6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15.9737" calcext:value-type="float">
            <text:p>15.9737</text:p>
          </table:table-cell>
          <table:table-cell/>
          <table:table-cell office:value-type="float" office:value="47.7848" calcext:value-type="float">
            <text:p>47.784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9.7412" calcext:value-type="float">
            <text:p>29.7412</text:p>
          </table:table-cell>
          <table:table-cell/>
          <table:table-cell office:value-type="float" office:value="46.7927" calcext:value-type="float">
            <text:p>46.792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1.9608" calcext:value-type="float">
            <text:p>41.9608</text:p>
          </table:table-cell>
          <table:table-cell/>
          <table:table-cell office:value-type="float" office:value="52.2436" calcext:value-type="float">
            <text:p>52.243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0.2205" calcext:value-type="float">
            <text:p>20.2205</text:p>
          </table:table-cell>
          <table:table-cell/>
          <table:table-cell office:value-type="float" office:value="53.8556" calcext:value-type="float">
            <text:p>53.855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78.3301" calcext:value-type="float">
            <text:p>78.3301</text:p>
          </table:table-cell>
          <table:table-cell/>
          <table:table-cell office:value-type="float" office:value="54.0412" calcext:value-type="float">
            <text:p>54.041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47.822" calcext:value-type="float">
            <text:p>47.822</text:p>
          </table:table-cell>
          <table:table-cell/>
          <table:table-cell office:value-type="float" office:value="53.323" calcext:value-type="float">
            <text:p>53.32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45.3837" calcext:value-type="float">
            <text:p>45.3837</text:p>
          </table:table-cell>
          <table:table-cell/>
          <table:table-cell office:value-type="float" office:value="46.9043" calcext:value-type="float">
            <text:p>46.904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19.0864" calcext:value-type="float">
            <text:p>19.0864</text:p>
          </table:table-cell>
          <table:table-cell/>
          <table:table-cell office:value-type="float" office:value="52.9915" calcext:value-type="float">
            <text:p>52.991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67.3903" calcext:value-type="float">
            <text:p>67.3903</text:p>
          </table:table-cell>
          <table:table-cell/>
          <table:table-cell office:value-type="float" office:value="56.661" calcext:value-type="float">
            <text:p>56.66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72.546" calcext:value-type="float">
            <text:p>72.546</text:p>
          </table:table-cell>
          <table:table-cell/>
          <table:table-cell office:value-type="float" office:value="52.2759" calcext:value-type="float">
            <text:p>52.275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35.8578" calcext:value-type="float">
            <text:p>35.8578</text:p>
          </table:table-cell>
          <table:table-cell/>
          <table:table-cell office:value-type="float" office:value="46.242" calcext:value-type="float">
            <text:p>46.242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9.96676" calcext:value-type="float">
            <text:p>9.96676</text:p>
          </table:table-cell>
          <table:table-cell/>
          <table:table-cell office:value-type="float" office:value="49.4146" calcext:value-type="float">
            <text:p>49.414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85.4386" calcext:value-type="float">
            <text:p>85.4386</text:p>
          </table:table-cell>
          <table:table-cell/>
          <table:table-cell office:value-type="float" office:value="50.3673" calcext:value-type="float">
            <text:p>50.367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14.0535" calcext:value-type="float">
            <text:p>14.0535</text:p>
          </table:table-cell>
          <table:table-cell/>
          <table:table-cell office:value-type="float" office:value="57.2328" calcext:value-type="float">
            <text:p>57.232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73.815" calcext:value-type="float">
            <text:p>73.815</text:p>
          </table:table-cell>
          <table:table-cell/>
          <table:table-cell office:value-type="float" office:value="43.5597" calcext:value-type="float">
            <text:p>43.559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45.6215" calcext:value-type="float">
            <text:p>45.6215</text:p>
          </table:table-cell>
          <table:table-cell/>
          <table:table-cell office:value-type="float" office:value="53.2639" calcext:value-type="float">
            <text:p>53.263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51.1799" calcext:value-type="float">
            <text:p>51.1799</text:p>
          </table:table-cell>
          <table:table-cell/>
          <table:table-cell office:value-type="float" office:value="54.4244" calcext:value-type="float">
            <text:p>54.424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30.2501" calcext:value-type="float">
            <text:p>30.2501</text:p>
          </table:table-cell>
          <table:table-cell/>
          <table:table-cell office:value-type="float" office:value="47.9127" calcext:value-type="float">
            <text:p>47.912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38.8464" calcext:value-type="float">
            <text:p>38.8464</text:p>
          </table:table-cell>
          <table:table-cell/>
          <table:table-cell office:value-type="float" office:value="45.7402" calcext:value-type="float">
            <text:p>45.740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89.5085" calcext:value-type="float">
            <text:p>89.5085</text:p>
          </table:table-cell>
          <table:table-cell/>
          <table:table-cell office:value-type="float" office:value="48.2764" calcext:value-type="float">
            <text:p>48.276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8.1293" calcext:value-type="float">
            <text:p>48.1293</text:p>
          </table:table-cell>
          <table:table-cell/>
          <table:table-cell office:value-type="float" office:value="42.4048" calcext:value-type="float">
            <text:p>42.4048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37.3942" calcext:value-type="float">
            <text:p>37.3942</text:p>
          </table:table-cell>
          <table:table-cell/>
          <table:table-cell office:value-type="float" office:value="44.4947" calcext:value-type="float">
            <text:p>44.494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90.1128" calcext:value-type="float">
            <text:p>90.1128</text:p>
          </table:table-cell>
          <table:table-cell/>
          <table:table-cell office:value-type="float" office:value="59.0995" calcext:value-type="float">
            <text:p>59.099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67.91" calcext:value-type="float">
            <text:p>67.91</text:p>
          </table:table-cell>
          <table:table-cell/>
          <table:table-cell office:value-type="float" office:value="41.3681" calcext:value-type="float">
            <text:p>41.368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52.0571" calcext:value-type="float">
            <text:p>52.0571</text:p>
          </table:table-cell>
          <table:table-cell/>
          <table:table-cell office:value-type="float" office:value="42.3502" calcext:value-type="float">
            <text:p>42.350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21.7237" calcext:value-type="float">
            <text:p>21.7237</text:p>
          </table:table-cell>
          <table:table-cell/>
          <table:table-cell office:value-type="float" office:value="54.4226" calcext:value-type="float">
            <text:p>54.422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9.70404" calcext:value-type="float">
            <text:p>9.70404</text:p>
          </table:table-cell>
          <table:table-cell/>
          <table:table-cell office:value-type="float" office:value="48.3935" calcext:value-type="float">
            <text:p>48.393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38.3374" calcext:value-type="float">
            <text:p>38.3374</text:p>
          </table:table-cell>
          <table:table-cell/>
          <table:table-cell office:value-type="float" office:value="49.4963" calcext:value-type="float">
            <text:p>49.496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0.0662302" calcext:value-type="float">
            <text:p>0.0662302</text:p>
          </table:table-cell>
          <table:table-cell/>
          <table:table-cell office:value-type="float" office:value="45.4766" calcext:value-type="float">
            <text:p>45.476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5.3417" calcext:value-type="float">
            <text:p>55.3417</text:p>
          </table:table-cell>
          <table:table-cell/>
          <table:table-cell office:value-type="float" office:value="57.7704" calcext:value-type="float">
            <text:p>57.77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5.2887" calcext:value-type="float">
            <text:p>85.2887</text:p>
          </table:table-cell>
          <table:table-cell/>
          <table:table-cell office:value-type="float" office:value="54.5401" calcext:value-type="float">
            <text:p>54.540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56.9133" calcext:value-type="float">
            <text:p>56.9133</text:p>
          </table:table-cell>
          <table:table-cell/>
          <table:table-cell office:value-type="float" office:value="49.6385" calcext:value-type="float">
            <text:p>49.638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33.1703" calcext:value-type="float">
            <text:p>33.1703</text:p>
          </table:table-cell>
          <table:table-cell/>
          <table:table-cell office:value-type="float" office:value="39.4868" calcext:value-type="float">
            <text:p>39.486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1.7064" calcext:value-type="float">
            <text:p>81.7064</text:p>
          </table:table-cell>
          <table:table-cell/>
          <table:table-cell office:value-type="float" office:value="44.9376" calcext:value-type="float">
            <text:p>44.937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9.6605" calcext:value-type="float">
            <text:p>29.6605</text:p>
          </table:table-cell>
          <table:table-cell/>
          <table:table-cell office:value-type="float" office:value="43.2882" calcext:value-type="float">
            <text:p>43.288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3.2204" calcext:value-type="float">
            <text:p>53.2204</text:p>
          </table:table-cell>
          <table:table-cell/>
          <table:table-cell office:value-type="float" office:value="45.267" calcext:value-type="float">
            <text:p>45.26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6.47362" calcext:value-type="float">
            <text:p>6.47362</text:p>
          </table:table-cell>
          <table:table-cell/>
          <table:table-cell office:value-type="float" office:value="52.3068" calcext:value-type="float">
            <text:p>52.306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3.87429" calcext:value-type="float">
            <text:p>3.87429</text:p>
          </table:table-cell>
          <table:table-cell/>
          <table:table-cell office:value-type="float" office:value="56.9987" calcext:value-type="float">
            <text:p>56.998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7.4941" calcext:value-type="float">
            <text:p>57.4941</text:p>
          </table:table-cell>
          <table:table-cell/>
          <table:table-cell office:value-type="float" office:value="50.568" calcext:value-type="float">
            <text:p>50.56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51.6736" calcext:value-type="float">
            <text:p>51.6736</text:p>
          </table:table-cell>
          <table:table-cell/>
          <table:table-cell office:value-type="float" office:value="45.8301" calcext:value-type="float">
            <text:p>45.830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2.5099" calcext:value-type="float">
            <text:p>12.5099</text:p>
          </table:table-cell>
          <table:table-cell/>
          <table:table-cell office:value-type="float" office:value="56.1263" calcext:value-type="float">
            <text:p>56.126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91.1545" calcext:value-type="float">
            <text:p>91.1545</text:p>
          </table:table-cell>
          <table:table-cell/>
          <table:table-cell office:value-type="float" office:value="45.3405" calcext:value-type="float">
            <text:p>45.340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0.6658" calcext:value-type="float">
            <text:p>40.6658</text:p>
          </table:table-cell>
          <table:table-cell/>
          <table:table-cell office:value-type="float" office:value="51.2469" calcext:value-type="float">
            <text:p>51.246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29.5657" calcext:value-type="float">
            <text:p>29.5657</text:p>
          </table:table-cell>
          <table:table-cell/>
          <table:table-cell office:value-type="float" office:value="55.7681" calcext:value-type="float">
            <text:p>55.768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14.6881" calcext:value-type="float">
            <text:p>14.6881</text:p>
          </table:table-cell>
          <table:table-cell/>
          <table:table-cell office:value-type="float" office:value="49.3534" calcext:value-type="float">
            <text:p>49.353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12.4491" calcext:value-type="float">
            <text:p>12.4491</text:p>
          </table:table-cell>
          <table:table-cell/>
          <table:table-cell office:value-type="float" office:value="47.887" calcext:value-type="float">
            <text:p>47.88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54.1836" calcext:value-type="float">
            <text:p>54.1836</text:p>
          </table:table-cell>
          <table:table-cell/>
          <table:table-cell office:value-type="float" office:value="52.398" calcext:value-type="float">
            <text:p>52.39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office:value-type="float" office:value="46.0725" calcext:value-type="float">
            <text:p>46.0725</text:p>
          </table:table-cell>
          <table:table-cell/>
          <table:table-cell office:value-type="float" office:value="52.0116" calcext:value-type="float">
            <text:p>52.011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94.4263" calcext:value-type="float">
            <text:p>94.4263</text:p>
          </table:table-cell>
          <table:table-cell/>
          <table:table-cell office:value-type="float" office:value="50.2204" calcext:value-type="float">
            <text:p>50.22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74.0985" calcext:value-type="float">
            <text:p>74.0985</text:p>
          </table:table-cell>
          <table:table-cell/>
          <table:table-cell office:value-type="float" office:value="54.9979" calcext:value-type="float">
            <text:p>54.9979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44.6754" calcext:value-type="float">
            <text:p>44.6754</text:p>
          </table:table-cell>
          <table:table-cell/>
          <table:table-cell office:value-type="float" office:value="44.4335" calcext:value-type="float">
            <text:p>44.433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44.5013" calcext:value-type="float">
            <text:p>44.5013</text:p>
          </table:table-cell>
          <table:table-cell/>
          <table:table-cell office:value-type="float" office:value="54.0624" calcext:value-type="float">
            <text:p>54.062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96.5148" calcext:value-type="float">
            <text:p>96.5148</text:p>
          </table:table-cell>
          <table:table-cell/>
          <table:table-cell office:value-type="float" office:value="59.8042" calcext:value-type="float">
            <text:p>59.804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70.717" calcext:value-type="float">
            <text:p>70.717</text:p>
          </table:table-cell>
          <table:table-cell/>
          <table:table-cell office:value-type="float" office:value="55.6504" calcext:value-type="float">
            <text:p>55.650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80.9667" calcext:value-type="float">
            <text:p>80.9667</text:p>
          </table:table-cell>
          <table:table-cell/>
          <table:table-cell office:value-type="float" office:value="51.6962" calcext:value-type="float">
            <text:p>51.696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0.5297" calcext:value-type="float">
            <text:p>50.5297</text:p>
          </table:table-cell>
          <table:table-cell/>
          <table:table-cell office:value-type="float" office:value="54.2962" calcext:value-type="float">
            <text:p>54.296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61.9556" calcext:value-type="float">
            <text:p>61.9556</text:p>
          </table:table-cell>
          <table:table-cell/>
          <table:table-cell office:value-type="float" office:value="51.358" calcext:value-type="float">
            <text:p>51.35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80.01" calcext:value-type="float">
            <text:p>80.01</text:p>
          </table:table-cell>
          <table:table-cell/>
          <table:table-cell office:value-type="float" office:value="47.1536" calcext:value-type="float">
            <text:p>47.153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9.3518" calcext:value-type="float">
            <text:p>39.3518</text:p>
          </table:table-cell>
          <table:table-cell/>
          <table:table-cell office:value-type="float" office:value="50.1829" calcext:value-type="float">
            <text:p>50.182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24.4848" calcext:value-type="float">
            <text:p>24.4848</text:p>
          </table:table-cell>
          <table:table-cell/>
          <table:table-cell office:value-type="float" office:value="45.633" calcext:value-type="float">
            <text:p>45.63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73.4328" calcext:value-type="float">
            <text:p>73.4328</text:p>
          </table:table-cell>
          <table:table-cell/>
          <table:table-cell office:value-type="float" office:value="54.4517" calcext:value-type="float">
            <text:p>54.451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63.1316" calcext:value-type="float">
            <text:p>63.1316</text:p>
          </table:table-cell>
          <table:table-cell/>
          <table:table-cell office:value-type="float" office:value="45.6331" calcext:value-type="float">
            <text:p>45.633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16.5597" calcext:value-type="float">
            <text:p>16.5597</text:p>
          </table:table-cell>
          <table:table-cell/>
          <table:table-cell office:value-type="float" office:value="57.6446" calcext:value-type="float">
            <text:p>57.64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43.177" calcext:value-type="float">
            <text:p>43.177</text:p>
          </table:table-cell>
          <table:table-cell/>
          <table:table-cell office:value-type="float" office:value="63.2336" calcext:value-type="float">
            <text:p>63.233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75.8676" calcext:value-type="float">
            <text:p>75.8676</text:p>
          </table:table-cell>
          <table:table-cell/>
          <table:table-cell office:value-type="float" office:value="51.3483" calcext:value-type="float">
            <text:p>51.348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0.8451" calcext:value-type="float">
            <text:p>70.8451</text:p>
          </table:table-cell>
          <table:table-cell/>
          <table:table-cell office:value-type="float" office:value="51.1956" calcext:value-type="float">
            <text:p>51.195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69.1982" calcext:value-type="float">
            <text:p>69.1982</text:p>
          </table:table-cell>
          <table:table-cell/>
          <table:table-cell office:value-type="float" office:value="48.1388" calcext:value-type="float">
            <text:p>48.1388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71.4281" calcext:value-type="float">
            <text:p>71.4281</text:p>
          </table:table-cell>
          <table:table-cell/>
          <table:table-cell office:value-type="float" office:value="51.815" calcext:value-type="float">
            <text:p>51.81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40.9156" calcext:value-type="float">
            <text:p>40.9156</text:p>
          </table:table-cell>
          <table:table-cell/>
          <table:table-cell office:value-type="float" office:value="57.2919" calcext:value-type="float">
            <text:p>57.291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.20868" calcext:value-type="float">
            <text:p>5.20868</text:p>
          </table:table-cell>
          <table:table-cell/>
          <table:table-cell office:value-type="float" office:value="51.4779" calcext:value-type="float">
            <text:p>51.4779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43.6407" calcext:value-type="float">
            <text:p>43.6407</text:p>
          </table:table-cell>
          <table:table-cell/>
          <table:table-cell office:value-type="float" office:value="51.8722" calcext:value-type="float">
            <text:p>51.872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72.68" calcext:value-type="float">
            <text:p>72.68</text:p>
          </table:table-cell>
          <table:table-cell/>
          <table:table-cell office:value-type="float" office:value="56.8342" calcext:value-type="float">
            <text:p>56.834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1.0991" calcext:value-type="float">
            <text:p>51.0991</text:p>
          </table:table-cell>
          <table:table-cell/>
          <table:table-cell office:value-type="float" office:value="45.2884" calcext:value-type="float">
            <text:p>45.288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58.7935" calcext:value-type="float">
            <text:p>58.7935</text:p>
          </table:table-cell>
          <table:table-cell/>
          <table:table-cell office:value-type="float" office:value="50.0322" calcext:value-type="float">
            <text:p>50.032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50.7749" calcext:value-type="float">
            <text:p>50.7749</text:p>
          </table:table-cell>
          <table:table-cell/>
          <table:table-cell office:value-type="float" office:value="45.7751" calcext:value-type="float">
            <text:p>45.77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71.3699" calcext:value-type="float">
            <text:p>71.3699</text:p>
          </table:table-cell>
          <table:table-cell/>
          <table:table-cell office:value-type="float" office:value="48.2002" calcext:value-type="float">
            <text:p>48.200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42.1144" calcext:value-type="float">
            <text:p>42.1144</text:p>
          </table:table-cell>
          <table:table-cell/>
          <table:table-cell office:value-type="float" office:value="55.8423" calcext:value-type="float">
            <text:p>55.842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89.2029" calcext:value-type="float">
            <text:p>89.2029</text:p>
          </table:table-cell>
          <table:table-cell/>
          <table:table-cell office:value-type="float" office:value="54.3367" calcext:value-type="float">
            <text:p>54.336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2.61938" calcext:value-type="float">
            <text:p>2.61938</text:p>
          </table:table-cell>
          <table:table-cell/>
          <table:table-cell office:value-type="float" office:value="43.8031" calcext:value-type="float">
            <text:p>43.803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3.8248" calcext:value-type="float">
            <text:p>23.8248</text:p>
          </table:table-cell>
          <table:table-cell/>
          <table:table-cell office:value-type="float" office:value="53.5665" calcext:value-type="float">
            <text:p>53.566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24.2546" calcext:value-type="float">
            <text:p>24.2546</text:p>
          </table:table-cell>
          <table:table-cell/>
          <table:table-cell office:value-type="float" office:value="42.3415" calcext:value-type="float">
            <text:p>42.341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75.3366" calcext:value-type="float">
            <text:p>75.3366</text:p>
          </table:table-cell>
          <table:table-cell/>
          <table:table-cell office:value-type="float" office:value="42.6604" calcext:value-type="float">
            <text:p>42.66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13.4138" calcext:value-type="float">
            <text:p>13.4138</text:p>
          </table:table-cell>
          <table:table-cell/>
          <table:table-cell office:value-type="float" office:value="46.9441" calcext:value-type="float">
            <text:p>46.944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47.5775" calcext:value-type="float">
            <text:p>47.5775</text:p>
          </table:table-cell>
          <table:table-cell/>
          <table:table-cell office:value-type="float" office:value="54.7685" calcext:value-type="float">
            <text:p>54.768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35.9064" calcext:value-type="float">
            <text:p>35.9064</text:p>
          </table:table-cell>
          <table:table-cell/>
          <table:table-cell office:value-type="float" office:value="48.131" calcext:value-type="float">
            <text:p>48.13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7.416" calcext:value-type="float">
            <text:p>77.416</text:p>
          </table:table-cell>
          <table:table-cell/>
          <table:table-cell office:value-type="float" office:value="51.2624" calcext:value-type="float">
            <text:p>51.262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97.7221" calcext:value-type="float">
            <text:p>97.7221</text:p>
          </table:table-cell>
          <table:table-cell/>
          <table:table-cell office:value-type="float" office:value="45.4854" calcext:value-type="float">
            <text:p>45.485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8.02731" calcext:value-type="float">
            <text:p>8.02731</text:p>
          </table:table-cell>
          <table:table-cell/>
          <table:table-cell office:value-type="float" office:value="52.5369" calcext:value-type="float">
            <text:p>52.536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0.5655" calcext:value-type="float">
            <text:p>50.5655</text:p>
          </table:table-cell>
          <table:table-cell/>
          <table:table-cell office:value-type="float" office:value="54.8496" calcext:value-type="float">
            <text:p>54.849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61.3694" calcext:value-type="float">
            <text:p>61.3694</text:p>
          </table:table-cell>
          <table:table-cell/>
          <table:table-cell office:value-type="float" office:value="41.5675" calcext:value-type="float">
            <text:p>41.567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57.5534" calcext:value-type="float">
            <text:p>57.5534</text:p>
          </table:table-cell>
          <table:table-cell/>
          <table:table-cell office:value-type="float" office:value="50.9165" calcext:value-type="float">
            <text:p>50.916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55.8792" calcext:value-type="float">
            <text:p>55.8792</text:p>
          </table:table-cell>
          <table:table-cell/>
          <table:table-cell office:value-type="float" office:value="38.755" calcext:value-type="float">
            <text:p>38.75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2.4275" calcext:value-type="float">
            <text:p>32.4275</text:p>
          </table:table-cell>
          <table:table-cell/>
          <table:table-cell office:value-type="float" office:value="51.5103" calcext:value-type="float">
            <text:p>51.510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97.6731" calcext:value-type="float">
            <text:p>97.6731</text:p>
          </table:table-cell>
          <table:table-cell/>
          <table:table-cell office:value-type="float" office:value="49.1843" calcext:value-type="float">
            <text:p>49.184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4.1249" calcext:value-type="float">
            <text:p>34.1249</text:p>
          </table:table-cell>
          <table:table-cell/>
          <table:table-cell office:value-type="float" office:value="46.2312" calcext:value-type="float">
            <text:p>46.231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0.178788" calcext:value-type="float">
            <text:p>0.178788</text:p>
          </table:table-cell>
          <table:table-cell/>
          <table:table-cell office:value-type="float" office:value="44.6773" calcext:value-type="float">
            <text:p>44.677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92.6568" calcext:value-type="float">
            <text:p>92.6568</text:p>
          </table:table-cell>
          <table:table-cell/>
          <table:table-cell office:value-type="float" office:value="51.4136" calcext:value-type="float">
            <text:p>51.413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57.2762" calcext:value-type="float">
            <text:p>57.2762</text:p>
          </table:table-cell>
          <table:table-cell/>
          <table:table-cell office:value-type="float" office:value="54.7668" calcext:value-type="float">
            <text:p>54.766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80.8936" calcext:value-type="float">
            <text:p>80.8936</text:p>
          </table:table-cell>
          <table:table-cell/>
          <table:table-cell office:value-type="float" office:value="48.0471" calcext:value-type="float">
            <text:p>48.047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88.5993" calcext:value-type="float">
            <text:p>88.5993</text:p>
          </table:table-cell>
          <table:table-cell/>
          <table:table-cell office:value-type="float" office:value="48.6129" calcext:value-type="float">
            <text:p>48.612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86.441" calcext:value-type="float">
            <text:p>86.441</text:p>
          </table:table-cell>
          <table:table-cell/>
          <table:table-cell office:value-type="float" office:value="45.4987" calcext:value-type="float">
            <text:p>45.4987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94.3867" calcext:value-type="float">
            <text:p>94.3867</text:p>
          </table:table-cell>
          <table:table-cell/>
          <table:table-cell office:value-type="float" office:value="52.8079" calcext:value-type="float">
            <text:p>52.807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0.136341" calcext:value-type="float">
            <text:p>0.136341</text:p>
          </table:table-cell>
          <table:table-cell/>
          <table:table-cell office:value-type="float" office:value="48.1801" calcext:value-type="float">
            <text:p>48.180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27.7498" calcext:value-type="float">
            <text:p>27.7498</text:p>
          </table:table-cell>
          <table:table-cell/>
          <table:table-cell office:value-type="float" office:value="58.275" calcext:value-type="float">
            <text:p>58.27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53.3065" calcext:value-type="float">
            <text:p>53.3065</text:p>
          </table:table-cell>
          <table:table-cell/>
          <table:table-cell office:value-type="float" office:value="53.34" calcext:value-type="float">
            <text:p>53.3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78.2734" calcext:value-type="float">
            <text:p>78.2734</text:p>
          </table:table-cell>
          <table:table-cell/>
          <table:table-cell office:value-type="float" office:value="54.6755" calcext:value-type="float">
            <text:p>54.675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11.5908" calcext:value-type="float">
            <text:p>11.5908</text:p>
          </table:table-cell>
          <table:table-cell/>
          <table:table-cell office:value-type="float" office:value="46.5887" calcext:value-type="float">
            <text:p>46.588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2.16113" calcext:value-type="float">
            <text:p>2.16113</text:p>
          </table:table-cell>
          <table:table-cell/>
          <table:table-cell office:value-type="float" office:value="49.3026" calcext:value-type="float">
            <text:p>49.302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44.2561" calcext:value-type="float">
            <text:p>44.2561</text:p>
          </table:table-cell>
          <table:table-cell/>
          <table:table-cell office:value-type="float" office:value="55.1903" calcext:value-type="float">
            <text:p>55.190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26.1787" calcext:value-type="float">
            <text:p>26.1787</text:p>
          </table:table-cell>
          <table:table-cell/>
          <table:table-cell office:value-type="float" office:value="54.2368" calcext:value-type="float">
            <text:p>54.236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98.9337" calcext:value-type="float">
            <text:p>98.9337</text:p>
          </table:table-cell>
          <table:table-cell/>
          <table:table-cell office:value-type="float" office:value="47.8147" calcext:value-type="float">
            <text:p>47.814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43.1832" calcext:value-type="float">
            <text:p>43.1832</text:p>
          </table:table-cell>
          <table:table-cell/>
          <table:table-cell office:value-type="float" office:value="52.9342" calcext:value-type="float">
            <text:p>52.934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94.0617" calcext:value-type="float">
            <text:p>94.0617</text:p>
          </table:table-cell>
          <table:table-cell/>
          <table:table-cell office:value-type="float" office:value="45.3091" calcext:value-type="float">
            <text:p>45.309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10.0164" calcext:value-type="float">
            <text:p>10.0164</text:p>
          </table:table-cell>
          <table:table-cell/>
          <table:table-cell office:value-type="float" office:value="52.0516" calcext:value-type="float">
            <text:p>52.051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94.8674" calcext:value-type="float">
            <text:p>94.8674</text:p>
          </table:table-cell>
          <table:table-cell/>
          <table:table-cell office:value-type="float" office:value="48.7587" calcext:value-type="float">
            <text:p>48.7587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51.9907" calcext:value-type="float">
            <text:p>51.9907</text:p>
          </table:table-cell>
          <table:table-cell/>
          <table:table-cell office:value-type="float" office:value="49.2256" calcext:value-type="float">
            <text:p>49.225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6.3061" calcext:value-type="float">
            <text:p>16.3061</text:p>
          </table:table-cell>
          <table:table-cell/>
          <table:table-cell office:value-type="float" office:value="45.9311" calcext:value-type="float">
            <text:p>45.93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0.784" calcext:value-type="float">
            <text:p>70.784</text:p>
          </table:table-cell>
          <table:table-cell/>
          <table:table-cell office:value-type="float" office:value="52.8896" calcext:value-type="float">
            <text:p>52.889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6.857" calcext:value-type="float">
            <text:p>16.857</text:p>
          </table:table-cell>
          <table:table-cell/>
          <table:table-cell office:value-type="float" office:value="52.244" calcext:value-type="float">
            <text:p>52.24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1.672" calcext:value-type="float">
            <text:p>71.672</text:p>
          </table:table-cell>
          <table:table-cell/>
          <table:table-cell office:value-type="float" office:value="56.9206" calcext:value-type="float">
            <text:p>56.920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43.2424" calcext:value-type="float">
            <text:p>43.2424</text:p>
          </table:table-cell>
          <table:table-cell/>
          <table:table-cell office:value-type="float" office:value="53.2899" calcext:value-type="float">
            <text:p>53.289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81.6149" calcext:value-type="float">
            <text:p>81.6149</text:p>
          </table:table-cell>
          <table:table-cell/>
          <table:table-cell office:value-type="float" office:value="55.2076" calcext:value-type="float">
            <text:p>55.207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44.3377" calcext:value-type="float">
            <text:p>44.3377</text:p>
          </table:table-cell>
          <table:table-cell/>
          <table:table-cell office:value-type="float" office:value="51.1678" calcext:value-type="float">
            <text:p>51.167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29.7383" calcext:value-type="float">
            <text:p>29.7383</text:p>
          </table:table-cell>
          <table:table-cell/>
          <table:table-cell office:value-type="float" office:value="47.5594" calcext:value-type="float">
            <text:p>47.559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80.5021" calcext:value-type="float">
            <text:p>80.5021</text:p>
          </table:table-cell>
          <table:table-cell/>
          <table:table-cell office:value-type="float" office:value="49.0199" calcext:value-type="float">
            <text:p>49.019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95.6205" calcext:value-type="float">
            <text:p>95.6205</text:p>
          </table:table-cell>
          <table:table-cell/>
          <table:table-cell office:value-type="float" office:value="49.901" calcext:value-type="float">
            <text:p>49.90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82.229" calcext:value-type="float">
            <text:p>82.229</text:p>
          </table:table-cell>
          <table:table-cell/>
          <table:table-cell office:value-type="float" office:value="53.1981" calcext:value-type="float">
            <text:p>53.198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23.6026" calcext:value-type="float">
            <text:p>23.6026</text:p>
          </table:table-cell>
          <table:table-cell/>
          <table:table-cell office:value-type="float" office:value="54.514" calcext:value-type="float">
            <text:p>54.51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1.4105" calcext:value-type="float">
            <text:p>71.4105</text:p>
          </table:table-cell>
          <table:table-cell/>
          <table:table-cell office:value-type="float" office:value="45.5666" calcext:value-type="float">
            <text:p>45.566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2.0358" calcext:value-type="float">
            <text:p>12.0358</text:p>
          </table:table-cell>
          <table:table-cell/>
          <table:table-cell office:value-type="float" office:value="50.012" calcext:value-type="float">
            <text:p>50.01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6.1154" calcext:value-type="float">
            <text:p>56.1154</text:p>
          </table:table-cell>
          <table:table-cell/>
          <table:table-cell office:value-type="float" office:value="55.6893" calcext:value-type="float">
            <text:p>55.689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92.0342" calcext:value-type="float">
            <text:p>92.0342</text:p>
          </table:table-cell>
          <table:table-cell/>
          <table:table-cell office:value-type="float" office:value="46.9404" calcext:value-type="float">
            <text:p>46.94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67.5928" calcext:value-type="float">
            <text:p>67.5928</text:p>
          </table:table-cell>
          <table:table-cell/>
          <table:table-cell office:value-type="float" office:value="44.4996" calcext:value-type="float">
            <text:p>44.499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78.0847" calcext:value-type="float">
            <text:p>78.0847</text:p>
          </table:table-cell>
          <table:table-cell/>
          <table:table-cell office:value-type="float" office:value="42.6582" calcext:value-type="float">
            <text:p>42.658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60.3058" calcext:value-type="float">
            <text:p>60.3058</text:p>
          </table:table-cell>
          <table:table-cell/>
          <table:table-cell office:value-type="float" office:value="38.7834" calcext:value-type="float">
            <text:p>38.783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57.4325" calcext:value-type="float">
            <text:p>57.4325</text:p>
          </table:table-cell>
          <table:table-cell/>
          <table:table-cell office:value-type="float" office:value="48.8648" calcext:value-type="float">
            <text:p>48.864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3.4895" calcext:value-type="float">
            <text:p>33.4895</text:p>
          </table:table-cell>
          <table:table-cell/>
          <table:table-cell office:value-type="float" office:value="47.4047" calcext:value-type="float">
            <text:p>47.404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27.5198" calcext:value-type="float">
            <text:p>27.5198</text:p>
          </table:table-cell>
          <table:table-cell/>
          <table:table-cell office:value-type="float" office:value="56.0753" calcext:value-type="float">
            <text:p>56.075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38.5681" calcext:value-type="float">
            <text:p>38.5681</text:p>
          </table:table-cell>
          <table:table-cell/>
          <table:table-cell office:value-type="float" office:value="51.1842" calcext:value-type="float">
            <text:p>51.184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89.037" calcext:value-type="float">
            <text:p>89.037</text:p>
          </table:table-cell>
          <table:table-cell/>
          <table:table-cell office:value-type="float" office:value="56.5973" calcext:value-type="float">
            <text:p>56.597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83.993" calcext:value-type="float">
            <text:p>83.993</text:p>
          </table:table-cell>
          <table:table-cell/>
          <table:table-cell office:value-type="float" office:value="57.6383" calcext:value-type="float">
            <text:p>57.638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56.4255" calcext:value-type="float">
            <text:p>56.4255</text:p>
          </table:table-cell>
          <table:table-cell/>
          <table:table-cell office:value-type="float" office:value="52.6106" calcext:value-type="float">
            <text:p>52.610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70.7076" calcext:value-type="float">
            <text:p>70.7076</text:p>
          </table:table-cell>
          <table:table-cell/>
          <table:table-cell office:value-type="float" office:value="54.5612" calcext:value-type="float">
            <text:p>54.561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.7668" calcext:value-type="float">
            <text:p>19.7668</text:p>
          </table:table-cell>
          <table:table-cell/>
          <table:table-cell office:value-type="float" office:value="53.123" calcext:value-type="float">
            <text:p>53.12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96.2173" calcext:value-type="float">
            <text:p>96.2173</text:p>
          </table:table-cell>
          <table:table-cell/>
          <table:table-cell office:value-type="float" office:value="43.8306" calcext:value-type="float">
            <text:p>43.830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70.5619" calcext:value-type="float">
            <text:p>70.5619</text:p>
          </table:table-cell>
          <table:table-cell/>
          <table:table-cell office:value-type="float" office:value="54.5977" calcext:value-type="float">
            <text:p>54.597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91.4901" calcext:value-type="float">
            <text:p>91.4901</text:p>
          </table:table-cell>
          <table:table-cell/>
          <table:table-cell office:value-type="float" office:value="59.5466" calcext:value-type="float">
            <text:p>59.546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.41953" calcext:value-type="float">
            <text:p>2.41953</text:p>
          </table:table-cell>
          <table:table-cell/>
          <table:table-cell office:value-type="float" office:value="51.9097" calcext:value-type="float">
            <text:p>51.909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57.9375" calcext:value-type="float">
            <text:p>57.9375</text:p>
          </table:table-cell>
          <table:table-cell/>
          <table:table-cell office:value-type="float" office:value="57.3155" calcext:value-type="float">
            <text:p>57.315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5.124" calcext:value-type="float">
            <text:p>25.124</text:p>
          </table:table-cell>
          <table:table-cell/>
          <table:table-cell office:value-type="float" office:value="42.7731" calcext:value-type="float">
            <text:p>42.773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4.21674" calcext:value-type="float">
            <text:p>4.21674</text:p>
          </table:table-cell>
          <table:table-cell/>
          <table:table-cell office:value-type="float" office:value="42.6687" calcext:value-type="float">
            <text:p>42.668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79.5628" calcext:value-type="float">
            <text:p>79.5628</text:p>
          </table:table-cell>
          <table:table-cell/>
          <table:table-cell office:value-type="float" office:value="58.9984" calcext:value-type="float">
            <text:p>58.998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1.4333" calcext:value-type="float">
            <text:p>71.4333</text:p>
          </table:table-cell>
          <table:table-cell/>
          <table:table-cell office:value-type="float" office:value="44.1302" calcext:value-type="float">
            <text:p>44.130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89.9132" calcext:value-type="float">
            <text:p>89.9132</text:p>
          </table:table-cell>
          <table:table-cell/>
          <table:table-cell office:value-type="float" office:value="53.092" calcext:value-type="float">
            <text:p>53.09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36.2446" calcext:value-type="float">
            <text:p>36.2446</text:p>
          </table:table-cell>
          <table:table-cell/>
          <table:table-cell office:value-type="float" office:value="42.6835" calcext:value-type="float">
            <text:p>42.683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57.0661" calcext:value-type="float">
            <text:p>57.0661</text:p>
          </table:table-cell>
          <table:table-cell/>
          <table:table-cell office:value-type="float" office:value="49.233" calcext:value-type="float">
            <text:p>49.23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0.2614" calcext:value-type="float">
            <text:p>30.2614</text:p>
          </table:table-cell>
          <table:table-cell/>
          <table:table-cell office:value-type="float" office:value="56.9283" calcext:value-type="float">
            <text:p>56.928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18.8094" calcext:value-type="float">
            <text:p>18.8094</text:p>
          </table:table-cell>
          <table:table-cell/>
          <table:table-cell office:value-type="float" office:value="49.5097" calcext:value-type="float">
            <text:p>49.509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21.6974" calcext:value-type="float">
            <text:p>21.6974</text:p>
          </table:table-cell>
          <table:table-cell/>
          <table:table-cell office:value-type="float" office:value="42.4286" calcext:value-type="float">
            <text:p>42.428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84.1332" calcext:value-type="float">
            <text:p>84.1332</text:p>
          </table:table-cell>
          <table:table-cell/>
          <table:table-cell office:value-type="float" office:value="53.1721" calcext:value-type="float">
            <text:p>53.172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0.620617" calcext:value-type="float">
            <text:p>0.620617</text:p>
          </table:table-cell>
          <table:table-cell/>
          <table:table-cell office:value-type="float" office:value="57.5345" calcext:value-type="float">
            <text:p>57.534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9.3901" calcext:value-type="float">
            <text:p>9.3901</text:p>
          </table:table-cell>
          <table:table-cell/>
          <table:table-cell office:value-type="float" office:value="46.281" calcext:value-type="float">
            <text:p>46.28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37.3591" calcext:value-type="float">
            <text:p>37.3591</text:p>
          </table:table-cell>
          <table:table-cell/>
          <table:table-cell office:value-type="float" office:value="49.8654" calcext:value-type="float">
            <text:p>49.865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3.20518" calcext:value-type="float">
            <text:p>3.20518</text:p>
          </table:table-cell>
          <table:table-cell/>
          <table:table-cell office:value-type="float" office:value="51.4749" calcext:value-type="float">
            <text:p>51.474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79.5611" calcext:value-type="float">
            <text:p>79.5611</text:p>
          </table:table-cell>
          <table:table-cell/>
          <table:table-cell office:value-type="float" office:value="53.0062" calcext:value-type="float">
            <text:p>53.006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28.3808" calcext:value-type="float">
            <text:p>28.3808</text:p>
          </table:table-cell>
          <table:table-cell/>
          <table:table-cell office:value-type="float" office:value="47.0229" calcext:value-type="float">
            <text:p>47.0229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9.9674" calcext:value-type="float">
            <text:p>89.9674</text:p>
          </table:table-cell>
          <table:table-cell/>
          <table:table-cell office:value-type="float" office:value="48.85" calcext:value-type="float">
            <text:p>48.8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7.8091" calcext:value-type="float">
            <text:p>57.8091</text:p>
          </table:table-cell>
          <table:table-cell/>
          <table:table-cell office:value-type="float" office:value="45.2688" calcext:value-type="float">
            <text:p>45.268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78.7475" calcext:value-type="float">
            <text:p>78.7475</text:p>
          </table:table-cell>
          <table:table-cell/>
          <table:table-cell office:value-type="float" office:value="59.2677" calcext:value-type="float">
            <text:p>59.267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31.4914" calcext:value-type="float">
            <text:p>31.4914</text:p>
          </table:table-cell>
          <table:table-cell/>
          <table:table-cell office:value-type="float" office:value="54.9103" calcext:value-type="float">
            <text:p>54.910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58.6725" calcext:value-type="float">
            <text:p>58.6725</text:p>
          </table:table-cell>
          <table:table-cell/>
          <table:table-cell office:value-type="float" office:value="44.9324" calcext:value-type="float">
            <text:p>44.932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71.2237" calcext:value-type="float">
            <text:p>71.2237</text:p>
          </table:table-cell>
          <table:table-cell/>
          <table:table-cell office:value-type="float" office:value="50.0921" calcext:value-type="float">
            <text:p>50.092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18.7991" calcext:value-type="float">
            <text:p>18.7991</text:p>
          </table:table-cell>
          <table:table-cell/>
          <table:table-cell office:value-type="float" office:value="42.0011" calcext:value-type="float">
            <text:p>42.001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44.383" calcext:value-type="float">
            <text:p>44.383</text:p>
          </table:table-cell>
          <table:table-cell/>
          <table:table-cell office:value-type="float" office:value="42.2584" calcext:value-type="float">
            <text:p>42.2584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53.7927" calcext:value-type="float">
            <text:p>53.7927</text:p>
          </table:table-cell>
          <table:table-cell/>
          <table:table-cell office:value-type="float" office:value="55.9702" calcext:value-type="float">
            <text:p>55.970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3.93115" calcext:value-type="float">
            <text:p>3.93115</text:p>
          </table:table-cell>
          <table:table-cell/>
          <table:table-cell office:value-type="float" office:value="53.4206" calcext:value-type="float">
            <text:p>53.420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94.9182" calcext:value-type="float">
            <text:p>94.9182</text:p>
          </table:table-cell>
          <table:table-cell/>
          <table:table-cell office:value-type="float" office:value="47.729" calcext:value-type="float">
            <text:p>47.72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8.1902" calcext:value-type="float">
            <text:p>48.1902</text:p>
          </table:table-cell>
          <table:table-cell/>
          <table:table-cell office:value-type="float" office:value="52.9574" calcext:value-type="float">
            <text:p>52.957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96.484" calcext:value-type="float">
            <text:p>96.484</text:p>
          </table:table-cell>
          <table:table-cell/>
          <table:table-cell office:value-type="float" office:value="50.7379" calcext:value-type="float">
            <text:p>50.737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6.83776" calcext:value-type="float">
            <text:p>6.83776</text:p>
          </table:table-cell>
          <table:table-cell/>
          <table:table-cell office:value-type="float" office:value="50.2071" calcext:value-type="float">
            <text:p>50.207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67.7824" calcext:value-type="float">
            <text:p>67.7824</text:p>
          </table:table-cell>
          <table:table-cell/>
          <table:table-cell office:value-type="float" office:value="42.681" calcext:value-type="float">
            <text:p>42.68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28.8103" calcext:value-type="float">
            <text:p>28.8103</text:p>
          </table:table-cell>
          <table:table-cell/>
          <table:table-cell office:value-type="float" office:value="43.8565" calcext:value-type="float">
            <text:p>43.856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51.1484" calcext:value-type="float">
            <text:p>51.1484</text:p>
          </table:table-cell>
          <table:table-cell/>
          <table:table-cell office:value-type="float" office:value="49.3969" calcext:value-type="float">
            <text:p>49.396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93.2607" calcext:value-type="float">
            <text:p>93.2607</text:p>
          </table:table-cell>
          <table:table-cell/>
          <table:table-cell office:value-type="float" office:value="48.0075" calcext:value-type="float">
            <text:p>48.007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13.0232" calcext:value-type="float">
            <text:p>13.0232</text:p>
          </table:table-cell>
          <table:table-cell/>
          <table:table-cell office:value-type="float" office:value="51.778" calcext:value-type="float">
            <text:p>51.77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93.5125" calcext:value-type="float">
            <text:p>93.5125</text:p>
          </table:table-cell>
          <table:table-cell/>
          <table:table-cell office:value-type="float" office:value="55.7815" calcext:value-type="float">
            <text:p>55.781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6.4727" calcext:value-type="float">
            <text:p>56.4727</text:p>
          </table:table-cell>
          <table:table-cell/>
          <table:table-cell office:value-type="float" office:value="53.3775" calcext:value-type="float">
            <text:p>53.377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23.7517" calcext:value-type="float">
            <text:p>23.7517</text:p>
          </table:table-cell>
          <table:table-cell/>
          <table:table-cell office:value-type="float" office:value="59.2911" calcext:value-type="float">
            <text:p>59.291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48.4867" calcext:value-type="float">
            <text:p>48.4867</text:p>
          </table:table-cell>
          <table:table-cell/>
          <table:table-cell office:value-type="float" office:value="49.6336" calcext:value-type="float">
            <text:p>49.633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76.3329" calcext:value-type="float">
            <text:p>76.3329</text:p>
          </table:table-cell>
          <table:table-cell/>
          <table:table-cell office:value-type="float" office:value="48.2256" calcext:value-type="float">
            <text:p>48.225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64.1232" calcext:value-type="float">
            <text:p>64.1232</text:p>
          </table:table-cell>
          <table:table-cell/>
          <table:table-cell office:value-type="float" office:value="54.1699" calcext:value-type="float">
            <text:p>54.1699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43.9858" calcext:value-type="float">
            <text:p>43.9858</text:p>
          </table:table-cell>
          <table:table-cell/>
          <table:table-cell office:value-type="float" office:value="47.7526" calcext:value-type="float">
            <text:p>47.752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45.4758" calcext:value-type="float">
            <text:p>45.4758</text:p>
          </table:table-cell>
          <table:table-cell/>
          <table:table-cell office:value-type="float" office:value="43.2973" calcext:value-type="float">
            <text:p>43.297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56.1979" calcext:value-type="float">
            <text:p>56.1979</text:p>
          </table:table-cell>
          <table:table-cell/>
          <table:table-cell office:value-type="float" office:value="56.5861" calcext:value-type="float">
            <text:p>56.586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4.2377" calcext:value-type="float">
            <text:p>44.2377</text:p>
          </table:table-cell>
          <table:table-cell/>
          <table:table-cell office:value-type="float" office:value="53.4137" calcext:value-type="float">
            <text:p>53.41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office:value-type="float" office:value="63.4426" calcext:value-type="float">
            <text:p>63.4426</text:p>
          </table:table-cell>
          <table:table-cell/>
          <table:table-cell office:value-type="float" office:value="50.9959" calcext:value-type="float">
            <text:p>50.995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92.3412" calcext:value-type="float">
            <text:p>92.3412</text:p>
          </table:table-cell>
          <table:table-cell/>
          <table:table-cell office:value-type="float" office:value="58.4939" calcext:value-type="float">
            <text:p>58.493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2.37585" calcext:value-type="float">
            <text:p>2.37585</text:p>
          </table:table-cell>
          <table:table-cell/>
          <table:table-cell office:value-type="float" office:value="59.195" calcext:value-type="float">
            <text:p>59.19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35.8452" calcext:value-type="float">
            <text:p>35.8452</text:p>
          </table:table-cell>
          <table:table-cell/>
          <table:table-cell office:value-type="float" office:value="56.4995" calcext:value-type="float">
            <text:p>56.499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45.9339" calcext:value-type="float">
            <text:p>45.9339</text:p>
          </table:table-cell>
          <table:table-cell/>
          <table:table-cell office:value-type="float" office:value="41.7439" calcext:value-type="float">
            <text:p>41.743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65.768" calcext:value-type="float">
            <text:p>65.768</text:p>
          </table:table-cell>
          <table:table-cell/>
          <table:table-cell office:value-type="float" office:value="45.6107" calcext:value-type="float">
            <text:p>45.610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95.7698" calcext:value-type="float">
            <text:p>95.7698</text:p>
          </table:table-cell>
          <table:table-cell/>
          <table:table-cell office:value-type="float" office:value="52.183" calcext:value-type="float">
            <text:p>52.18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25.8017" calcext:value-type="float">
            <text:p>25.8017</text:p>
          </table:table-cell>
          <table:table-cell/>
          <table:table-cell office:value-type="float" office:value="54.1442" calcext:value-type="float">
            <text:p>54.144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1.435" calcext:value-type="float">
            <text:p>81.435</text:p>
          </table:table-cell>
          <table:table-cell/>
          <table:table-cell office:value-type="float" office:value="53.2631" calcext:value-type="float">
            <text:p>53.263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2.4806" calcext:value-type="float">
            <text:p>82.4806</text:p>
          </table:table-cell>
          <table:table-cell/>
          <table:table-cell office:value-type="float" office:value="50.1547" calcext:value-type="float">
            <text:p>50.154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8.65195" calcext:value-type="float">
            <text:p>8.65195</text:p>
          </table:table-cell>
          <table:table-cell/>
          <table:table-cell office:value-type="float" office:value="42.8087" calcext:value-type="float">
            <text:p>42.808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99.1398" calcext:value-type="float">
            <text:p>99.1398</text:p>
          </table:table-cell>
          <table:table-cell/>
          <table:table-cell office:value-type="float" office:value="48.9693" calcext:value-type="float">
            <text:p>48.969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42.6347" calcext:value-type="float">
            <text:p>42.6347</text:p>
          </table:table-cell>
          <table:table-cell/>
          <table:table-cell office:value-type="float" office:value="45.0449" calcext:value-type="float">
            <text:p>45.044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81.1215" calcext:value-type="float">
            <text:p>81.1215</text:p>
          </table:table-cell>
          <table:table-cell/>
          <table:table-cell office:value-type="float" office:value="44.6677" calcext:value-type="float">
            <text:p>44.667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82.7911" calcext:value-type="float">
            <text:p>82.7911</text:p>
          </table:table-cell>
          <table:table-cell/>
          <table:table-cell office:value-type="float" office:value="49.1483" calcext:value-type="float">
            <text:p>49.148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33.9341" calcext:value-type="float">
            <text:p>33.9341</text:p>
          </table:table-cell>
          <table:table-cell/>
          <table:table-cell office:value-type="float" office:value="41.2349" calcext:value-type="float">
            <text:p>41.234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43.5585" calcext:value-type="float">
            <text:p>43.5585</text:p>
          </table:table-cell>
          <table:table-cell/>
          <table:table-cell office:value-type="float" office:value="58.532" calcext:value-type="float">
            <text:p>58.53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80.845" calcext:value-type="float">
            <text:p>80.845</text:p>
          </table:table-cell>
          <table:table-cell/>
          <table:table-cell office:value-type="float" office:value="55.7501" calcext:value-type="float">
            <text:p>55.750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43.6035" calcext:value-type="float">
            <text:p>43.6035</text:p>
          </table:table-cell>
          <table:table-cell/>
          <table:table-cell office:value-type="float" office:value="55.2916" calcext:value-type="float">
            <text:p>55.291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29.6213" calcext:value-type="float">
            <text:p>29.6213</text:p>
          </table:table-cell>
          <table:table-cell/>
          <table:table-cell office:value-type="float" office:value="44.8308" calcext:value-type="float">
            <text:p>44.830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9.528" calcext:value-type="float">
            <text:p>39.528</text:p>
          </table:table-cell>
          <table:table-cell/>
          <table:table-cell office:value-type="float" office:value="45.1881" calcext:value-type="float">
            <text:p>45.188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0.0053" calcext:value-type="float">
            <text:p>40.0053</text:p>
          </table:table-cell>
          <table:table-cell/>
          <table:table-cell office:value-type="float" office:value="52.6795" calcext:value-type="float">
            <text:p>52.679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13.1295" calcext:value-type="float">
            <text:p>13.1295</text:p>
          </table:table-cell>
          <table:table-cell/>
          <table:table-cell office:value-type="float" office:value="46.3365" calcext:value-type="float">
            <text:p>46.336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60.8613" calcext:value-type="float">
            <text:p>60.8613</text:p>
          </table:table-cell>
          <table:table-cell/>
          <table:table-cell office:value-type="float" office:value="49.935" calcext:value-type="float">
            <text:p>49.93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5.4253" calcext:value-type="float">
            <text:p>85.4253</text:p>
          </table:table-cell>
          <table:table-cell/>
          <table:table-cell office:value-type="float" office:value="52.7919" calcext:value-type="float">
            <text:p>52.791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20.3771" calcext:value-type="float">
            <text:p>20.3771</text:p>
          </table:table-cell>
          <table:table-cell/>
          <table:table-cell office:value-type="float" office:value="44.9247" calcext:value-type="float">
            <text:p>44.924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3.5475" calcext:value-type="float">
            <text:p>23.5475</text:p>
          </table:table-cell>
          <table:table-cell/>
          <table:table-cell office:value-type="float" office:value="46.2127" calcext:value-type="float">
            <text:p>46.212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86.2537" calcext:value-type="float">
            <text:p>86.2537</text:p>
          </table:table-cell>
          <table:table-cell/>
          <table:table-cell office:value-type="float" office:value="57.1675" calcext:value-type="float">
            <text:p>57.167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33.0473" calcext:value-type="float">
            <text:p>33.0473</text:p>
          </table:table-cell>
          <table:table-cell/>
          <table:table-cell office:value-type="float" office:value="58.4894" calcext:value-type="float">
            <text:p>58.489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53.0756" calcext:value-type="float">
            <text:p>53.0756</text:p>
          </table:table-cell>
          <table:table-cell/>
          <table:table-cell office:value-type="float" office:value="48.8093" calcext:value-type="float">
            <text:p>48.809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12.3083" calcext:value-type="float">
            <text:p>12.3083</text:p>
          </table:table-cell>
          <table:table-cell/>
          <table:table-cell office:value-type="float" office:value="45.7655" calcext:value-type="float">
            <text:p>45.765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0.1117" calcext:value-type="float">
            <text:p>50.1117</text:p>
          </table:table-cell>
          <table:table-cell/>
          <table:table-cell office:value-type="float" office:value="48.0698" calcext:value-type="float">
            <text:p>48.069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0.837078" calcext:value-type="float">
            <text:p>0.837078</text:p>
          </table:table-cell>
          <table:table-cell/>
          <table:table-cell office:value-type="float" office:value="53.4443" calcext:value-type="float">
            <text:p>53.444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92.499" calcext:value-type="float">
            <text:p>92.499</text:p>
          </table:table-cell>
          <table:table-cell/>
          <table:table-cell office:value-type="float" office:value="43.4471" calcext:value-type="float">
            <text:p>43.447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68.7075" calcext:value-type="float">
            <text:p>68.7075</text:p>
          </table:table-cell>
          <table:table-cell/>
          <table:table-cell office:value-type="float" office:value="52.1442" calcext:value-type="float">
            <text:p>52.144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2.2226" calcext:value-type="float">
            <text:p>72.2226</text:p>
          </table:table-cell>
          <table:table-cell/>
          <table:table-cell office:value-type="float" office:value="58.2676" calcext:value-type="float">
            <text:p>58.267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38.8235" calcext:value-type="float">
            <text:p>38.8235</text:p>
          </table:table-cell>
          <table:table-cell/>
          <table:table-cell office:value-type="float" office:value="45.3586" calcext:value-type="float">
            <text:p>45.358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76.6313" calcext:value-type="float">
            <text:p>76.6313</text:p>
          </table:table-cell>
          <table:table-cell/>
          <table:table-cell office:value-type="float" office:value="46.483" calcext:value-type="float">
            <text:p>46.48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83.9641" calcext:value-type="float">
            <text:p>83.9641</text:p>
          </table:table-cell>
          <table:table-cell/>
          <table:table-cell office:value-type="float" office:value="45.6342" calcext:value-type="float">
            <text:p>45.634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54.1869" calcext:value-type="float">
            <text:p>54.1869</text:p>
          </table:table-cell>
          <table:table-cell/>
          <table:table-cell office:value-type="float" office:value="44.5541" calcext:value-type="float">
            <text:p>44.554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56.99" calcext:value-type="float">
            <text:p>56.99</text:p>
          </table:table-cell>
          <table:table-cell/>
          <table:table-cell office:value-type="float" office:value="50.2834" calcext:value-type="float">
            <text:p>50.283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49.8014" calcext:value-type="float">
            <text:p>49.8014</text:p>
          </table:table-cell>
          <table:table-cell/>
          <table:table-cell office:value-type="float" office:value="59.3147" calcext:value-type="float">
            <text:p>59.314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80.4718" calcext:value-type="float">
            <text:p>80.4718</text:p>
          </table:table-cell>
          <table:table-cell/>
          <table:table-cell office:value-type="float" office:value="34.4106" calcext:value-type="float">
            <text:p>34.410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81.4814" calcext:value-type="float">
            <text:p>81.4814</text:p>
          </table:table-cell>
          <table:table-cell/>
          <table:table-cell office:value-type="float" office:value="46.8319" calcext:value-type="float">
            <text:p>46.83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88.7808" calcext:value-type="float">
            <text:p>88.7808</text:p>
          </table:table-cell>
          <table:table-cell/>
          <table:table-cell office:value-type="float" office:value="56.2113" calcext:value-type="float">
            <text:p>56.211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22.6502" calcext:value-type="float">
            <text:p>22.6502</text:p>
          </table:table-cell>
          <table:table-cell/>
          <table:table-cell office:value-type="float" office:value="46.4097" calcext:value-type="float">
            <text:p>46.409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62.5744" calcext:value-type="float">
            <text:p>62.5744</text:p>
          </table:table-cell>
          <table:table-cell/>
          <table:table-cell office:value-type="float" office:value="57.7011" calcext:value-type="float">
            <text:p>57.701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72.7712" calcext:value-type="float">
            <text:p>72.7712</text:p>
          </table:table-cell>
          <table:table-cell/>
          <table:table-cell office:value-type="float" office:value="52.6504" calcext:value-type="float">
            <text:p>52.650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7.1076" calcext:value-type="float">
            <text:p>17.1076</text:p>
          </table:table-cell>
          <table:table-cell/>
          <table:table-cell office:value-type="float" office:value="58.323" calcext:value-type="float">
            <text:p>58.32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60.5667" calcext:value-type="float">
            <text:p>60.5667</text:p>
          </table:table-cell>
          <table:table-cell/>
          <table:table-cell office:value-type="float" office:value="36.8845" calcext:value-type="float">
            <text:p>36.884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74.2296" calcext:value-type="float">
            <text:p>74.2296</text:p>
          </table:table-cell>
          <table:table-cell/>
          <table:table-cell office:value-type="float" office:value="49.9212" calcext:value-type="float">
            <text:p>49.921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28.8563" calcext:value-type="float">
            <text:p>28.8563</text:p>
          </table:table-cell>
          <table:table-cell/>
          <table:table-cell office:value-type="float" office:value="50.3398" calcext:value-type="float">
            <text:p>50.339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81.6082" calcext:value-type="float">
            <text:p>81.6082</text:p>
          </table:table-cell>
          <table:table-cell/>
          <table:table-cell office:value-type="float" office:value="49.278" calcext:value-type="float">
            <text:p>49.27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22.8928" calcext:value-type="float">
            <text:p>22.8928</text:p>
          </table:table-cell>
          <table:table-cell/>
          <table:table-cell office:value-type="float" office:value="56.7689" calcext:value-type="float">
            <text:p>56.768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3.18049" calcext:value-type="float">
            <text:p>3.18049</text:p>
          </table:table-cell>
          <table:table-cell/>
          <table:table-cell office:value-type="float" office:value="55.2025" calcext:value-type="float">
            <text:p>55.202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26.3076" calcext:value-type="float">
            <text:p>26.3076</text:p>
          </table:table-cell>
          <table:table-cell/>
          <table:table-cell office:value-type="float" office:value="54.3047" calcext:value-type="float">
            <text:p>54.304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95.6058" calcext:value-type="float">
            <text:p>95.6058</text:p>
          </table:table-cell>
          <table:table-cell/>
          <table:table-cell office:value-type="float" office:value="45.3946" calcext:value-type="float">
            <text:p>45.394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80.9135" calcext:value-type="float">
            <text:p>80.9135</text:p>
          </table:table-cell>
          <table:table-cell/>
          <table:table-cell office:value-type="float" office:value="47.5484" calcext:value-type="float">
            <text:p>47.548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54.4192" calcext:value-type="float">
            <text:p>54.4192</text:p>
          </table:table-cell>
          <table:table-cell/>
          <table:table-cell office:value-type="float" office:value="55.574" calcext:value-type="float">
            <text:p>55.574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3.82137" calcext:value-type="float">
            <text:p>3.82137</text:p>
          </table:table-cell>
          <table:table-cell/>
          <table:table-cell office:value-type="float" office:value="48.9507" calcext:value-type="float">
            <text:p>48.9507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93.307" calcext:value-type="float">
            <text:p>93.307</text:p>
          </table:table-cell>
          <table:table-cell/>
          <table:table-cell office:value-type="float" office:value="61.5183" calcext:value-type="float">
            <text:p>61.518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38.6269" calcext:value-type="float">
            <text:p>38.6269</text:p>
          </table:table-cell>
          <table:table-cell/>
          <table:table-cell office:value-type="float" office:value="43.3052" calcext:value-type="float">
            <text:p>43.305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44.3068" calcext:value-type="float">
            <text:p>44.3068</text:p>
          </table:table-cell>
          <table:table-cell/>
          <table:table-cell office:value-type="float" office:value="58.3187" calcext:value-type="float">
            <text:p>58.318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39.6022" calcext:value-type="float">
            <text:p>39.6022</text:p>
          </table:table-cell>
          <table:table-cell/>
          <table:table-cell office:value-type="float" office:value="53.4838" calcext:value-type="float">
            <text:p>53.483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40.473" calcext:value-type="float">
            <text:p>40.473</text:p>
          </table:table-cell>
          <table:table-cell/>
          <table:table-cell office:value-type="float" office:value="47.7149" calcext:value-type="float">
            <text:p>47.7149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66.3636" calcext:value-type="float">
            <text:p>66.3636</text:p>
          </table:table-cell>
          <table:table-cell/>
          <table:table-cell office:value-type="float" office:value="52.0105" calcext:value-type="float">
            <text:p>52.01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31.6838" calcext:value-type="float">
            <text:p>31.6838</text:p>
          </table:table-cell>
          <table:table-cell/>
          <table:table-cell office:value-type="float" office:value="53.1283" calcext:value-type="float">
            <text:p>53.128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5.67814" calcext:value-type="float">
            <text:p>5.67814</text:p>
          </table:table-cell>
          <table:table-cell/>
          <table:table-cell office:value-type="float" office:value="41.0388" calcext:value-type="float">
            <text:p>41.038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68.1988" calcext:value-type="float">
            <text:p>68.1988</text:p>
          </table:table-cell>
          <table:table-cell/>
          <table:table-cell office:value-type="float" office:value="47.7555" calcext:value-type="float">
            <text:p>47.755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61.9935" calcext:value-type="float">
            <text:p>61.9935</text:p>
          </table:table-cell>
          <table:table-cell/>
          <table:table-cell office:value-type="float" office:value="48.0356" calcext:value-type="float">
            <text:p>48.03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16.8328" calcext:value-type="float">
            <text:p>16.8328</text:p>
          </table:table-cell>
          <table:table-cell/>
          <table:table-cell office:value-type="float" office:value="49.8063" calcext:value-type="float">
            <text:p>49.806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78.8565" calcext:value-type="float">
            <text:p>78.8565</text:p>
          </table:table-cell>
          <table:table-cell/>
          <table:table-cell office:value-type="float" office:value="57.3592" calcext:value-type="float">
            <text:p>57.359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75.6697" calcext:value-type="float">
            <text:p>75.6697</text:p>
          </table:table-cell>
          <table:table-cell/>
          <table:table-cell office:value-type="float" office:value="46.5634" calcext:value-type="float">
            <text:p>46.563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26.7803" calcext:value-type="float">
            <text:p>26.7803</text:p>
          </table:table-cell>
          <table:table-cell/>
          <table:table-cell office:value-type="float" office:value="48.687" calcext:value-type="float">
            <text:p>48.68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86.8451" calcext:value-type="float">
            <text:p>86.8451</text:p>
          </table:table-cell>
          <table:table-cell/>
          <table:table-cell office:value-type="float" office:value="54.4052" calcext:value-type="float">
            <text:p>54.405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79.5016" calcext:value-type="float">
            <text:p>79.5016</text:p>
          </table:table-cell>
          <table:table-cell/>
          <table:table-cell office:value-type="float" office:value="50.8238" calcext:value-type="float">
            <text:p>50.8238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61.9954" calcext:value-type="float">
            <text:p>61.9954</text:p>
          </table:table-cell>
          <table:table-cell/>
          <table:table-cell office:value-type="float" office:value="56.3165" calcext:value-type="float">
            <text:p>56.316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3.9201" calcext:value-type="float">
            <text:p>33.9201</text:p>
          </table:table-cell>
          <table:table-cell/>
          <table:table-cell office:value-type="float" office:value="42.5758" calcext:value-type="float">
            <text:p>42.575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4.15201" calcext:value-type="float">
            <text:p>4.15201</text:p>
          </table:table-cell>
          <table:table-cell/>
          <table:table-cell office:value-type="float" office:value="42.6075" calcext:value-type="float">
            <text:p>42.607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25.2387" calcext:value-type="float">
            <text:p>25.2387</text:p>
          </table:table-cell>
          <table:table-cell/>
          <table:table-cell office:value-type="float" office:value="43.0747" calcext:value-type="float">
            <text:p>43.0747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83.636" calcext:value-type="float">
            <text:p>83.636</text:p>
          </table:table-cell>
          <table:table-cell/>
          <table:table-cell office:value-type="float" office:value="51.7261" calcext:value-type="float">
            <text:p>51.726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21.1133" calcext:value-type="float">
            <text:p>21.1133</text:p>
          </table:table-cell>
          <table:table-cell/>
          <table:table-cell office:value-type="float" office:value="49.0348" calcext:value-type="float">
            <text:p>49.0348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44.934" calcext:value-type="float">
            <text:p>44.934</text:p>
          </table:table-cell>
          <table:table-cell/>
          <table:table-cell office:value-type="float" office:value="46.8463" calcext:value-type="float">
            <text:p>46.846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6.6909" calcext:value-type="float">
            <text:p>36.6909</text:p>
          </table:table-cell>
          <table:table-cell/>
          <table:table-cell office:value-type="float" office:value="54.7608" calcext:value-type="float">
            <text:p>54.760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0.6736" calcext:value-type="float">
            <text:p>80.6736</text:p>
          </table:table-cell>
          <table:table-cell/>
          <table:table-cell office:value-type="float" office:value="47.5586" calcext:value-type="float">
            <text:p>47.558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45.7028" calcext:value-type="float">
            <text:p>45.7028</text:p>
          </table:table-cell>
          <table:table-cell/>
          <table:table-cell office:value-type="float" office:value="53.5134" calcext:value-type="float">
            <text:p>53.513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7.4882" calcext:value-type="float">
            <text:p>47.4882</text:p>
          </table:table-cell>
          <table:table-cell/>
          <table:table-cell office:value-type="float" office:value="47.2705" calcext:value-type="float">
            <text:p>47.270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81.1125" calcext:value-type="float">
            <text:p>81.1125</text:p>
          </table:table-cell>
          <table:table-cell/>
          <table:table-cell office:value-type="float" office:value="45.6749" calcext:value-type="float">
            <text:p>45.674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75.0908" calcext:value-type="float">
            <text:p>75.0908</text:p>
          </table:table-cell>
          <table:table-cell/>
          <table:table-cell office:value-type="float" office:value="47.8927" calcext:value-type="float">
            <text:p>47.892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88.8879" calcext:value-type="float">
            <text:p>88.8879</text:p>
          </table:table-cell>
          <table:table-cell/>
          <table:table-cell office:value-type="float" office:value="48.6747" calcext:value-type="float">
            <text:p>48.67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5.7833" calcext:value-type="float">
            <text:p>25.7833</text:p>
          </table:table-cell>
          <table:table-cell/>
          <table:table-cell office:value-type="float" office:value="51.5476" calcext:value-type="float">
            <text:p>51.547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88.0393" calcext:value-type="float">
            <text:p>88.0393</text:p>
          </table:table-cell>
          <table:table-cell/>
          <table:table-cell office:value-type="float" office:value="38.5002" calcext:value-type="float">
            <text:p>38.500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9.6027" calcext:value-type="float">
            <text:p>39.6027</text:p>
          </table:table-cell>
          <table:table-cell/>
          <table:table-cell office:value-type="float" office:value="53.0577" calcext:value-type="float">
            <text:p>53.057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86.5673" calcext:value-type="float">
            <text:p>86.5673</text:p>
          </table:table-cell>
          <table:table-cell/>
          <table:table-cell office:value-type="float" office:value="54.1306" calcext:value-type="float">
            <text:p>54.1306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51.5494" calcext:value-type="float">
            <text:p>51.5494</text:p>
          </table:table-cell>
          <table:table-cell/>
          <table:table-cell office:value-type="float" office:value="46.4935" calcext:value-type="float">
            <text:p>46.493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19.8722" calcext:value-type="float">
            <text:p>19.8722</text:p>
          </table:table-cell>
          <table:table-cell/>
          <table:table-cell office:value-type="float" office:value="46.475" calcext:value-type="float">
            <text:p>46.47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66.6202" calcext:value-type="float">
            <text:p>66.6202</text:p>
          </table:table-cell>
          <table:table-cell/>
          <table:table-cell office:value-type="float" office:value="56.154" calcext:value-type="float">
            <text:p>56.15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1.1461" calcext:value-type="float">
            <text:p>71.1461</text:p>
          </table:table-cell>
          <table:table-cell/>
          <table:table-cell office:value-type="float" office:value="51.3194" calcext:value-type="float">
            <text:p>51.319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46.426" calcext:value-type="float">
            <text:p>46.426</text:p>
          </table:table-cell>
          <table:table-cell/>
          <table:table-cell office:value-type="float" office:value="48.0307" calcext:value-type="float">
            <text:p>48.030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3.8207" calcext:value-type="float">
            <text:p>33.8207</text:p>
          </table:table-cell>
          <table:table-cell/>
          <table:table-cell office:value-type="float" office:value="47.8972" calcext:value-type="float">
            <text:p>47.897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6.9687" calcext:value-type="float">
            <text:p>26.9687</text:p>
          </table:table-cell>
          <table:table-cell/>
          <table:table-cell office:value-type="float" office:value="47.4366" calcext:value-type="float">
            <text:p>47.436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95.5077" calcext:value-type="float">
            <text:p>95.5077</text:p>
          </table:table-cell>
          <table:table-cell/>
          <table:table-cell office:value-type="float" office:value="46.4756" calcext:value-type="float">
            <text:p>46.475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9.08357" calcext:value-type="float">
            <text:p>9.08357</text:p>
          </table:table-cell>
          <table:table-cell/>
          <table:table-cell office:value-type="float" office:value="44.303" calcext:value-type="float">
            <text:p>44.30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33.8528" calcext:value-type="float">
            <text:p>33.8528</text:p>
          </table:table-cell>
          <table:table-cell/>
          <table:table-cell office:value-type="float" office:value="48.2454" calcext:value-type="float">
            <text:p>48.245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94.2873" calcext:value-type="float">
            <text:p>94.2873</text:p>
          </table:table-cell>
          <table:table-cell/>
          <table:table-cell office:value-type="float" office:value="49.693" calcext:value-type="float">
            <text:p>49.69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5.60557" calcext:value-type="float">
            <text:p>5.60557</text:p>
          </table:table-cell>
          <table:table-cell/>
          <table:table-cell office:value-type="float" office:value="48.5447" calcext:value-type="float">
            <text:p>48.544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18.6436" calcext:value-type="float">
            <text:p>18.6436</text:p>
          </table:table-cell>
          <table:table-cell/>
          <table:table-cell office:value-type="float" office:value="52.9064" calcext:value-type="float">
            <text:p>52.906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74.5755" calcext:value-type="float">
            <text:p>74.5755</text:p>
          </table:table-cell>
          <table:table-cell/>
          <table:table-cell office:value-type="float" office:value="51.8466" calcext:value-type="float">
            <text:p>51.846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96.8764" calcext:value-type="float">
            <text:p>96.8764</text:p>
          </table:table-cell>
          <table:table-cell/>
          <table:table-cell office:value-type="float" office:value="50.9781" calcext:value-type="float">
            <text:p>50.978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38.542" calcext:value-type="float">
            <text:p>38.542</text:p>
          </table:table-cell>
          <table:table-cell/>
          <table:table-cell office:value-type="float" office:value="51.9064" calcext:value-type="float">
            <text:p>51.906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office:value-type="float" office:value="78.1961" calcext:value-type="float">
            <text:p>78.1961</text:p>
          </table:table-cell>
          <table:table-cell/>
          <table:table-cell office:value-type="float" office:value="66.2149" calcext:value-type="float">
            <text:p>66.21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0.097" calcext:value-type="float">
            <text:p>30.097</text:p>
          </table:table-cell>
          <table:table-cell/>
          <table:table-cell office:value-type="float" office:value="53.6613" calcext:value-type="float">
            <text:p>53.661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office:value-type="float" office:value="2.99151" calcext:value-type="float">
            <text:p>2.99151</text:p>
          </table:table-cell>
          <table:table-cell/>
          <table:table-cell office:value-type="float" office:value="57.8984" calcext:value-type="float">
            <text:p>57.898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45.4367" calcext:value-type="float">
            <text:p>45.4367</text:p>
          </table:table-cell>
          <table:table-cell/>
          <table:table-cell office:value-type="float" office:value="51.2011" calcext:value-type="float">
            <text:p>51.201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49.0613" calcext:value-type="float">
            <text:p>49.0613</text:p>
          </table:table-cell>
          <table:table-cell/>
          <table:table-cell office:value-type="float" office:value="44.1823" calcext:value-type="float">
            <text:p>44.182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58.2349" calcext:value-type="float">
            <text:p>58.2349</text:p>
          </table:table-cell>
          <table:table-cell/>
          <table:table-cell office:value-type="float" office:value="54.17" calcext:value-type="float">
            <text:p>54.1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81.7506" calcext:value-type="float">
            <text:p>81.7506</text:p>
          </table:table-cell>
          <table:table-cell/>
          <table:table-cell office:value-type="float" office:value="46.5826" calcext:value-type="float">
            <text:p>46.582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33.2982" calcext:value-type="float">
            <text:p>33.2982</text:p>
          </table:table-cell>
          <table:table-cell/>
          <table:table-cell office:value-type="float" office:value="50.1268" calcext:value-type="float">
            <text:p>50.126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0.8962" calcext:value-type="float">
            <text:p>70.8962</text:p>
          </table:table-cell>
          <table:table-cell/>
          <table:table-cell office:value-type="float" office:value="52.9116" calcext:value-type="float">
            <text:p>52.911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10.9758" calcext:value-type="float">
            <text:p>10.9758</text:p>
          </table:table-cell>
          <table:table-cell/>
          <table:table-cell office:value-type="float" office:value="42.2796" calcext:value-type="float">
            <text:p>42.279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12.8491" calcext:value-type="float">
            <text:p>12.8491</text:p>
          </table:table-cell>
          <table:table-cell/>
          <table:table-cell office:value-type="float" office:value="50.7292" calcext:value-type="float">
            <text:p>50.729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9.1669" calcext:value-type="float">
            <text:p>99.1669</text:p>
          </table:table-cell>
          <table:table-cell/>
          <table:table-cell office:value-type="float" office:value="54.7094" calcext:value-type="float">
            <text:p>54.709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8.4889" calcext:value-type="float">
            <text:p>28.4889</text:p>
          </table:table-cell>
          <table:table-cell/>
          <table:table-cell office:value-type="float" office:value="60.2687" calcext:value-type="float">
            <text:p>60.268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7.8676" calcext:value-type="float">
            <text:p>97.8676</text:p>
          </table:table-cell>
          <table:table-cell/>
          <table:table-cell office:value-type="float" office:value="45.6047" calcext:value-type="float">
            <text:p>45.604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6.2769" calcext:value-type="float">
            <text:p>96.2769</text:p>
          </table:table-cell>
          <table:table-cell/>
          <table:table-cell office:value-type="float" office:value="46.9428" calcext:value-type="float">
            <text:p>46.942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98.007" calcext:value-type="float">
            <text:p>98.007</text:p>
          </table:table-cell>
          <table:table-cell/>
          <table:table-cell office:value-type="float" office:value="46.0514" calcext:value-type="float">
            <text:p>46.051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.18362" calcext:value-type="float">
            <text:p>5.18362</text:p>
          </table:table-cell>
          <table:table-cell/>
          <table:table-cell office:value-type="float" office:value="47.9876" calcext:value-type="float">
            <text:p>47.987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74.7182" calcext:value-type="float">
            <text:p>74.7182</text:p>
          </table:table-cell>
          <table:table-cell/>
          <table:table-cell office:value-type="float" office:value="51.6602" calcext:value-type="float">
            <text:p>51.660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54.7036" calcext:value-type="float">
            <text:p>54.7036</text:p>
          </table:table-cell>
          <table:table-cell/>
          <table:table-cell office:value-type="float" office:value="47.4575" calcext:value-type="float">
            <text:p>47.457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9.0511" calcext:value-type="float">
            <text:p>59.0511</text:p>
          </table:table-cell>
          <table:table-cell/>
          <table:table-cell office:value-type="float" office:value="56.2745" calcext:value-type="float">
            <text:p>56.2745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office:value-type="float" office:value="75.0404" calcext:value-type="float">
            <text:p>75.0404</text:p>
          </table:table-cell>
          <table:table-cell/>
          <table:table-cell office:value-type="float" office:value="47.1954" calcext:value-type="float">
            <text:p>47.195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74.7757" calcext:value-type="float">
            <text:p>74.7757</text:p>
          </table:table-cell>
          <table:table-cell/>
          <table:table-cell office:value-type="float" office:value="46.0733" calcext:value-type="float">
            <text:p>46.073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78.4513" calcext:value-type="float">
            <text:p>78.4513</text:p>
          </table:table-cell>
          <table:table-cell/>
          <table:table-cell office:value-type="float" office:value="45.4069" calcext:value-type="float">
            <text:p>45.406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53.4821" calcext:value-type="float">
            <text:p>53.4821</text:p>
          </table:table-cell>
          <table:table-cell/>
          <table:table-cell office:value-type="float" office:value="53.3893" calcext:value-type="float">
            <text:p>53.389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70.889" calcext:value-type="float">
            <text:p>70.889</text:p>
          </table:table-cell>
          <table:table-cell/>
          <table:table-cell office:value-type="float" office:value="50.9116" calcext:value-type="float">
            <text:p>50.911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7.7175" calcext:value-type="float">
            <text:p>17.7175</text:p>
          </table:table-cell>
          <table:table-cell/>
          <table:table-cell office:value-type="float" office:value="45.2785" calcext:value-type="float">
            <text:p>45.278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5.7108" calcext:value-type="float">
            <text:p>15.7108</text:p>
          </table:table-cell>
          <table:table-cell/>
          <table:table-cell office:value-type="float" office:value="49.8163" calcext:value-type="float">
            <text:p>49.816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85.9252" calcext:value-type="float">
            <text:p>85.9252</text:p>
          </table:table-cell>
          <table:table-cell/>
          <table:table-cell office:value-type="float" office:value="49.0367" calcext:value-type="float">
            <text:p>49.036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32.4545" calcext:value-type="float">
            <text:p>32.4545</text:p>
          </table:table-cell>
          <table:table-cell/>
          <table:table-cell office:value-type="float" office:value="57.9053" calcext:value-type="float">
            <text:p>57.905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80.757" calcext:value-type="float">
            <text:p>80.757</text:p>
          </table:table-cell>
          <table:table-cell/>
          <table:table-cell office:value-type="float" office:value="47.218" calcext:value-type="float">
            <text:p>47.21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3.343" calcext:value-type="float">
            <text:p>73.343</text:p>
          </table:table-cell>
          <table:table-cell/>
          <table:table-cell office:value-type="float" office:value="45.649" calcext:value-type="float">
            <text:p>45.64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4.3402" calcext:value-type="float">
            <text:p>44.3402</text:p>
          </table:table-cell>
          <table:table-cell/>
          <table:table-cell office:value-type="float" office:value="53.4606" calcext:value-type="float">
            <text:p>53.460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46.3995" calcext:value-type="float">
            <text:p>46.3995</text:p>
          </table:table-cell>
          <table:table-cell/>
          <table:table-cell office:value-type="float" office:value="43.7729" calcext:value-type="float">
            <text:p>43.772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47.3639" calcext:value-type="float">
            <text:p>47.3639</text:p>
          </table:table-cell>
          <table:table-cell/>
          <table:table-cell office:value-type="float" office:value="49.0543" calcext:value-type="float">
            <text:p>49.054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2.0166" calcext:value-type="float">
            <text:p>22.0166</text:p>
          </table:table-cell>
          <table:table-cell/>
          <table:table-cell office:value-type="float" office:value="52.3382" calcext:value-type="float">
            <text:p>52.338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28.9738" calcext:value-type="float">
            <text:p>28.9738</text:p>
          </table:table-cell>
          <table:table-cell/>
          <table:table-cell office:value-type="float" office:value="51.4753" calcext:value-type="float">
            <text:p>51.475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68.0461" calcext:value-type="float">
            <text:p>68.0461</text:p>
          </table:table-cell>
          <table:table-cell/>
          <table:table-cell office:value-type="float" office:value="51.9284" calcext:value-type="float">
            <text:p>51.928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4.4447" calcext:value-type="float">
            <text:p>4.4447</text:p>
          </table:table-cell>
          <table:table-cell/>
          <table:table-cell office:value-type="float" office:value="48.7338" calcext:value-type="float">
            <text:p>48.733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87.1522" calcext:value-type="float">
            <text:p>87.1522</text:p>
          </table:table-cell>
          <table:table-cell/>
          <table:table-cell office:value-type="float" office:value="48.0377" calcext:value-type="float">
            <text:p>48.037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23.0226" calcext:value-type="float">
            <text:p>23.0226</text:p>
          </table:table-cell>
          <table:table-cell/>
          <table:table-cell office:value-type="float" office:value="49.9596" calcext:value-type="float">
            <text:p>49.959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5.44068" calcext:value-type="float">
            <text:p>5.44068</text:p>
          </table:table-cell>
          <table:table-cell/>
          <table:table-cell office:value-type="float" office:value="51.8665" calcext:value-type="float">
            <text:p>51.866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18.8037" calcext:value-type="float">
            <text:p>18.8037</text:p>
          </table:table-cell>
          <table:table-cell/>
          <table:table-cell office:value-type="float" office:value="60.4541" calcext:value-type="float">
            <text:p>60.454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70.157" calcext:value-type="float">
            <text:p>70.157</text:p>
          </table:table-cell>
          <table:table-cell/>
          <table:table-cell office:value-type="float" office:value="38.5412" calcext:value-type="float">
            <text:p>38.541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3.4852" calcext:value-type="float">
            <text:p>23.4852</text:p>
          </table:table-cell>
          <table:table-cell/>
          <table:table-cell office:value-type="float" office:value="55.7771" calcext:value-type="float">
            <text:p>55.777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85.4292" calcext:value-type="float">
            <text:p>85.4292</text:p>
          </table:table-cell>
          <table:table-cell/>
          <table:table-cell office:value-type="float" office:value="50.3418" calcext:value-type="float">
            <text:p>50.341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39.5663" calcext:value-type="float">
            <text:p>39.5663</text:p>
          </table:table-cell>
          <table:table-cell/>
          <table:table-cell office:value-type="float" office:value="50.0162" calcext:value-type="float">
            <text:p>50.016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76.9377" calcext:value-type="float">
            <text:p>76.9377</text:p>
          </table:table-cell>
          <table:table-cell/>
          <table:table-cell office:value-type="float" office:value="51.1937" calcext:value-type="float">
            <text:p>51.193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41.6207" calcext:value-type="float">
            <text:p>41.6207</text:p>
          </table:table-cell>
          <table:table-cell/>
          <table:table-cell office:value-type="float" office:value="54.3609" calcext:value-type="float">
            <text:p>54.360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22.4746" calcext:value-type="float">
            <text:p>22.4746</text:p>
          </table:table-cell>
          <table:table-cell/>
          <table:table-cell office:value-type="float" office:value="54.7186" calcext:value-type="float">
            <text:p>54.718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62.4808" calcext:value-type="float">
            <text:p>62.4808</text:p>
          </table:table-cell>
          <table:table-cell/>
          <table:table-cell office:value-type="float" office:value="45.9188" calcext:value-type="float">
            <text:p>45.9188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21.5951" calcext:value-type="float">
            <text:p>21.5951</text:p>
          </table:table-cell>
          <table:table-cell/>
          <table:table-cell office:value-type="float" office:value="44.461" calcext:value-type="float">
            <text:p>44.46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59.8896" calcext:value-type="float">
            <text:p>59.8896</text:p>
          </table:table-cell>
          <table:table-cell/>
          <table:table-cell office:value-type="float" office:value="43.4016" calcext:value-type="float">
            <text:p>43.401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87.0719" calcext:value-type="float">
            <text:p>87.0719</text:p>
          </table:table-cell>
          <table:table-cell/>
          <table:table-cell office:value-type="float" office:value="48.3151" calcext:value-type="float">
            <text:p>48.315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76.6237" calcext:value-type="float">
            <text:p>76.6237</text:p>
          </table:table-cell>
          <table:table-cell/>
          <table:table-cell office:value-type="float" office:value="52.4274" calcext:value-type="float">
            <text:p>52.427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77.069" calcext:value-type="float">
            <text:p>77.069</text:p>
          </table:table-cell>
          <table:table-cell/>
          <table:table-cell office:value-type="float" office:value="53.1919" calcext:value-type="float">
            <text:p>53.191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office:value-type="float" office:value="58.9705" calcext:value-type="float">
            <text:p>58.9705</text:p>
          </table:table-cell>
          <table:table-cell/>
          <table:table-cell office:value-type="float" office:value="50.7181" calcext:value-type="float">
            <text:p>50.718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46.3823" calcext:value-type="float">
            <text:p>46.3823</text:p>
          </table:table-cell>
          <table:table-cell/>
          <table:table-cell office:value-type="float" office:value="46.6107" calcext:value-type="float">
            <text:p>46.610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64.2129" calcext:value-type="float">
            <text:p>64.2129</text:p>
          </table:table-cell>
          <table:table-cell/>
          <table:table-cell office:value-type="float" office:value="47.82" calcext:value-type="float">
            <text:p>47.8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16.1985" calcext:value-type="float">
            <text:p>16.1985</text:p>
          </table:table-cell>
          <table:table-cell/>
          <table:table-cell office:value-type="float" office:value="49.8092" calcext:value-type="float">
            <text:p>49.809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office:value-type="float" office:value="70.0398" calcext:value-type="float">
            <text:p>70.0398</text:p>
          </table:table-cell>
          <table:table-cell/>
          <table:table-cell office:value-type="float" office:value="54.9259" calcext:value-type="float">
            <text:p>54.925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86.6508" calcext:value-type="float">
            <text:p>86.6508</text:p>
          </table:table-cell>
          <table:table-cell/>
          <table:table-cell office:value-type="float" office:value="44.9947" calcext:value-type="float">
            <text:p>44.994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.25923" calcext:value-type="float">
            <text:p>1.25923</text:p>
          </table:table-cell>
          <table:table-cell/>
          <table:table-cell office:value-type="float" office:value="50.9806" calcext:value-type="float">
            <text:p>50.980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5.13512" calcext:value-type="float">
            <text:p>5.13512</text:p>
          </table:table-cell>
          <table:table-cell/>
          <table:table-cell office:value-type="float" office:value="47.3525" calcext:value-type="float">
            <text:p>47.352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32.1907" calcext:value-type="float">
            <text:p>32.1907</text:p>
          </table:table-cell>
          <table:table-cell/>
          <table:table-cell office:value-type="float" office:value="54.189" calcext:value-type="float">
            <text:p>54.18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89.0525" calcext:value-type="float">
            <text:p>89.0525</text:p>
          </table:table-cell>
          <table:table-cell/>
          <table:table-cell office:value-type="float" office:value="52.5245" calcext:value-type="float">
            <text:p>52.524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90.3787" calcext:value-type="float">
            <text:p>90.3787</text:p>
          </table:table-cell>
          <table:table-cell/>
          <table:table-cell office:value-type="float" office:value="50.0449" calcext:value-type="float">
            <text:p>50.044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30.2065" calcext:value-type="float">
            <text:p>30.2065</text:p>
          </table:table-cell>
          <table:table-cell/>
          <table:table-cell office:value-type="float" office:value="49.4629" calcext:value-type="float">
            <text:p>49.4629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30.1473" calcext:value-type="float">
            <text:p>30.1473</text:p>
          </table:table-cell>
          <table:table-cell/>
          <table:table-cell office:value-type="float" office:value="42.5324" calcext:value-type="float">
            <text:p>42.532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36.045" calcext:value-type="float">
            <text:p>36.045</text:p>
          </table:table-cell>
          <table:table-cell/>
          <table:table-cell office:value-type="float" office:value="54.4688" calcext:value-type="float">
            <text:p>54.468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94.9137" calcext:value-type="float">
            <text:p>94.9137</text:p>
          </table:table-cell>
          <table:table-cell/>
          <table:table-cell office:value-type="float" office:value="54.7162" calcext:value-type="float">
            <text:p>54.716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17.7771" calcext:value-type="float">
            <text:p>17.7771</text:p>
          </table:table-cell>
          <table:table-cell/>
          <table:table-cell office:value-type="float" office:value="50.8554" calcext:value-type="float">
            <text:p>50.855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36.8678" calcext:value-type="float">
            <text:p>36.8678</text:p>
          </table:table-cell>
          <table:table-cell/>
          <table:table-cell office:value-type="float" office:value="41.9459" calcext:value-type="float">
            <text:p>41.945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90.1239" calcext:value-type="float">
            <text:p>90.1239</text:p>
          </table:table-cell>
          <table:table-cell/>
          <table:table-cell office:value-type="float" office:value="49.7181" calcext:value-type="float">
            <text:p>49.718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float" office:value="40.9547" calcext:value-type="float">
            <text:p>40.9547</text:p>
          </table:table-cell>
          <table:table-cell/>
          <table:table-cell office:value-type="float" office:value="47.8086" calcext:value-type="float">
            <text:p>47.808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.25789" calcext:value-type="float">
            <text:p>9.25789</text:p>
          </table:table-cell>
          <table:table-cell/>
          <table:table-cell office:value-type="float" office:value="46.9706" calcext:value-type="float">
            <text:p>46.970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office:value-type="float" office:value="46.3977" calcext:value-type="float">
            <text:p>46.3977</text:p>
          </table:table-cell>
          <table:table-cell/>
          <table:table-cell office:value-type="float" office:value="48.5319" calcext:value-type="float">
            <text:p>48.5319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61.2891" calcext:value-type="float">
            <text:p>61.2891</text:p>
          </table:table-cell>
          <table:table-cell/>
          <table:table-cell office:value-type="float" office:value="47.6576" calcext:value-type="float">
            <text:p>47.657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33.8004" calcext:value-type="float">
            <text:p>33.8004</text:p>
          </table:table-cell>
          <table:table-cell/>
          <table:table-cell office:value-type="float" office:value="55.2718" calcext:value-type="float">
            <text:p>55.271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1.49871" calcext:value-type="float">
            <text:p>1.49871</text:p>
          </table:table-cell>
          <table:table-cell/>
          <table:table-cell office:value-type="float" office:value="45.401" calcext:value-type="float">
            <text:p>45.40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68.4917" calcext:value-type="float">
            <text:p>68.4917</text:p>
          </table:table-cell>
          <table:table-cell/>
          <table:table-cell office:value-type="float" office:value="52.9283" calcext:value-type="float">
            <text:p>52.928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62.0116" calcext:value-type="float">
            <text:p>62.0116</text:p>
          </table:table-cell>
          <table:table-cell/>
          <table:table-cell office:value-type="float" office:value="52.8441" calcext:value-type="float">
            <text:p>52.844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81.4378" calcext:value-type="float">
            <text:p>81.4378</text:p>
          </table:table-cell>
          <table:table-cell/>
          <table:table-cell office:value-type="float" office:value="53.9803" calcext:value-type="float">
            <text:p>53.980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36.4166" calcext:value-type="float">
            <text:p>36.4166</text:p>
          </table:table-cell>
          <table:table-cell/>
          <table:table-cell office:value-type="float" office:value="49.5105" calcext:value-type="float">
            <text:p>49.510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48.1919" calcext:value-type="float">
            <text:p>48.1919</text:p>
          </table:table-cell>
          <table:table-cell/>
          <table:table-cell office:value-type="float" office:value="55.0247" calcext:value-type="float">
            <text:p>55.024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75.574" calcext:value-type="float">
            <text:p>75.574</text:p>
          </table:table-cell>
          <table:table-cell/>
          <table:table-cell office:value-type="float" office:value="52.021" calcext:value-type="float">
            <text:p>52.02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0.3285" calcext:value-type="float">
            <text:p>30.3285</text:p>
          </table:table-cell>
          <table:table-cell/>
          <table:table-cell office:value-type="float" office:value="54.5314" calcext:value-type="float">
            <text:p>54.531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97.1567" calcext:value-type="float">
            <text:p>97.1567</text:p>
          </table:table-cell>
          <table:table-cell/>
          <table:table-cell office:value-type="float" office:value="53.3747" calcext:value-type="float">
            <text:p>53.374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2.62414" calcext:value-type="float">
            <text:p>2.62414</text:p>
          </table:table-cell>
          <table:table-cell/>
          <table:table-cell office:value-type="float" office:value="40.6442" calcext:value-type="float">
            <text:p>40.644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58.5384" calcext:value-type="float">
            <text:p>58.5384</text:p>
          </table:table-cell>
          <table:table-cell/>
          <table:table-cell office:value-type="float" office:value="54.3404" calcext:value-type="float">
            <text:p>54.340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40.9872" calcext:value-type="float">
            <text:p>40.9872</text:p>
          </table:table-cell>
          <table:table-cell/>
          <table:table-cell office:value-type="float" office:value="47.1552" calcext:value-type="float">
            <text:p>47.155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24.8193" calcext:value-type="float">
            <text:p>24.8193</text:p>
          </table:table-cell>
          <table:table-cell/>
          <table:table-cell office:value-type="float" office:value="55.0611" calcext:value-type="float">
            <text:p>55.061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65.1065" calcext:value-type="float">
            <text:p>65.1065</text:p>
          </table:table-cell>
          <table:table-cell/>
          <table:table-cell office:value-type="float" office:value="52.0684" calcext:value-type="float">
            <text:p>52.068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15.1771" calcext:value-type="float">
            <text:p>15.1771</text:p>
          </table:table-cell>
          <table:table-cell/>
          <table:table-cell office:value-type="float" office:value="62.2781" calcext:value-type="float">
            <text:p>62.278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37.0938" calcext:value-type="float">
            <text:p>37.0938</text:p>
          </table:table-cell>
          <table:table-cell/>
          <table:table-cell office:value-type="float" office:value="48.2879" calcext:value-type="float">
            <text:p>48.287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office:value-type="float" office:value="20.028" calcext:value-type="float">
            <text:p>20.028</text:p>
          </table:table-cell>
          <table:table-cell/>
          <table:table-cell office:value-type="float" office:value="48.5092" calcext:value-type="float">
            <text:p>48.509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38.5758" calcext:value-type="float">
            <text:p>38.5758</text:p>
          </table:table-cell>
          <table:table-cell/>
          <table:table-cell office:value-type="float" office:value="53.001" calcext:value-type="float">
            <text:p>53.00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36.7436" calcext:value-type="float">
            <text:p>36.7436</text:p>
          </table:table-cell>
          <table:table-cell/>
          <table:table-cell office:value-type="float" office:value="54.577" calcext:value-type="float">
            <text:p>54.57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28.6997" calcext:value-type="float">
            <text:p>28.6997</text:p>
          </table:table-cell>
          <table:table-cell/>
          <table:table-cell office:value-type="float" office:value="51.691" calcext:value-type="float">
            <text:p>51.69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69.2512" calcext:value-type="float">
            <text:p>69.2512</text:p>
          </table:table-cell>
          <table:table-cell/>
          <table:table-cell office:value-type="float" office:value="57.4147" calcext:value-type="float">
            <text:p>57.414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80.4064" calcext:value-type="float">
            <text:p>80.4064</text:p>
          </table:table-cell>
          <table:table-cell/>
          <table:table-cell office:value-type="float" office:value="52.2774" calcext:value-type="float">
            <text:p>52.277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58.7316" calcext:value-type="float">
            <text:p>58.7316</text:p>
          </table:table-cell>
          <table:table-cell/>
          <table:table-cell office:value-type="float" office:value="50.2843" calcext:value-type="float">
            <text:p>50.284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58.7431" calcext:value-type="float">
            <text:p>58.7431</text:p>
          </table:table-cell>
          <table:table-cell/>
          <table:table-cell office:value-type="float" office:value="41.0205" calcext:value-type="float">
            <text:p>41.020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91.4453" calcext:value-type="float">
            <text:p>91.4453</text:p>
          </table:table-cell>
          <table:table-cell/>
          <table:table-cell office:value-type="float" office:value="57.603" calcext:value-type="float">
            <text:p>57.60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95.9197" calcext:value-type="float">
            <text:p>95.9197</text:p>
          </table:table-cell>
          <table:table-cell/>
          <table:table-cell office:value-type="float" office:value="49.9145" calcext:value-type="float">
            <text:p>49.914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61.3904" calcext:value-type="float">
            <text:p>61.3904</text:p>
          </table:table-cell>
          <table:table-cell/>
          <table:table-cell office:value-type="float" office:value="41.1476" calcext:value-type="float">
            <text:p>41.147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5.3115" calcext:value-type="float">
            <text:p>35.3115</text:p>
          </table:table-cell>
          <table:table-cell/>
          <table:table-cell office:value-type="float" office:value="44.5281" calcext:value-type="float">
            <text:p>44.528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67.7374" calcext:value-type="float">
            <text:p>67.7374</text:p>
          </table:table-cell>
          <table:table-cell/>
          <table:table-cell office:value-type="float" office:value="46.0144" calcext:value-type="float">
            <text:p>46.014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3.3198" calcext:value-type="float">
            <text:p>53.3198</text:p>
          </table:table-cell>
          <table:table-cell/>
          <table:table-cell office:value-type="float" office:value="42.2351" calcext:value-type="float">
            <text:p>42.235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51.1909" calcext:value-type="float">
            <text:p>51.1909</text:p>
          </table:table-cell>
          <table:table-cell/>
          <table:table-cell office:value-type="float" office:value="55.2954" calcext:value-type="float">
            <text:p>55.29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85.1192" calcext:value-type="float">
            <text:p>85.1192</text:p>
          </table:table-cell>
          <table:table-cell/>
          <table:table-cell office:value-type="float" office:value="53.1599" calcext:value-type="float">
            <text:p>53.1599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8.9659" calcext:value-type="float">
            <text:p>28.9659</text:p>
          </table:table-cell>
          <table:table-cell/>
          <table:table-cell office:value-type="float" office:value="54.0093" calcext:value-type="float">
            <text:p>54.009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32.6298" calcext:value-type="float">
            <text:p>32.6298</text:p>
          </table:table-cell>
          <table:table-cell/>
          <table:table-cell office:value-type="float" office:value="48.2958" calcext:value-type="float">
            <text:p>48.295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5.78445" calcext:value-type="float">
            <text:p>5.78445</text:p>
          </table:table-cell>
          <table:table-cell/>
          <table:table-cell office:value-type="float" office:value="51.0268" calcext:value-type="float">
            <text:p>51.026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50.3037" calcext:value-type="float">
            <text:p>50.3037</text:p>
          </table:table-cell>
          <table:table-cell/>
          <table:table-cell office:value-type="float" office:value="57.0925" calcext:value-type="float">
            <text:p>57.092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63.7093" calcext:value-type="float">
            <text:p>63.7093</text:p>
          </table:table-cell>
          <table:table-cell/>
          <table:table-cell office:value-type="float" office:value="46.6514" calcext:value-type="float">
            <text:p>46.651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95.0481" calcext:value-type="float">
            <text:p>95.0481</text:p>
          </table:table-cell>
          <table:table-cell/>
          <table:table-cell office:value-type="float" office:value="53.1918" calcext:value-type="float">
            <text:p>53.191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42.9848" calcext:value-type="float">
            <text:p>42.9848</text:p>
          </table:table-cell>
          <table:table-cell/>
          <table:table-cell office:value-type="float" office:value="57.4305" calcext:value-type="float">
            <text:p>57.430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13.6399" calcext:value-type="float">
            <text:p>13.6399</text:p>
          </table:table-cell>
          <table:table-cell/>
          <table:table-cell office:value-type="float" office:value="53.5871" calcext:value-type="float">
            <text:p>53.587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office:value-type="float" office:value="79.7123" calcext:value-type="float">
            <text:p>79.7123</text:p>
          </table:table-cell>
          <table:table-cell/>
          <table:table-cell office:value-type="float" office:value="45.4512" calcext:value-type="float">
            <text:p>45.451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70.9834" calcext:value-type="float">
            <text:p>70.9834</text:p>
          </table:table-cell>
          <table:table-cell/>
          <table:table-cell office:value-type="float" office:value="36.3336" calcext:value-type="float">
            <text:p>36.333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42.637" calcext:value-type="float">
            <text:p>42.637</text:p>
          </table:table-cell>
          <table:table-cell/>
          <table:table-cell office:value-type="float" office:value="47.8267" calcext:value-type="float">
            <text:p>47.8267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7.34496" calcext:value-type="float">
            <text:p>7.34496</text:p>
          </table:table-cell>
          <table:table-cell/>
          <table:table-cell office:value-type="float" office:value="46.9457" calcext:value-type="float">
            <text:p>46.945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4.4335" calcext:value-type="float">
            <text:p>34.4335</text:p>
          </table:table-cell>
          <table:table-cell/>
          <table:table-cell office:value-type="float" office:value="52.6098" calcext:value-type="float">
            <text:p>52.609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3.43742" calcext:value-type="float">
            <text:p>3.43742</text:p>
          </table:table-cell>
          <table:table-cell/>
          <table:table-cell office:value-type="float" office:value="56.9585" calcext:value-type="float">
            <text:p>56.958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38.3776" calcext:value-type="float">
            <text:p>38.3776</text:p>
          </table:table-cell>
          <table:table-cell/>
          <table:table-cell office:value-type="float" office:value="46.2045" calcext:value-type="float">
            <text:p>46.204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49.5531" calcext:value-type="float">
            <text:p>49.5531</text:p>
          </table:table-cell>
          <table:table-cell/>
          <table:table-cell office:value-type="float" office:value="53.8659" calcext:value-type="float">
            <text:p>53.8659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4.99512" calcext:value-type="float">
            <text:p>4.99512</text:p>
          </table:table-cell>
          <table:table-cell/>
          <table:table-cell office:value-type="float" office:value="48.5794" calcext:value-type="float">
            <text:p>48.579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9.2337" calcext:value-type="float">
            <text:p>9.2337</text:p>
          </table:table-cell>
          <table:table-cell/>
          <table:table-cell office:value-type="float" office:value="50.3574" calcext:value-type="float">
            <text:p>50.357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16.5891" calcext:value-type="float">
            <text:p>16.5891</text:p>
          </table:table-cell>
          <table:table-cell/>
          <table:table-cell office:value-type="float" office:value="41.4763" calcext:value-type="float">
            <text:p>41.476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5.5696" calcext:value-type="float">
            <text:p>95.5696</text:p>
          </table:table-cell>
          <table:table-cell/>
          <table:table-cell office:value-type="float" office:value="57.8506" calcext:value-type="float">
            <text:p>57.850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43.068" calcext:value-type="float">
            <text:p>43.068</text:p>
          </table:table-cell>
          <table:table-cell/>
          <table:table-cell office:value-type="float" office:value="50.2992" calcext:value-type="float">
            <text:p>50.299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1.9704" calcext:value-type="float">
            <text:p>31.9704</text:p>
          </table:table-cell>
          <table:table-cell/>
          <table:table-cell office:value-type="float" office:value="51.7134" calcext:value-type="float">
            <text:p>51.713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57.0432" calcext:value-type="float">
            <text:p>57.0432</text:p>
          </table:table-cell>
          <table:table-cell/>
          <table:table-cell office:value-type="float" office:value="44.6154" calcext:value-type="float">
            <text:p>44.615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27.2601" calcext:value-type="float">
            <text:p>27.2601</text:p>
          </table:table-cell>
          <table:table-cell/>
          <table:table-cell office:value-type="float" office:value="53.4706" calcext:value-type="float">
            <text:p>53.470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91.6894" calcext:value-type="float">
            <text:p>91.6894</text:p>
          </table:table-cell>
          <table:table-cell/>
          <table:table-cell office:value-type="float" office:value="52.18" calcext:value-type="float">
            <text:p>52.1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6.0051" calcext:value-type="float">
            <text:p>6.0051</text:p>
          </table:table-cell>
          <table:table-cell/>
          <table:table-cell office:value-type="float" office:value="49.8339" calcext:value-type="float">
            <text:p>49.8339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91.5235" calcext:value-type="float">
            <text:p>91.5235</text:p>
          </table:table-cell>
          <table:table-cell/>
          <table:table-cell office:value-type="float" office:value="50.3481" calcext:value-type="float">
            <text:p>50.348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81.7182" calcext:value-type="float">
            <text:p>81.7182</text:p>
          </table:table-cell>
          <table:table-cell/>
          <table:table-cell office:value-type="float" office:value="47.0028" calcext:value-type="float">
            <text:p>47.002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59.7171" calcext:value-type="float">
            <text:p>59.7171</text:p>
          </table:table-cell>
          <table:table-cell/>
          <table:table-cell office:value-type="float" office:value="51.7958" calcext:value-type="float">
            <text:p>51.795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21.8232" calcext:value-type="float">
            <text:p>21.8232</text:p>
          </table:table-cell>
          <table:table-cell/>
          <table:table-cell office:value-type="float" office:value="54.5399" calcext:value-type="float">
            <text:p>54.539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76.8063" calcext:value-type="float">
            <text:p>76.8063</text:p>
          </table:table-cell>
          <table:table-cell/>
          <table:table-cell office:value-type="float" office:value="58.156" calcext:value-type="float">
            <text:p>58.15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45.0405" calcext:value-type="float">
            <text:p>45.0405</text:p>
          </table:table-cell>
          <table:table-cell/>
          <table:table-cell office:value-type="float" office:value="50.2768" calcext:value-type="float">
            <text:p>50.2768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52.5085" calcext:value-type="float">
            <text:p>52.5085</text:p>
          </table:table-cell>
          <table:table-cell/>
          <table:table-cell office:value-type="float" office:value="47.0286" calcext:value-type="float">
            <text:p>47.028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24.7163" calcext:value-type="float">
            <text:p>24.7163</text:p>
          </table:table-cell>
          <table:table-cell/>
          <table:table-cell office:value-type="float" office:value="42.1654" calcext:value-type="float">
            <text:p>42.165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54.2878" calcext:value-type="float">
            <text:p>54.2878</text:p>
          </table:table-cell>
          <table:table-cell/>
          <table:table-cell office:value-type="float" office:value="50.1096" calcext:value-type="float">
            <text:p>50.109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21.9659" calcext:value-type="float">
            <text:p>21.9659</text:p>
          </table:table-cell>
          <table:table-cell/>
          <table:table-cell office:value-type="float" office:value="53.7245" calcext:value-type="float">
            <text:p>53.72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2.1926" calcext:value-type="float">
            <text:p>2.1926</text:p>
          </table:table-cell>
          <table:table-cell/>
          <table:table-cell office:value-type="float" office:value="48.9406" calcext:value-type="float">
            <text:p>48.940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80.1096" calcext:value-type="float">
            <text:p>80.1096</text:p>
          </table:table-cell>
          <table:table-cell/>
          <table:table-cell office:value-type="float" office:value="43.4947" calcext:value-type="float">
            <text:p>43.4947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35.8436" calcext:value-type="float">
            <text:p>35.8436</text:p>
          </table:table-cell>
          <table:table-cell/>
          <table:table-cell office:value-type="float" office:value="59.7118" calcext:value-type="float">
            <text:p>59.711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53.1826" calcext:value-type="float">
            <text:p>53.1826</text:p>
          </table:table-cell>
          <table:table-cell/>
          <table:table-cell office:value-type="float" office:value="47.4693" calcext:value-type="float">
            <text:p>47.469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9.4027" calcext:value-type="float">
            <text:p>59.4027</text:p>
          </table:table-cell>
          <table:table-cell/>
          <table:table-cell office:value-type="float" office:value="46.0082" calcext:value-type="float">
            <text:p>46.008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21.0106" calcext:value-type="float">
            <text:p>21.0106</text:p>
          </table:table-cell>
          <table:table-cell/>
          <table:table-cell office:value-type="float" office:value="43.2839" calcext:value-type="float">
            <text:p>43.283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44.6432" calcext:value-type="float">
            <text:p>44.6432</text:p>
          </table:table-cell>
          <table:table-cell/>
          <table:table-cell office:value-type="float" office:value="52.6252" calcext:value-type="float">
            <text:p>52.625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27.2258" calcext:value-type="float">
            <text:p>27.2258</text:p>
          </table:table-cell>
          <table:table-cell/>
          <table:table-cell office:value-type="float" office:value="50.0331" calcext:value-type="float">
            <text:p>50.033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7.31548" calcext:value-type="float">
            <text:p>7.31548</text:p>
          </table:table-cell>
          <table:table-cell/>
          <table:table-cell office:value-type="float" office:value="47.9815" calcext:value-type="float">
            <text:p>47.981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19.9391" calcext:value-type="float">
            <text:p>19.9391</text:p>
          </table:table-cell>
          <table:table-cell/>
          <table:table-cell office:value-type="float" office:value="52.2586" calcext:value-type="float">
            <text:p>52.258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98.9143" calcext:value-type="float">
            <text:p>98.9143</text:p>
          </table:table-cell>
          <table:table-cell/>
          <table:table-cell office:value-type="float" office:value="52.7324" calcext:value-type="float">
            <text:p>52.732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68.024" calcext:value-type="float">
            <text:p>68.024</text:p>
          </table:table-cell>
          <table:table-cell/>
          <table:table-cell office:value-type="float" office:value="47.8984" calcext:value-type="float">
            <text:p>47.898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60.519" calcext:value-type="float">
            <text:p>60.519</text:p>
          </table:table-cell>
          <table:table-cell/>
          <table:table-cell office:value-type="float" office:value="48.8908" calcext:value-type="float">
            <text:p>48.890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3.1112" calcext:value-type="float">
            <text:p>43.1112</text:p>
          </table:table-cell>
          <table:table-cell/>
          <table:table-cell office:value-type="float" office:value="49.2787" calcext:value-type="float">
            <text:p>49.278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69.797" calcext:value-type="float">
            <text:p>69.797</text:p>
          </table:table-cell>
          <table:table-cell/>
          <table:table-cell office:value-type="float" office:value="57.8126" calcext:value-type="float">
            <text:p>57.812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2.1305" calcext:value-type="float">
            <text:p>32.1305</text:p>
          </table:table-cell>
          <table:table-cell/>
          <table:table-cell office:value-type="float" office:value="52.5964" calcext:value-type="float">
            <text:p>52.596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59.4335" calcext:value-type="float">
            <text:p>59.4335</text:p>
          </table:table-cell>
          <table:table-cell/>
          <table:table-cell office:value-type="float" office:value="57.9535" calcext:value-type="float">
            <text:p>57.9535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office:value-type="float" office:value="30.3527" calcext:value-type="float">
            <text:p>30.3527</text:p>
          </table:table-cell>
          <table:table-cell/>
          <table:table-cell office:value-type="float" office:value="51.2598" calcext:value-type="float">
            <text:p>51.259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office:value-type="float" office:value="35.8384" calcext:value-type="float">
            <text:p>35.8384</text:p>
          </table:table-cell>
          <table:table-cell/>
          <table:table-cell office:value-type="float" office:value="55.7728" calcext:value-type="float">
            <text:p>55.772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66.9715" calcext:value-type="float">
            <text:p>66.9715</text:p>
          </table:table-cell>
          <table:table-cell/>
          <table:table-cell office:value-type="float" office:value="44.5488" calcext:value-type="float">
            <text:p>44.548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.13751" calcext:value-type="float">
            <text:p>5.13751</text:p>
          </table:table-cell>
          <table:table-cell/>
          <table:table-cell office:value-type="float" office:value="55.1489" calcext:value-type="float">
            <text:p>55.148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8.65901" calcext:value-type="float">
            <text:p>8.65901</text:p>
          </table:table-cell>
          <table:table-cell/>
          <table:table-cell office:value-type="float" office:value="50.0422" calcext:value-type="float">
            <text:p>50.042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2.223" calcext:value-type="float">
            <text:p>22.223</text:p>
          </table:table-cell>
          <table:table-cell/>
          <table:table-cell office:value-type="float" office:value="54.9127" calcext:value-type="float">
            <text:p>54.912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61.5681" calcext:value-type="float">
            <text:p>61.5681</text:p>
          </table:table-cell>
          <table:table-cell/>
          <table:table-cell office:value-type="float" office:value="50.998" calcext:value-type="float">
            <text:p>50.99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61.1228" calcext:value-type="float">
            <text:p>61.1228</text:p>
          </table:table-cell>
          <table:table-cell/>
          <table:table-cell office:value-type="float" office:value="52.1868" calcext:value-type="float">
            <text:p>52.186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3">
          <table:table-cell office:value-type="float" office:value="66.0589" calcext:value-type="float">
            <text:p>66.0589</text:p>
          </table:table-cell>
          <table:table-cell/>
          <table:table-cell office:value-type="float" office:value="58.9492" calcext:value-type="float">
            <text:p>58.949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54.3051" calcext:value-type="float">
            <text:p>54.3051</text:p>
          </table:table-cell>
          <table:table-cell/>
          <table:table-cell office:value-type="float" office:value="59.3265" calcext:value-type="float">
            <text:p>59.326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50.657" calcext:value-type="float">
            <text:p>50.657</text:p>
          </table:table-cell>
          <table:table-cell/>
          <table:table-cell office:value-type="float" office:value="42.8182" calcext:value-type="float">
            <text:p>42.818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58.3106" calcext:value-type="float">
            <text:p>58.3106</text:p>
          </table:table-cell>
          <table:table-cell/>
          <table:table-cell office:value-type="float" office:value="55.0753" calcext:value-type="float">
            <text:p>55.075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47.2756" calcext:value-type="float">
            <text:p>47.2756</text:p>
          </table:table-cell>
          <table:table-cell/>
          <table:table-cell office:value-type="float" office:value="50.4521" calcext:value-type="float">
            <text:p>50.452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75.0018" calcext:value-type="float">
            <text:p>75.0018</text:p>
          </table:table-cell>
          <table:table-cell/>
          <table:table-cell office:value-type="float" office:value="55.0012" calcext:value-type="float">
            <text:p>55.001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1.91746" calcext:value-type="float">
            <text:p>1.91746</text:p>
          </table:table-cell>
          <table:table-cell/>
          <table:table-cell office:value-type="float" office:value="51.1753" calcext:value-type="float">
            <text:p>51.175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47.9079" calcext:value-type="float">
            <text:p>47.9079</text:p>
          </table:table-cell>
          <table:table-cell/>
          <table:table-cell office:value-type="float" office:value="45.8167" calcext:value-type="float">
            <text:p>45.816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66.6212" calcext:value-type="float">
            <text:p>66.6212</text:p>
          </table:table-cell>
          <table:table-cell/>
          <table:table-cell office:value-type="float" office:value="45.6775" calcext:value-type="float">
            <text:p>45.677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61.8303" calcext:value-type="float">
            <text:p>61.8303</text:p>
          </table:table-cell>
          <table:table-cell/>
          <table:table-cell office:value-type="float" office:value="58.8876" calcext:value-type="float">
            <text:p>58.887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39.2834" calcext:value-type="float">
            <text:p>39.2834</text:p>
          </table:table-cell>
          <table:table-cell/>
          <table:table-cell office:value-type="float" office:value="38.261" calcext:value-type="float">
            <text:p>38.26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97.0239" calcext:value-type="float">
            <text:p>97.0239</text:p>
          </table:table-cell>
          <table:table-cell/>
          <table:table-cell office:value-type="float" office:value="52.8144" calcext:value-type="float">
            <text:p>52.814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25.9452" calcext:value-type="float">
            <text:p>25.9452</text:p>
          </table:table-cell>
          <table:table-cell/>
          <table:table-cell office:value-type="float" office:value="47.9698" calcext:value-type="float">
            <text:p>47.969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96.6005" calcext:value-type="float">
            <text:p>96.6005</text:p>
          </table:table-cell>
          <table:table-cell/>
          <table:table-cell office:value-type="float" office:value="47.3438" calcext:value-type="float">
            <text:p>47.343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55.8078" calcext:value-type="float">
            <text:p>55.8078</text:p>
          </table:table-cell>
          <table:table-cell/>
          <table:table-cell office:value-type="float" office:value="45.0788" calcext:value-type="float">
            <text:p>45.078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60.7576" calcext:value-type="float">
            <text:p>60.7576</text:p>
          </table:table-cell>
          <table:table-cell/>
          <table:table-cell office:value-type="float" office:value="54.9825" calcext:value-type="float">
            <text:p>54.982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2.5731" calcext:value-type="float">
            <text:p>52.5731</text:p>
          </table:table-cell>
          <table:table-cell/>
          <table:table-cell office:value-type="float" office:value="42.3612" calcext:value-type="float">
            <text:p>42.361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65.7398" calcext:value-type="float">
            <text:p>65.7398</text:p>
          </table:table-cell>
          <table:table-cell/>
          <table:table-cell office:value-type="float" office:value="38.5313" calcext:value-type="float">
            <text:p>38.531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82.2231" calcext:value-type="float">
            <text:p>82.2231</text:p>
          </table:table-cell>
          <table:table-cell/>
          <table:table-cell office:value-type="float" office:value="59.0307" calcext:value-type="float">
            <text:p>59.030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64.9835" calcext:value-type="float">
            <text:p>64.9835</text:p>
          </table:table-cell>
          <table:table-cell/>
          <table:table-cell office:value-type="float" office:value="47.7118" calcext:value-type="float">
            <text:p>47.711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68.5969" calcext:value-type="float">
            <text:p>68.5969</text:p>
          </table:table-cell>
          <table:table-cell/>
          <table:table-cell office:value-type="float" office:value="51.9246" calcext:value-type="float">
            <text:p>51.924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82.9803" calcext:value-type="float">
            <text:p>82.9803</text:p>
          </table:table-cell>
          <table:table-cell/>
          <table:table-cell office:value-type="float" office:value="46.2942" calcext:value-type="float">
            <text:p>46.294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81.333" calcext:value-type="float">
            <text:p>81.333</text:p>
          </table:table-cell>
          <table:table-cell/>
          <table:table-cell office:value-type="float" office:value="50.2067" calcext:value-type="float">
            <text:p>50.206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12.0185" calcext:value-type="float">
            <text:p>12.0185</text:p>
          </table:table-cell>
          <table:table-cell/>
          <table:table-cell office:value-type="float" office:value="46.8716" calcext:value-type="float">
            <text:p>46.8716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73.8997" calcext:value-type="float">
            <text:p>73.8997</text:p>
          </table:table-cell>
          <table:table-cell/>
          <table:table-cell office:value-type="float" office:value="51.8215" calcext:value-type="float">
            <text:p>51.821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0.0338339" calcext:value-type="float">
            <text:p>0.0338339</text:p>
          </table:table-cell>
          <table:table-cell/>
          <table:table-cell office:value-type="float" office:value="55.7852" calcext:value-type="float">
            <text:p>55.785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9.57278" calcext:value-type="float">
            <text:p>9.57278</text:p>
          </table:table-cell>
          <table:table-cell/>
          <table:table-cell office:value-type="float" office:value="45.7763" calcext:value-type="float">
            <text:p>45.776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8.6645" calcext:value-type="float">
            <text:p>58.6645</text:p>
          </table:table-cell>
          <table:table-cell/>
          <table:table-cell office:value-type="float" office:value="52.2731" calcext:value-type="float">
            <text:p>52.273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22.5338" calcext:value-type="float">
            <text:p>22.5338</text:p>
          </table:table-cell>
          <table:table-cell/>
          <table:table-cell office:value-type="float" office:value="53.829" calcext:value-type="float">
            <text:p>53.82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2.4258" calcext:value-type="float">
            <text:p>42.4258</text:p>
          </table:table-cell>
          <table:table-cell/>
          <table:table-cell office:value-type="float" office:value="51.6411" calcext:value-type="float">
            <text:p>51.641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2.2317" calcext:value-type="float">
            <text:p>22.2317</text:p>
          </table:table-cell>
          <table:table-cell/>
          <table:table-cell office:value-type="float" office:value="57.8885" calcext:value-type="float">
            <text:p>57.888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30.026" calcext:value-type="float">
            <text:p>30.026</text:p>
          </table:table-cell>
          <table:table-cell/>
          <table:table-cell office:value-type="float" office:value="51.4047" calcext:value-type="float">
            <text:p>51.404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7.7475" calcext:value-type="float">
            <text:p>47.7475</text:p>
          </table:table-cell>
          <table:table-cell/>
          <table:table-cell office:value-type="float" office:value="50.6552" calcext:value-type="float">
            <text:p>50.655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4.2543" calcext:value-type="float">
            <text:p>24.2543</text:p>
          </table:table-cell>
          <table:table-cell/>
          <table:table-cell office:value-type="float" office:value="49.2288" calcext:value-type="float">
            <text:p>49.2288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office:value-type="float" office:value="80.4412" calcext:value-type="float">
            <text:p>80.4412</text:p>
          </table:table-cell>
          <table:table-cell/>
          <table:table-cell office:value-type="float" office:value="50.8662" calcext:value-type="float">
            <text:p>50.866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.56488" calcext:value-type="float">
            <text:p>3.56488</text:p>
          </table:table-cell>
          <table:table-cell/>
          <table:table-cell office:value-type="float" office:value="50.0692" calcext:value-type="float">
            <text:p>50.069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87.1756" calcext:value-type="float">
            <text:p>87.1756</text:p>
          </table:table-cell>
          <table:table-cell/>
          <table:table-cell office:value-type="float" office:value="53.4158" calcext:value-type="float">
            <text:p>53.415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20.4385" calcext:value-type="float">
            <text:p>20.4385</text:p>
          </table:table-cell>
          <table:table-cell/>
          <table:table-cell office:value-type="float" office:value="54.9766" calcext:value-type="float">
            <text:p>54.976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95.1376" calcext:value-type="float">
            <text:p>95.1376</text:p>
          </table:table-cell>
          <table:table-cell/>
          <table:table-cell office:value-type="float" office:value="40.2058" calcext:value-type="float">
            <text:p>40.205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9.5309" calcext:value-type="float">
            <text:p>99.5309</text:p>
          </table:table-cell>
          <table:table-cell/>
          <table:table-cell office:value-type="float" office:value="54.1186" calcext:value-type="float">
            <text:p>54.118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53.9456" calcext:value-type="float">
            <text:p>53.9456</text:p>
          </table:table-cell>
          <table:table-cell/>
          <table:table-cell office:value-type="float" office:value="51.839" calcext:value-type="float">
            <text:p>51.8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4.0295" calcext:value-type="float">
            <text:p>74.0295</text:p>
          </table:table-cell>
          <table:table-cell/>
          <table:table-cell office:value-type="float" office:value="49.0842" calcext:value-type="float">
            <text:p>49.084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4.855" calcext:value-type="float">
            <text:p>34.855</text:p>
          </table:table-cell>
          <table:table-cell/>
          <table:table-cell office:value-type="float" office:value="52.1649" calcext:value-type="float">
            <text:p>52.1649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16.9269" calcext:value-type="float">
            <text:p>16.9269</text:p>
          </table:table-cell>
          <table:table-cell/>
          <table:table-cell office:value-type="float" office:value="50.9875" calcext:value-type="float">
            <text:p>50.987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37.5503" calcext:value-type="float">
            <text:p>37.5503</text:p>
          </table:table-cell>
          <table:table-cell/>
          <table:table-cell office:value-type="float" office:value="44.6332" calcext:value-type="float">
            <text:p>44.633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77.744" calcext:value-type="float">
            <text:p>77.744</text:p>
          </table:table-cell>
          <table:table-cell/>
          <table:table-cell office:value-type="float" office:value="55.1649" calcext:value-type="float">
            <text:p>55.164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0.162343" calcext:value-type="float">
            <text:p>0.162343</text:p>
          </table:table-cell>
          <table:table-cell/>
          <table:table-cell office:value-type="float" office:value="61.5518" calcext:value-type="float">
            <text:p>61.5518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47.889" calcext:value-type="float">
            <text:p>47.889</text:p>
          </table:table-cell>
          <table:table-cell/>
          <table:table-cell office:value-type="float" office:value="52.48" calcext:value-type="float">
            <text:p>52.4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10.7706" calcext:value-type="float">
            <text:p>10.7706</text:p>
          </table:table-cell>
          <table:table-cell/>
          <table:table-cell office:value-type="float" office:value="54.9978" calcext:value-type="float">
            <text:p>54.997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3.2156" calcext:value-type="float">
            <text:p>53.2156</text:p>
          </table:table-cell>
          <table:table-cell/>
          <table:table-cell office:value-type="float" office:value="56.0573" calcext:value-type="float">
            <text:p>56.057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68.1305" calcext:value-type="float">
            <text:p>68.1305</text:p>
          </table:table-cell>
          <table:table-cell/>
          <table:table-cell office:value-type="float" office:value="40.7967" calcext:value-type="float">
            <text:p>40.796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91.3653" calcext:value-type="float">
            <text:p>91.3653</text:p>
          </table:table-cell>
          <table:table-cell/>
          <table:table-cell office:value-type="float" office:value="43.8352" calcext:value-type="float">
            <text:p>43.835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92.9188" calcext:value-type="float">
            <text:p>92.9188</text:p>
          </table:table-cell>
          <table:table-cell/>
          <table:table-cell office:value-type="float" office:value="49.1359" calcext:value-type="float">
            <text:p>49.1359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91.2482" calcext:value-type="float">
            <text:p>91.2482</text:p>
          </table:table-cell>
          <table:table-cell/>
          <table:table-cell office:value-type="float" office:value="56.9495" calcext:value-type="float">
            <text:p>56.949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0.9787" calcext:value-type="float">
            <text:p>40.9787</text:p>
          </table:table-cell>
          <table:table-cell/>
          <table:table-cell office:value-type="float" office:value="43.0079" calcext:value-type="float">
            <text:p>43.007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26.6279" calcext:value-type="float">
            <text:p>26.6279</text:p>
          </table:table-cell>
          <table:table-cell/>
          <table:table-cell office:value-type="float" office:value="54.606" calcext:value-type="float">
            <text:p>54.60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93.4661" calcext:value-type="float">
            <text:p>93.4661</text:p>
          </table:table-cell>
          <table:table-cell/>
          <table:table-cell office:value-type="float" office:value="42.4061" calcext:value-type="float">
            <text:p>42.406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3.3951" calcext:value-type="float">
            <text:p>73.3951</text:p>
          </table:table-cell>
          <table:table-cell/>
          <table:table-cell office:value-type="float" office:value="50.2552" calcext:value-type="float">
            <text:p>50.255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49.6032" calcext:value-type="float">
            <text:p>49.6032</text:p>
          </table:table-cell>
          <table:table-cell/>
          <table:table-cell office:value-type="float" office:value="55.9879" calcext:value-type="float">
            <text:p>55.9879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7.1511" calcext:value-type="float">
            <text:p>27.1511</text:p>
          </table:table-cell>
          <table:table-cell/>
          <table:table-cell office:value-type="float" office:value="52.4654" calcext:value-type="float">
            <text:p>52.465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73.1873" calcext:value-type="float">
            <text:p>73.1873</text:p>
          </table:table-cell>
          <table:table-cell/>
          <table:table-cell office:value-type="float" office:value="36.888" calcext:value-type="float">
            <text:p>36.88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94.2535" calcext:value-type="float">
            <text:p>94.2535</text:p>
          </table:table-cell>
          <table:table-cell/>
          <table:table-cell office:value-type="float" office:value="45.7881" calcext:value-type="float">
            <text:p>45.788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78.7518" calcext:value-type="float">
            <text:p>78.7518</text:p>
          </table:table-cell>
          <table:table-cell/>
          <table:table-cell office:value-type="float" office:value="54.269" calcext:value-type="float">
            <text:p>54.26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69.1206" calcext:value-type="float">
            <text:p>69.1206</text:p>
          </table:table-cell>
          <table:table-cell/>
          <table:table-cell office:value-type="float" office:value="53.0952" calcext:value-type="float">
            <text:p>53.095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33.1303" calcext:value-type="float">
            <text:p>33.1303</text:p>
          </table:table-cell>
          <table:table-cell/>
          <table:table-cell office:value-type="float" office:value="48.483" calcext:value-type="float">
            <text:p>48.48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99.5358" calcext:value-type="float">
            <text:p>99.5358</text:p>
          </table:table-cell>
          <table:table-cell/>
          <table:table-cell office:value-type="float" office:value="42.566" calcext:value-type="float">
            <text:p>42.56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66.8947" calcext:value-type="float">
            <text:p>66.8947</text:p>
          </table:table-cell>
          <table:table-cell/>
          <table:table-cell office:value-type="float" office:value="51.5028" calcext:value-type="float">
            <text:p>51.5028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76.5349" calcext:value-type="float">
            <text:p>76.5349</text:p>
          </table:table-cell>
          <table:table-cell/>
          <table:table-cell office:value-type="float" office:value="43.8438" calcext:value-type="float">
            <text:p>43.843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32.0351" calcext:value-type="float">
            <text:p>32.0351</text:p>
          </table:table-cell>
          <table:table-cell/>
          <table:table-cell office:value-type="float" office:value="60.8039" calcext:value-type="float">
            <text:p>60.8039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99.0883" calcext:value-type="float">
            <text:p>99.0883</text:p>
          </table:table-cell>
          <table:table-cell/>
          <table:table-cell office:value-type="float" office:value="52.6622" calcext:value-type="float">
            <text:p>52.662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27.6801" calcext:value-type="float">
            <text:p>27.6801</text:p>
          </table:table-cell>
          <table:table-cell/>
          <table:table-cell office:value-type="float" office:value="50.9331" calcext:value-type="float">
            <text:p>50.933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5.8373" calcext:value-type="float">
            <text:p>35.8373</text:p>
          </table:table-cell>
          <table:table-cell/>
          <table:table-cell office:value-type="float" office:value="51.4923" calcext:value-type="float">
            <text:p>51.492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49.3357" calcext:value-type="float">
            <text:p>49.3357</text:p>
          </table:table-cell>
          <table:table-cell/>
          <table:table-cell office:value-type="float" office:value="48.8506" calcext:value-type="float">
            <text:p>48.8506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68.9376" calcext:value-type="float">
            <text:p>68.9376</text:p>
          </table:table-cell>
          <table:table-cell/>
          <table:table-cell office:value-type="float" office:value="51.6789" calcext:value-type="float">
            <text:p>51.678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80.5646" calcext:value-type="float">
            <text:p>80.5646</text:p>
          </table:table-cell>
          <table:table-cell/>
          <table:table-cell office:value-type="float" office:value="52.999" calcext:value-type="float">
            <text:p>52.99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40.2752" calcext:value-type="float">
            <text:p>40.2752</text:p>
          </table:table-cell>
          <table:table-cell/>
          <table:table-cell office:value-type="float" office:value="49.1415" calcext:value-type="float">
            <text:p>49.141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64.0253" calcext:value-type="float">
            <text:p>64.0253</text:p>
          </table:table-cell>
          <table:table-cell/>
          <table:table-cell office:value-type="float" office:value="47.144" calcext:value-type="float">
            <text:p>47.14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27.9019" calcext:value-type="float">
            <text:p>27.9019</text:p>
          </table:table-cell>
          <table:table-cell/>
          <table:table-cell office:value-type="float" office:value="39.0548" calcext:value-type="float">
            <text:p>39.054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92.2788" calcext:value-type="float">
            <text:p>92.2788</text:p>
          </table:table-cell>
          <table:table-cell/>
          <table:table-cell office:value-type="float" office:value="49.6771" calcext:value-type="float">
            <text:p>49.677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79.2931" calcext:value-type="float">
            <text:p>79.2931</text:p>
          </table:table-cell>
          <table:table-cell/>
          <table:table-cell office:value-type="float" office:value="47.5303" calcext:value-type="float">
            <text:p>47.530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26.2498" calcext:value-type="float">
            <text:p>26.2498</text:p>
          </table:table-cell>
          <table:table-cell/>
          <table:table-cell office:value-type="float" office:value="57.6107" calcext:value-type="float">
            <text:p>57.610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24.3445" calcext:value-type="float">
            <text:p>24.3445</text:p>
          </table:table-cell>
          <table:table-cell/>
          <table:table-cell office:value-type="float" office:value="57.2626" calcext:value-type="float">
            <text:p>57.262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65.7595" calcext:value-type="float">
            <text:p>65.7595</text:p>
          </table:table-cell>
          <table:table-cell/>
          <table:table-cell office:value-type="float" office:value="55.5689" calcext:value-type="float">
            <text:p>55.568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40.8386" calcext:value-type="float">
            <text:p>40.8386</text:p>
          </table:table-cell>
          <table:table-cell/>
          <table:table-cell office:value-type="float" office:value="48.4732" calcext:value-type="float">
            <text:p>48.473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31.3369" calcext:value-type="float">
            <text:p>31.3369</text:p>
          </table:table-cell>
          <table:table-cell/>
          <table:table-cell office:value-type="float" office:value="47.4883" calcext:value-type="float">
            <text:p>47.488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3.6446" calcext:value-type="float">
            <text:p>53.6446</text:p>
          </table:table-cell>
          <table:table-cell/>
          <table:table-cell office:value-type="float" office:value="57.7117" calcext:value-type="float">
            <text:p>57.711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56.3912" calcext:value-type="float">
            <text:p>56.3912</text:p>
          </table:table-cell>
          <table:table-cell/>
          <table:table-cell office:value-type="float" office:value="49.1153" calcext:value-type="float">
            <text:p>49.115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.70404" calcext:value-type="float">
            <text:p>4.70404</text:p>
          </table:table-cell>
          <table:table-cell/>
          <table:table-cell office:value-type="float" office:value="56.46" calcext:value-type="float">
            <text:p>56.4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2.89146" calcext:value-type="float">
            <text:p>2.89146</text:p>
          </table:table-cell>
          <table:table-cell/>
          <table:table-cell office:value-type="float" office:value="49.2326" calcext:value-type="float">
            <text:p>49.232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92.8315" calcext:value-type="float">
            <text:p>92.8315</text:p>
          </table:table-cell>
          <table:table-cell/>
          <table:table-cell office:value-type="float" office:value="46.1933" calcext:value-type="float">
            <text:p>46.193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4.5344" calcext:value-type="float">
            <text:p>74.5344</text:p>
          </table:table-cell>
          <table:table-cell/>
          <table:table-cell office:value-type="float" office:value="53.0275" calcext:value-type="float">
            <text:p>53.027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6.5727" calcext:value-type="float">
            <text:p>76.5727</text:p>
          </table:table-cell>
          <table:table-cell/>
          <table:table-cell office:value-type="float" office:value="56.4696" calcext:value-type="float">
            <text:p>56.469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89.0972" calcext:value-type="float">
            <text:p>89.0972</text:p>
          </table:table-cell>
          <table:table-cell/>
          <table:table-cell office:value-type="float" office:value="52.938" calcext:value-type="float">
            <text:p>52.93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8.96306" calcext:value-type="float">
            <text:p>8.96306</text:p>
          </table:table-cell>
          <table:table-cell/>
          <table:table-cell office:value-type="float" office:value="55.6561" calcext:value-type="float">
            <text:p>55.656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32.4468" calcext:value-type="float">
            <text:p>32.4468</text:p>
          </table:table-cell>
          <table:table-cell/>
          <table:table-cell office:value-type="float" office:value="52.2085" calcext:value-type="float">
            <text:p>52.208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51.8406" calcext:value-type="float">
            <text:p>51.8406</text:p>
          </table:table-cell>
          <table:table-cell/>
          <table:table-cell office:value-type="float" office:value="47.075" calcext:value-type="float">
            <text:p>47.07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67.0377" calcext:value-type="float">
            <text:p>67.0377</text:p>
          </table:table-cell>
          <table:table-cell/>
          <table:table-cell office:value-type="float" office:value="47.2179" calcext:value-type="float">
            <text:p>47.2179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91.6027" calcext:value-type="float">
            <text:p>91.6027</text:p>
          </table:table-cell>
          <table:table-cell/>
          <table:table-cell office:value-type="float" office:value="57.0463" calcext:value-type="float">
            <text:p>57.046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7.0202" calcext:value-type="float">
            <text:p>77.0202</text:p>
          </table:table-cell>
          <table:table-cell/>
          <table:table-cell office:value-type="float" office:value="47.3427" calcext:value-type="float">
            <text:p>47.342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float" office:value="14.2465" calcext:value-type="float">
            <text:p>14.2465</text:p>
          </table:table-cell>
          <table:table-cell/>
          <table:table-cell office:value-type="float" office:value="49.9981" calcext:value-type="float">
            <text:p>49.998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22.7773" calcext:value-type="float">
            <text:p>22.7773</text:p>
          </table:table-cell>
          <table:table-cell/>
          <table:table-cell office:value-type="float" office:value="48.0326" calcext:value-type="float">
            <text:p>48.032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30.9522" calcext:value-type="float">
            <text:p>30.9522</text:p>
          </table:table-cell>
          <table:table-cell/>
          <table:table-cell office:value-type="float" office:value="48.5304" calcext:value-type="float">
            <text:p>48.530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59.8253" calcext:value-type="float">
            <text:p>59.8253</text:p>
          </table:table-cell>
          <table:table-cell/>
          <table:table-cell office:value-type="float" office:value="47.7673" calcext:value-type="float">
            <text:p>47.767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49.4055" calcext:value-type="float">
            <text:p>49.4055</text:p>
          </table:table-cell>
          <table:table-cell/>
          <table:table-cell office:value-type="float" office:value="43.4398" calcext:value-type="float">
            <text:p>43.439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6.2175" calcext:value-type="float">
            <text:p>26.2175</text:p>
          </table:table-cell>
          <table:table-cell/>
          <table:table-cell office:value-type="float" office:value="46.9632" calcext:value-type="float">
            <text:p>46.963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74.414" calcext:value-type="float">
            <text:p>74.414</text:p>
          </table:table-cell>
          <table:table-cell/>
          <table:table-cell office:value-type="float" office:value="54.8614" calcext:value-type="float">
            <text:p>54.861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22.0114" calcext:value-type="float">
            <text:p>22.0114</text:p>
          </table:table-cell>
          <table:table-cell/>
          <table:table-cell office:value-type="float" office:value="49.4923" calcext:value-type="float">
            <text:p>49.492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6.0329" calcext:value-type="float">
            <text:p>56.0329</text:p>
          </table:table-cell>
          <table:table-cell/>
          <table:table-cell office:value-type="float" office:value="41.1629" calcext:value-type="float">
            <text:p>41.162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28.6126" calcext:value-type="float">
            <text:p>28.6126</text:p>
          </table:table-cell>
          <table:table-cell/>
          <table:table-cell office:value-type="float" office:value="55.9737" calcext:value-type="float">
            <text:p>55.973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40.4376" calcext:value-type="float">
            <text:p>40.4376</text:p>
          </table:table-cell>
          <table:table-cell/>
          <table:table-cell office:value-type="float" office:value="45.7486" calcext:value-type="float">
            <text:p>45.748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37.5655" calcext:value-type="float">
            <text:p>37.5655</text:p>
          </table:table-cell>
          <table:table-cell/>
          <table:table-cell office:value-type="float" office:value="47.9727" calcext:value-type="float">
            <text:p>47.9727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94.3527" calcext:value-type="float">
            <text:p>94.3527</text:p>
          </table:table-cell>
          <table:table-cell/>
          <table:table-cell office:value-type="float" office:value="41.2087" calcext:value-type="float">
            <text:p>41.208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65.3113" calcext:value-type="float">
            <text:p>65.3113</text:p>
          </table:table-cell>
          <table:table-cell/>
          <table:table-cell office:value-type="float" office:value="41.7048" calcext:value-type="float">
            <text:p>41.704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50.8838" calcext:value-type="float">
            <text:p>50.8838</text:p>
          </table:table-cell>
          <table:table-cell/>
          <table:table-cell office:value-type="float" office:value="48.7699" calcext:value-type="float">
            <text:p>48.7699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67.1463" calcext:value-type="float">
            <text:p>67.1463</text:p>
          </table:table-cell>
          <table:table-cell/>
          <table:table-cell office:value-type="float" office:value="52.0767" calcext:value-type="float">
            <text:p>52.076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50.0029" calcext:value-type="float">
            <text:p>50.0029</text:p>
          </table:table-cell>
          <table:table-cell/>
          <table:table-cell office:value-type="float" office:value="53.1451" calcext:value-type="float">
            <text:p>53.145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14.9665" calcext:value-type="float">
            <text:p>14.9665</text:p>
          </table:table-cell>
          <table:table-cell/>
          <table:table-cell office:value-type="float" office:value="44.816" calcext:value-type="float">
            <text:p>44.81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16.313" calcext:value-type="float">
            <text:p>16.313</text:p>
          </table:table-cell>
          <table:table-cell/>
          <table:table-cell office:value-type="float" office:value="48.7381" calcext:value-type="float">
            <text:p>48.738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3.1365" calcext:value-type="float">
            <text:p>13.1365</text:p>
          </table:table-cell>
          <table:table-cell/>
          <table:table-cell office:value-type="float" office:value="45.591" calcext:value-type="float">
            <text:p>45.59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38.252" calcext:value-type="float">
            <text:p>38.252</text:p>
          </table:table-cell>
          <table:table-cell/>
          <table:table-cell office:value-type="float" office:value="49.8863" calcext:value-type="float">
            <text:p>49.886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86.8552" calcext:value-type="float">
            <text:p>86.8552</text:p>
          </table:table-cell>
          <table:table-cell/>
          <table:table-cell office:value-type="float" office:value="55.4931" calcext:value-type="float">
            <text:p>55.493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4.2629" calcext:value-type="float">
            <text:p>94.2629</text:p>
          </table:table-cell>
          <table:table-cell/>
          <table:table-cell office:value-type="float" office:value="44.2135" calcext:value-type="float">
            <text:p>44.213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65.5283" calcext:value-type="float">
            <text:p>65.5283</text:p>
          </table:table-cell>
          <table:table-cell/>
          <table:table-cell office:value-type="float" office:value="45.4226" calcext:value-type="float">
            <text:p>45.422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15.0711" calcext:value-type="float">
            <text:p>15.0711</text:p>
          </table:table-cell>
          <table:table-cell/>
          <table:table-cell office:value-type="float" office:value="53.3041" calcext:value-type="float">
            <text:p>53.304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32.8677" calcext:value-type="float">
            <text:p>32.8677</text:p>
          </table:table-cell>
          <table:table-cell/>
          <table:table-cell office:value-type="float" office:value="55.6295" calcext:value-type="float">
            <text:p>55.629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87.2753" calcext:value-type="float">
            <text:p>87.2753</text:p>
          </table:table-cell>
          <table:table-cell/>
          <table:table-cell office:value-type="float" office:value="50.3915" calcext:value-type="float">
            <text:p>50.39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23.3719" calcext:value-type="float">
            <text:p>23.3719</text:p>
          </table:table-cell>
          <table:table-cell/>
          <table:table-cell office:value-type="float" office:value="53.8563" calcext:value-type="float">
            <text:p>53.856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5.98568" calcext:value-type="float">
            <text:p>5.98568</text:p>
          </table:table-cell>
          <table:table-cell/>
          <table:table-cell office:value-type="float" office:value="38.5635" calcext:value-type="float">
            <text:p>38.563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76.6759" calcext:value-type="float">
            <text:p>76.6759</text:p>
          </table:table-cell>
          <table:table-cell/>
          <table:table-cell office:value-type="float" office:value="55.0677" calcext:value-type="float">
            <text:p>55.067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12.4581" calcext:value-type="float">
            <text:p>12.4581</text:p>
          </table:table-cell>
          <table:table-cell/>
          <table:table-cell office:value-type="float" office:value="55.957" calcext:value-type="float">
            <text:p>55.95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4.20182" calcext:value-type="float">
            <text:p>4.20182</text:p>
          </table:table-cell>
          <table:table-cell/>
          <table:table-cell office:value-type="float" office:value="43.8359" calcext:value-type="float">
            <text:p>43.835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office:value-type="float" office:value="46.9074" calcext:value-type="float">
            <text:p>46.9074</text:p>
          </table:table-cell>
          <table:table-cell/>
          <table:table-cell office:value-type="float" office:value="40.2988" calcext:value-type="float">
            <text:p>40.298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80.2302" calcext:value-type="float">
            <text:p>80.2302</text:p>
          </table:table-cell>
          <table:table-cell/>
          <table:table-cell office:value-type="float" office:value="52.2147" calcext:value-type="float">
            <text:p>52.2147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61.9458" calcext:value-type="float">
            <text:p>61.9458</text:p>
          </table:table-cell>
          <table:table-cell/>
          <table:table-cell office:value-type="float" office:value="51.3653" calcext:value-type="float">
            <text:p>51.365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68.6127" calcext:value-type="float">
            <text:p>68.6127</text:p>
          </table:table-cell>
          <table:table-cell/>
          <table:table-cell office:value-type="float" office:value="45.5336" calcext:value-type="float">
            <text:p>45.533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17.9022" calcext:value-type="float">
            <text:p>17.9022</text:p>
          </table:table-cell>
          <table:table-cell/>
          <table:table-cell office:value-type="float" office:value="52.934" calcext:value-type="float">
            <text:p>52.93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22.8774" calcext:value-type="float">
            <text:p>22.8774</text:p>
          </table:table-cell>
          <table:table-cell/>
          <table:table-cell office:value-type="float" office:value="41.904" calcext:value-type="float">
            <text:p>41.9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2.6393" calcext:value-type="float">
            <text:p>2.6393</text:p>
          </table:table-cell>
          <table:table-cell/>
          <table:table-cell office:value-type="float" office:value="53.2267" calcext:value-type="float">
            <text:p>53.226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13.9797" calcext:value-type="float">
            <text:p>13.9797</text:p>
          </table:table-cell>
          <table:table-cell/>
          <table:table-cell office:value-type="float" office:value="56.9995" calcext:value-type="float">
            <text:p>56.999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9.3672" calcext:value-type="float">
            <text:p>29.3672</text:p>
          </table:table-cell>
          <table:table-cell/>
          <table:table-cell office:value-type="float" office:value="48.4415" calcext:value-type="float">
            <text:p>48.44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39.1465" calcext:value-type="float">
            <text:p>39.1465</text:p>
          </table:table-cell>
          <table:table-cell/>
          <table:table-cell office:value-type="float" office:value="42.9405" calcext:value-type="float">
            <text:p>42.940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98.6781" calcext:value-type="float">
            <text:p>98.6781</text:p>
          </table:table-cell>
          <table:table-cell/>
          <table:table-cell office:value-type="float" office:value="40.2572" calcext:value-type="float">
            <text:p>40.257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3.13817" calcext:value-type="float">
            <text:p>3.13817</text:p>
          </table:table-cell>
          <table:table-cell/>
          <table:table-cell office:value-type="float" office:value="47.4452" calcext:value-type="float">
            <text:p>47.445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11.6513" calcext:value-type="float">
            <text:p>11.6513</text:p>
          </table:table-cell>
          <table:table-cell/>
          <table:table-cell office:value-type="float" office:value="52.6407" calcext:value-type="float">
            <text:p>52.640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7.9275" calcext:value-type="float">
            <text:p>37.9275</text:p>
          </table:table-cell>
          <table:table-cell/>
          <table:table-cell office:value-type="float" office:value="41.6556" calcext:value-type="float">
            <text:p>41.6556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85.4605" calcext:value-type="float">
            <text:p>85.4605</text:p>
          </table:table-cell>
          <table:table-cell/>
          <table:table-cell office:value-type="float" office:value="53.1929" calcext:value-type="float">
            <text:p>53.192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74.0899" calcext:value-type="float">
            <text:p>74.0899</text:p>
          </table:table-cell>
          <table:table-cell/>
          <table:table-cell office:value-type="float" office:value="52.0069" calcext:value-type="float">
            <text:p>52.006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34.9764" calcext:value-type="float">
            <text:p>34.9764</text:p>
          </table:table-cell>
          <table:table-cell/>
          <table:table-cell office:value-type="float" office:value="42.718" calcext:value-type="float">
            <text:p>42.71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40.6275" calcext:value-type="float">
            <text:p>40.6275</text:p>
          </table:table-cell>
          <table:table-cell/>
          <table:table-cell office:value-type="float" office:value="48.3441" calcext:value-type="float">
            <text:p>48.344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70.05" calcext:value-type="float">
            <text:p>70.05</text:p>
          </table:table-cell>
          <table:table-cell/>
          <table:table-cell office:value-type="float" office:value="50.9078" calcext:value-type="float">
            <text:p>50.907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5.9558" calcext:value-type="float">
            <text:p>75.9558</text:p>
          </table:table-cell>
          <table:table-cell/>
          <table:table-cell office:value-type="float" office:value="48.7695" calcext:value-type="float">
            <text:p>48.769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69.3965" calcext:value-type="float">
            <text:p>69.3965</text:p>
          </table:table-cell>
          <table:table-cell/>
          <table:table-cell office:value-type="float" office:value="32.9028" calcext:value-type="float">
            <text:p>32.902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4.758" calcext:value-type="float">
            <text:p>24.758</text:p>
          </table:table-cell>
          <table:table-cell/>
          <table:table-cell office:value-type="float" office:value="40.7487" calcext:value-type="float">
            <text:p>40.748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1.9146" calcext:value-type="float">
            <text:p>41.9146</text:p>
          </table:table-cell>
          <table:table-cell/>
          <table:table-cell office:value-type="float" office:value="49.5645" calcext:value-type="float">
            <text:p>49.564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4.65565" calcext:value-type="float">
            <text:p>4.65565</text:p>
          </table:table-cell>
          <table:table-cell/>
          <table:table-cell office:value-type="float" office:value="50.2343" calcext:value-type="float">
            <text:p>50.234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73.4091" calcext:value-type="float">
            <text:p>73.4091</text:p>
          </table:table-cell>
          <table:table-cell/>
          <table:table-cell office:value-type="float" office:value="45.9465" calcext:value-type="float">
            <text:p>45.946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5.44473" calcext:value-type="float">
            <text:p>5.44473</text:p>
          </table:table-cell>
          <table:table-cell/>
          <table:table-cell office:value-type="float" office:value="57.9545" calcext:value-type="float">
            <text:p>57.954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66.6493" calcext:value-type="float">
            <text:p>66.6493</text:p>
          </table:table-cell>
          <table:table-cell/>
          <table:table-cell office:value-type="float" office:value="38.1119" calcext:value-type="float">
            <text:p>38.111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21.0964" calcext:value-type="float">
            <text:p>21.0964</text:p>
          </table:table-cell>
          <table:table-cell/>
          <table:table-cell office:value-type="float" office:value="47.0177" calcext:value-type="float">
            <text:p>47.017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38.9688" calcext:value-type="float">
            <text:p>38.9688</text:p>
          </table:table-cell>
          <table:table-cell/>
          <table:table-cell office:value-type="float" office:value="37.9749" calcext:value-type="float">
            <text:p>37.974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29.1012" calcext:value-type="float">
            <text:p>29.1012</text:p>
          </table:table-cell>
          <table:table-cell/>
          <table:table-cell office:value-type="float" office:value="46.2444" calcext:value-type="float">
            <text:p>46.244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68.8646" calcext:value-type="float">
            <text:p>68.8646</text:p>
          </table:table-cell>
          <table:table-cell/>
          <table:table-cell office:value-type="float" office:value="45.6999" calcext:value-type="float">
            <text:p>45.699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25.6912" calcext:value-type="float">
            <text:p>25.6912</text:p>
          </table:table-cell>
          <table:table-cell/>
          <table:table-cell office:value-type="float" office:value="49.4989" calcext:value-type="float">
            <text:p>49.498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48.0835" calcext:value-type="float">
            <text:p>48.0835</text:p>
          </table:table-cell>
          <table:table-cell/>
          <table:table-cell office:value-type="float" office:value="58.0305" calcext:value-type="float">
            <text:p>58.030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8.69924" calcext:value-type="float">
            <text:p>8.69924</text:p>
          </table:table-cell>
          <table:table-cell/>
          <table:table-cell office:value-type="float" office:value="55.6492" calcext:value-type="float">
            <text:p>55.649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49.508" calcext:value-type="float">
            <text:p>49.508</text:p>
          </table:table-cell>
          <table:table-cell/>
          <table:table-cell office:value-type="float" office:value="48.9142" calcext:value-type="float">
            <text:p>48.914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65.3029" calcext:value-type="float">
            <text:p>65.3029</text:p>
          </table:table-cell>
          <table:table-cell/>
          <table:table-cell office:value-type="float" office:value="46.2146" calcext:value-type="float">
            <text:p>46.214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5.7283" calcext:value-type="float">
            <text:p>15.7283</text:p>
          </table:table-cell>
          <table:table-cell/>
          <table:table-cell office:value-type="float" office:value="43.2804" calcext:value-type="float">
            <text:p>43.280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30.7683" calcext:value-type="float">
            <text:p>30.7683</text:p>
          </table:table-cell>
          <table:table-cell/>
          <table:table-cell office:value-type="float" office:value="46.165" calcext:value-type="float">
            <text:p>46.16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5.335" calcext:value-type="float">
            <text:p>75.335</text:p>
          </table:table-cell>
          <table:table-cell/>
          <table:table-cell office:value-type="float" office:value="48.7062" calcext:value-type="float">
            <text:p>48.706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42.5681" calcext:value-type="float">
            <text:p>42.5681</text:p>
          </table:table-cell>
          <table:table-cell/>
          <table:table-cell office:value-type="float" office:value="53.2802" calcext:value-type="float">
            <text:p>53.280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8.4724" calcext:value-type="float">
            <text:p>78.4724</text:p>
          </table:table-cell>
          <table:table-cell/>
          <table:table-cell office:value-type="float" office:value="58.1123" calcext:value-type="float">
            <text:p>58.112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78.7107" calcext:value-type="float">
            <text:p>78.7107</text:p>
          </table:table-cell>
          <table:table-cell/>
          <table:table-cell office:value-type="float" office:value="48.9892" calcext:value-type="float">
            <text:p>48.989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8.02938" calcext:value-type="float">
            <text:p>8.02938</text:p>
          </table:table-cell>
          <table:table-cell/>
          <table:table-cell office:value-type="float" office:value="54.8742" calcext:value-type="float">
            <text:p>54.874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91.7198" calcext:value-type="float">
            <text:p>91.7198</text:p>
          </table:table-cell>
          <table:table-cell/>
          <table:table-cell office:value-type="float" office:value="43.5685" calcext:value-type="float">
            <text:p>43.568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41.3288" calcext:value-type="float">
            <text:p>41.3288</text:p>
          </table:table-cell>
          <table:table-cell/>
          <table:table-cell office:value-type="float" office:value="55.4676" calcext:value-type="float">
            <text:p>55.467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57.8957" calcext:value-type="float">
            <text:p>57.8957</text:p>
          </table:table-cell>
          <table:table-cell/>
          <table:table-cell office:value-type="float" office:value="54.5349" calcext:value-type="float">
            <text:p>54.534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54.2901" calcext:value-type="float">
            <text:p>54.2901</text:p>
          </table:table-cell>
          <table:table-cell/>
          <table:table-cell office:value-type="float" office:value="46.7528" calcext:value-type="float">
            <text:p>46.752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7.7884" calcext:value-type="float">
            <text:p>87.7884</text:p>
          </table:table-cell>
          <table:table-cell/>
          <table:table-cell office:value-type="float" office:value="50.7131" calcext:value-type="float">
            <text:p>50.713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30.9259" calcext:value-type="float">
            <text:p>30.9259</text:p>
          </table:table-cell>
          <table:table-cell/>
          <table:table-cell office:value-type="float" office:value="51.53" calcext:value-type="float">
            <text:p>51.5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.16" calcext:value-type="float">
            <text:p>1.16</text:p>
          </table:table-cell>
          <table:table-cell/>
          <table:table-cell office:value-type="float" office:value="51.9386" calcext:value-type="float">
            <text:p>51.938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2.3025" calcext:value-type="float">
            <text:p>2.3025</text:p>
          </table:table-cell>
          <table:table-cell/>
          <table:table-cell office:value-type="float" office:value="50.8659" calcext:value-type="float">
            <text:p>50.865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51.8495" calcext:value-type="float">
            <text:p>51.8495</text:p>
          </table:table-cell>
          <table:table-cell/>
          <table:table-cell office:value-type="float" office:value="52.9944" calcext:value-type="float">
            <text:p>52.994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17.9669" calcext:value-type="float">
            <text:p>17.9669</text:p>
          </table:table-cell>
          <table:table-cell/>
          <table:table-cell office:value-type="float" office:value="41.0309" calcext:value-type="float">
            <text:p>41.030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42.8587" calcext:value-type="float">
            <text:p>42.8587</text:p>
          </table:table-cell>
          <table:table-cell/>
          <table:table-cell office:value-type="float" office:value="46.9511" calcext:value-type="float">
            <text:p>46.951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8.6198" calcext:value-type="float">
            <text:p>98.6198</text:p>
          </table:table-cell>
          <table:table-cell/>
          <table:table-cell office:value-type="float" office:value="54.0238" calcext:value-type="float">
            <text:p>54.023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28.8752" calcext:value-type="float">
            <text:p>28.8752</text:p>
          </table:table-cell>
          <table:table-cell/>
          <table:table-cell office:value-type="float" office:value="47.6794" calcext:value-type="float">
            <text:p>47.679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19.7852" calcext:value-type="float">
            <text:p>19.7852</text:p>
          </table:table-cell>
          <table:table-cell/>
          <table:table-cell office:value-type="float" office:value="45.1831" calcext:value-type="float">
            <text:p>45.183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8.39258" calcext:value-type="float">
            <text:p>8.39258</text:p>
          </table:table-cell>
          <table:table-cell/>
          <table:table-cell office:value-type="float" office:value="46.4862" calcext:value-type="float">
            <text:p>46.486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office:value-type="float" office:value="42.5023" calcext:value-type="float">
            <text:p>42.5023</text:p>
          </table:table-cell>
          <table:table-cell/>
          <table:table-cell office:value-type="float" office:value="52.592" calcext:value-type="float">
            <text:p>52.59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26.3831" calcext:value-type="float">
            <text:p>26.3831</text:p>
          </table:table-cell>
          <table:table-cell/>
          <table:table-cell office:value-type="float" office:value="50.731" calcext:value-type="float">
            <text:p>50.73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17.9783" calcext:value-type="float">
            <text:p>17.9783</text:p>
          </table:table-cell>
          <table:table-cell/>
          <table:table-cell office:value-type="float" office:value="51.1556" calcext:value-type="float">
            <text:p>51.1556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13.6677" calcext:value-type="float">
            <text:p>13.6677</text:p>
          </table:table-cell>
          <table:table-cell/>
          <table:table-cell office:value-type="float" office:value="57.2073" calcext:value-type="float">
            <text:p>57.207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87.3079" calcext:value-type="float">
            <text:p>87.3079</text:p>
          </table:table-cell>
          <table:table-cell/>
          <table:table-cell office:value-type="float" office:value="55.208" calcext:value-type="float">
            <text:p>55.20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82.9669" calcext:value-type="float">
            <text:p>82.9669</text:p>
          </table:table-cell>
          <table:table-cell/>
          <table:table-cell office:value-type="float" office:value="52.5568" calcext:value-type="float">
            <text:p>52.556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21.6404" calcext:value-type="float">
            <text:p>21.6404</text:p>
          </table:table-cell>
          <table:table-cell/>
          <table:table-cell office:value-type="float" office:value="55.1291" calcext:value-type="float">
            <text:p>55.129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78.3046" calcext:value-type="float">
            <text:p>78.3046</text:p>
          </table:table-cell>
          <table:table-cell/>
          <table:table-cell office:value-type="float" office:value="49.4783" calcext:value-type="float">
            <text:p>49.478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53.1926" calcext:value-type="float">
            <text:p>53.1926</text:p>
          </table:table-cell>
          <table:table-cell/>
          <table:table-cell office:value-type="float" office:value="51.0232" calcext:value-type="float">
            <text:p>51.023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65.7286" calcext:value-type="float">
            <text:p>65.7286</text:p>
          </table:table-cell>
          <table:table-cell/>
          <table:table-cell office:value-type="float" office:value="44.6671" calcext:value-type="float">
            <text:p>44.667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97.1967" calcext:value-type="float">
            <text:p>97.1967</text:p>
          </table:table-cell>
          <table:table-cell/>
          <table:table-cell office:value-type="float" office:value="56.1177" calcext:value-type="float">
            <text:p>56.117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3.23523" calcext:value-type="float">
            <text:p>3.23523</text:p>
          </table:table-cell>
          <table:table-cell/>
          <table:table-cell office:value-type="float" office:value="39.3938" calcext:value-type="float">
            <text:p>39.393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79.6171" calcext:value-type="float">
            <text:p>79.6171</text:p>
          </table:table-cell>
          <table:table-cell/>
          <table:table-cell office:value-type="float" office:value="50.8698" calcext:value-type="float">
            <text:p>50.869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41.1745" calcext:value-type="float">
            <text:p>41.1745</text:p>
          </table:table-cell>
          <table:table-cell/>
          <table:table-cell office:value-type="float" office:value="53.3962" calcext:value-type="float">
            <text:p>53.396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89.5726" calcext:value-type="float">
            <text:p>89.5726</text:p>
          </table:table-cell>
          <table:table-cell/>
          <table:table-cell office:value-type="float" office:value="57.2431" calcext:value-type="float">
            <text:p>57.243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68.2249" calcext:value-type="float">
            <text:p>68.2249</text:p>
          </table:table-cell>
          <table:table-cell/>
          <table:table-cell office:value-type="float" office:value="53.863" calcext:value-type="float">
            <text:p>53.86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75.9492" calcext:value-type="float">
            <text:p>75.9492</text:p>
          </table:table-cell>
          <table:table-cell/>
          <table:table-cell office:value-type="float" office:value="57.9722" calcext:value-type="float">
            <text:p>57.972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96.2875" calcext:value-type="float">
            <text:p>96.2875</text:p>
          </table:table-cell>
          <table:table-cell/>
          <table:table-cell office:value-type="float" office:value="49.926" calcext:value-type="float">
            <text:p>49.92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94.0676" calcext:value-type="float">
            <text:p>94.0676</text:p>
          </table:table-cell>
          <table:table-cell/>
          <table:table-cell office:value-type="float" office:value="48.9904" calcext:value-type="float">
            <text:p>48.990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0.533794" calcext:value-type="float">
            <text:p>0.533794</text:p>
          </table:table-cell>
          <table:table-cell/>
          <table:table-cell office:value-type="float" office:value="48.5783" calcext:value-type="float">
            <text:p>48.578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56.6546" calcext:value-type="float">
            <text:p>56.6546</text:p>
          </table:table-cell>
          <table:table-cell/>
          <table:table-cell office:value-type="float" office:value="50.4143" calcext:value-type="float">
            <text:p>50.414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54.4314" calcext:value-type="float">
            <text:p>54.4314</text:p>
          </table:table-cell>
          <table:table-cell/>
          <table:table-cell office:value-type="float" office:value="50.2244" calcext:value-type="float">
            <text:p>50.224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34.4656" calcext:value-type="float">
            <text:p>34.4656</text:p>
          </table:table-cell>
          <table:table-cell/>
          <table:table-cell office:value-type="float" office:value="48.3295" calcext:value-type="float">
            <text:p>48.329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91.0774" calcext:value-type="float">
            <text:p>91.0774</text:p>
          </table:table-cell>
          <table:table-cell/>
          <table:table-cell office:value-type="float" office:value="41.7709" calcext:value-type="float">
            <text:p>41.770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9.6144" calcext:value-type="float">
            <text:p>39.6144</text:p>
          </table:table-cell>
          <table:table-cell/>
          <table:table-cell office:value-type="float" office:value="52.8252" calcext:value-type="float">
            <text:p>52.825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0.397159" calcext:value-type="float">
            <text:p>0.397159</text:p>
          </table:table-cell>
          <table:table-cell/>
          <table:table-cell office:value-type="float" office:value="53.8749" calcext:value-type="float">
            <text:p>53.874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39.8904" calcext:value-type="float">
            <text:p>39.8904</text:p>
          </table:table-cell>
          <table:table-cell/>
          <table:table-cell office:value-type="float" office:value="53.0967" calcext:value-type="float">
            <text:p>53.096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66.9331" calcext:value-type="float">
            <text:p>66.9331</text:p>
          </table:table-cell>
          <table:table-cell/>
          <table:table-cell office:value-type="float" office:value="48.9696" calcext:value-type="float">
            <text:p>48.969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70.0679" calcext:value-type="float">
            <text:p>70.0679</text:p>
          </table:table-cell>
          <table:table-cell/>
          <table:table-cell office:value-type="float" office:value="46.0705" calcext:value-type="float">
            <text:p>46.070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85.9236" calcext:value-type="float">
            <text:p>85.9236</text:p>
          </table:table-cell>
          <table:table-cell/>
          <table:table-cell office:value-type="float" office:value="53.3664" calcext:value-type="float">
            <text:p>53.366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49.7488" calcext:value-type="float">
            <text:p>49.7488</text:p>
          </table:table-cell>
          <table:table-cell/>
          <table:table-cell office:value-type="float" office:value="49.9156" calcext:value-type="float">
            <text:p>49.915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76.8121" calcext:value-type="float">
            <text:p>76.8121</text:p>
          </table:table-cell>
          <table:table-cell/>
          <table:table-cell office:value-type="float" office:value="47.9824" calcext:value-type="float">
            <text:p>47.982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7.34163" calcext:value-type="float">
            <text:p>7.34163</text:p>
          </table:table-cell>
          <table:table-cell/>
          <table:table-cell office:value-type="float" office:value="51.3177" calcext:value-type="float">
            <text:p>51.317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27.543" calcext:value-type="float">
            <text:p>27.543</text:p>
          </table:table-cell>
          <table:table-cell/>
          <table:table-cell office:value-type="float" office:value="44.9944" calcext:value-type="float">
            <text:p>44.994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94.8988" calcext:value-type="float">
            <text:p>94.8988</text:p>
          </table:table-cell>
          <table:table-cell/>
          <table:table-cell office:value-type="float" office:value="46.3386" calcext:value-type="float">
            <text:p>46.338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63.7359" calcext:value-type="float">
            <text:p>63.7359</text:p>
          </table:table-cell>
          <table:table-cell/>
          <table:table-cell office:value-type="float" office:value="48.0979" calcext:value-type="float">
            <text:p>48.097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99.3045" calcext:value-type="float">
            <text:p>99.3045</text:p>
          </table:table-cell>
          <table:table-cell/>
          <table:table-cell office:value-type="float" office:value="42.0396" calcext:value-type="float">
            <text:p>42.039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51.5512" calcext:value-type="float">
            <text:p>51.5512</text:p>
          </table:table-cell>
          <table:table-cell/>
          <table:table-cell office:value-type="float" office:value="40.385" calcext:value-type="float">
            <text:p>40.38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4.4732" calcext:value-type="float">
            <text:p>44.4732</text:p>
          </table:table-cell>
          <table:table-cell/>
          <table:table-cell office:value-type="float" office:value="54.8424" calcext:value-type="float">
            <text:p>54.842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7.1451" calcext:value-type="float">
            <text:p>17.1451</text:p>
          </table:table-cell>
          <table:table-cell/>
          <table:table-cell office:value-type="float" office:value="45.2341" calcext:value-type="float">
            <text:p>45.234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77.9582" calcext:value-type="float">
            <text:p>77.9582</text:p>
          </table:table-cell>
          <table:table-cell/>
          <table:table-cell office:value-type="float" office:value="49.5613" calcext:value-type="float">
            <text:p>49.561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.14619" calcext:value-type="float">
            <text:p>5.14619</text:p>
          </table:table-cell>
          <table:table-cell/>
          <table:table-cell office:value-type="float" office:value="48.0927" calcext:value-type="float">
            <text:p>48.092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1.4137" calcext:value-type="float">
            <text:p>1.4137</text:p>
          </table:table-cell>
          <table:table-cell/>
          <table:table-cell office:value-type="float" office:value="49.7812" calcext:value-type="float">
            <text:p>49.781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36.3648" calcext:value-type="float">
            <text:p>36.3648</text:p>
          </table:table-cell>
          <table:table-cell/>
          <table:table-cell office:value-type="float" office:value="49.1633" calcext:value-type="float">
            <text:p>49.163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19.9035" calcext:value-type="float">
            <text:p>19.9035</text:p>
          </table:table-cell>
          <table:table-cell/>
          <table:table-cell office:value-type="float" office:value="48.462" calcext:value-type="float">
            <text:p>48.46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47.8211" calcext:value-type="float">
            <text:p>47.8211</text:p>
          </table:table-cell>
          <table:table-cell/>
          <table:table-cell office:value-type="float" office:value="48.4781" calcext:value-type="float">
            <text:p>48.478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6.68045" calcext:value-type="float">
            <text:p>6.68045</text:p>
          </table:table-cell>
          <table:table-cell/>
          <table:table-cell office:value-type="float" office:value="42.9969" calcext:value-type="float">
            <text:p>42.996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38.7046" calcext:value-type="float">
            <text:p>38.7046</text:p>
          </table:table-cell>
          <table:table-cell/>
          <table:table-cell office:value-type="float" office:value="52.2726" calcext:value-type="float">
            <text:p>52.272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43.0349" calcext:value-type="float">
            <text:p>43.0349</text:p>
          </table:table-cell>
          <table:table-cell/>
          <table:table-cell office:value-type="float" office:value="53.8857" calcext:value-type="float">
            <text:p>53.8857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21.2699" calcext:value-type="float">
            <text:p>21.2699</text:p>
          </table:table-cell>
          <table:table-cell/>
          <table:table-cell office:value-type="float" office:value="39.4708" calcext:value-type="float">
            <text:p>39.470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71.097" calcext:value-type="float">
            <text:p>71.097</text:p>
          </table:table-cell>
          <table:table-cell/>
          <table:table-cell office:value-type="float" office:value="53.2004" calcext:value-type="float">
            <text:p>53.200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0.3946" calcext:value-type="float">
            <text:p>30.3946</text:p>
          </table:table-cell>
          <table:table-cell/>
          <table:table-cell office:value-type="float" office:value="52.5155" calcext:value-type="float">
            <text:p>52.515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73.0788" calcext:value-type="float">
            <text:p>73.0788</text:p>
          </table:table-cell>
          <table:table-cell/>
          <table:table-cell office:value-type="float" office:value="49.9069" calcext:value-type="float">
            <text:p>49.906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5.0828" calcext:value-type="float">
            <text:p>55.0828</text:p>
          </table:table-cell>
          <table:table-cell/>
          <table:table-cell office:value-type="float" office:value="39.8382" calcext:value-type="float">
            <text:p>39.838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16.6001" calcext:value-type="float">
            <text:p>16.6001</text:p>
          </table:table-cell>
          <table:table-cell/>
          <table:table-cell office:value-type="float" office:value="57.5285" calcext:value-type="float">
            <text:p>57.528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82.1199" calcext:value-type="float">
            <text:p>82.1199</text:p>
          </table:table-cell>
          <table:table-cell/>
          <table:table-cell office:value-type="float" office:value="51.3932" calcext:value-type="float">
            <text:p>51.393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89.8432" calcext:value-type="float">
            <text:p>89.8432</text:p>
          </table:table-cell>
          <table:table-cell/>
          <table:table-cell office:value-type="float" office:value="52.1359" calcext:value-type="float">
            <text:p>52.135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59.9915" calcext:value-type="float">
            <text:p>59.9915</text:p>
          </table:table-cell>
          <table:table-cell/>
          <table:table-cell office:value-type="float" office:value="48.1592" calcext:value-type="float">
            <text:p>48.159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6.7147" calcext:value-type="float">
            <text:p>76.7147</text:p>
          </table:table-cell>
          <table:table-cell/>
          <table:table-cell office:value-type="float" office:value="46.0917" calcext:value-type="float">
            <text:p>46.091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.78383" calcext:value-type="float">
            <text:p>3.78383</text:p>
          </table:table-cell>
          <table:table-cell/>
          <table:table-cell office:value-type="float" office:value="48.7996" calcext:value-type="float">
            <text:p>48.799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7.077" calcext:value-type="float">
            <text:p>37.077</text:p>
          </table:table-cell>
          <table:table-cell/>
          <table:table-cell office:value-type="float" office:value="48.7517" calcext:value-type="float">
            <text:p>48.7517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office:value-type="float" office:value="95.1001" calcext:value-type="float">
            <text:p>95.1001</text:p>
          </table:table-cell>
          <table:table-cell/>
          <table:table-cell office:value-type="float" office:value="55.4893" calcext:value-type="float">
            <text:p>55.489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83.7292" calcext:value-type="float">
            <text:p>83.7292</text:p>
          </table:table-cell>
          <table:table-cell/>
          <table:table-cell office:value-type="float" office:value="46.513" calcext:value-type="float">
            <text:p>46.51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52.3351" calcext:value-type="float">
            <text:p>52.3351</text:p>
          </table:table-cell>
          <table:table-cell/>
          <table:table-cell office:value-type="float" office:value="49.5871" calcext:value-type="float">
            <text:p>49.587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70.8777" calcext:value-type="float">
            <text:p>70.8777</text:p>
          </table:table-cell>
          <table:table-cell/>
          <table:table-cell office:value-type="float" office:value="44.7999" calcext:value-type="float">
            <text:p>44.799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92.4667" calcext:value-type="float">
            <text:p>92.4667</text:p>
          </table:table-cell>
          <table:table-cell/>
          <table:table-cell office:value-type="float" office:value="47.1624" calcext:value-type="float">
            <text:p>47.162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9.2418" calcext:value-type="float">
            <text:p>9.2418</text:p>
          </table:table-cell>
          <table:table-cell/>
          <table:table-cell office:value-type="float" office:value="46.8986" calcext:value-type="float">
            <text:p>46.8986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18.1528" calcext:value-type="float">
            <text:p>18.1528</text:p>
          </table:table-cell>
          <table:table-cell/>
          <table:table-cell office:value-type="float" office:value="58.0615" calcext:value-type="float">
            <text:p>58.061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9.90844" calcext:value-type="float">
            <text:p>9.90844</text:p>
          </table:table-cell>
          <table:table-cell/>
          <table:table-cell office:value-type="float" office:value="51.0928" calcext:value-type="float">
            <text:p>51.092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46.0284" calcext:value-type="float">
            <text:p>46.0284</text:p>
          </table:table-cell>
          <table:table-cell/>
          <table:table-cell office:value-type="float" office:value="47.4033" calcext:value-type="float">
            <text:p>47.403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22.7741" calcext:value-type="float">
            <text:p>22.7741</text:p>
          </table:table-cell>
          <table:table-cell/>
          <table:table-cell office:value-type="float" office:value="56.9536" calcext:value-type="float">
            <text:p>56.953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68.407" calcext:value-type="float">
            <text:p>68.407</text:p>
          </table:table-cell>
          <table:table-cell/>
          <table:table-cell office:value-type="float" office:value="51.5716" calcext:value-type="float">
            <text:p>51.571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18.2561" calcext:value-type="float">
            <text:p>18.2561</text:p>
          </table:table-cell>
          <table:table-cell/>
          <table:table-cell office:value-type="float" office:value="45.4342" calcext:value-type="float">
            <text:p>45.434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9.49244" calcext:value-type="float">
            <text:p>9.49244</text:p>
          </table:table-cell>
          <table:table-cell/>
          <table:table-cell office:value-type="float" office:value="44.4461" calcext:value-type="float">
            <text:p>44.446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52.3478" calcext:value-type="float">
            <text:p>52.3478</text:p>
          </table:table-cell>
          <table:table-cell/>
          <table:table-cell office:value-type="float" office:value="40.6623" calcext:value-type="float">
            <text:p>40.662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32.8849" calcext:value-type="float">
            <text:p>32.8849</text:p>
          </table:table-cell>
          <table:table-cell/>
          <table:table-cell office:value-type="float" office:value="59.1948" calcext:value-type="float">
            <text:p>59.194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27.536" calcext:value-type="float">
            <text:p>27.536</text:p>
          </table:table-cell>
          <table:table-cell/>
          <table:table-cell office:value-type="float" office:value="48.1207" calcext:value-type="float">
            <text:p>48.120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78.3507" calcext:value-type="float">
            <text:p>78.3507</text:p>
          </table:table-cell>
          <table:table-cell/>
          <table:table-cell office:value-type="float" office:value="53.8484" calcext:value-type="float">
            <text:p>53.848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96.5296" calcext:value-type="float">
            <text:p>96.5296</text:p>
          </table:table-cell>
          <table:table-cell/>
          <table:table-cell office:value-type="float" office:value="52.2173" calcext:value-type="float">
            <text:p>52.217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95.9793" calcext:value-type="float">
            <text:p>95.9793</text:p>
          </table:table-cell>
          <table:table-cell/>
          <table:table-cell office:value-type="float" office:value="48.4139" calcext:value-type="float">
            <text:p>48.413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18.1306" calcext:value-type="float">
            <text:p>18.1306</text:p>
          </table:table-cell>
          <table:table-cell/>
          <table:table-cell office:value-type="float" office:value="51.7373" calcext:value-type="float">
            <text:p>51.737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84.2953" calcext:value-type="float">
            <text:p>84.2953</text:p>
          </table:table-cell>
          <table:table-cell/>
          <table:table-cell office:value-type="float" office:value="43.6887" calcext:value-type="float">
            <text:p>43.688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97.8361" calcext:value-type="float">
            <text:p>97.8361</text:p>
          </table:table-cell>
          <table:table-cell/>
          <table:table-cell office:value-type="float" office:value="44.2587" calcext:value-type="float">
            <text:p>44.2587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42.6507" calcext:value-type="float">
            <text:p>42.6507</text:p>
          </table:table-cell>
          <table:table-cell/>
          <table:table-cell office:value-type="float" office:value="53.0884" calcext:value-type="float">
            <text:p>53.088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77.8971" calcext:value-type="float">
            <text:p>77.8971</text:p>
          </table:table-cell>
          <table:table-cell/>
          <table:table-cell office:value-type="float" office:value="49.7627" calcext:value-type="float">
            <text:p>49.762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15.3077" calcext:value-type="float">
            <text:p>15.3077</text:p>
          </table:table-cell>
          <table:table-cell/>
          <table:table-cell office:value-type="float" office:value="47.7241" calcext:value-type="float">
            <text:p>47.724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53.9075" calcext:value-type="float">
            <text:p>53.9075</text:p>
          </table:table-cell>
          <table:table-cell/>
          <table:table-cell office:value-type="float" office:value="54.5838" calcext:value-type="float">
            <text:p>54.583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7.52402" calcext:value-type="float">
            <text:p>7.52402</text:p>
          </table:table-cell>
          <table:table-cell/>
          <table:table-cell office:value-type="float" office:value="46.1157" calcext:value-type="float">
            <text:p>46.115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83.6742" calcext:value-type="float">
            <text:p>83.6742</text:p>
          </table:table-cell>
          <table:table-cell/>
          <table:table-cell office:value-type="float" office:value="49.6039" calcext:value-type="float">
            <text:p>49.603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90.4507" calcext:value-type="float">
            <text:p>90.4507</text:p>
          </table:table-cell>
          <table:table-cell/>
          <table:table-cell office:value-type="float" office:value="42.1086" calcext:value-type="float">
            <text:p>42.108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69.4662" calcext:value-type="float">
            <text:p>69.4662</text:p>
          </table:table-cell>
          <table:table-cell/>
          <table:table-cell office:value-type="float" office:value="42.5987" calcext:value-type="float">
            <text:p>42.598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74.099" calcext:value-type="float">
            <text:p>74.099</text:p>
          </table:table-cell>
          <table:table-cell/>
          <table:table-cell office:value-type="float" office:value="55.8486" calcext:value-type="float">
            <text:p>55.848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71.9359" calcext:value-type="float">
            <text:p>71.9359</text:p>
          </table:table-cell>
          <table:table-cell/>
          <table:table-cell office:value-type="float" office:value="51.5706" calcext:value-type="float">
            <text:p>51.570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29.9155" calcext:value-type="float">
            <text:p>29.9155</text:p>
          </table:table-cell>
          <table:table-cell/>
          <table:table-cell office:value-type="float" office:value="39.4849" calcext:value-type="float">
            <text:p>39.484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79.0188" calcext:value-type="float">
            <text:p>79.0188</text:p>
          </table:table-cell>
          <table:table-cell/>
          <table:table-cell office:value-type="float" office:value="49.9639" calcext:value-type="float">
            <text:p>49.963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31.6274" calcext:value-type="float">
            <text:p>31.6274</text:p>
          </table:table-cell>
          <table:table-cell/>
          <table:table-cell office:value-type="float" office:value="45.7013" calcext:value-type="float">
            <text:p>45.701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75.6806" calcext:value-type="float">
            <text:p>75.6806</text:p>
          </table:table-cell>
          <table:table-cell/>
          <table:table-cell office:value-type="float" office:value="48.6742" calcext:value-type="float">
            <text:p>48.674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77.2325" calcext:value-type="float">
            <text:p>77.2325</text:p>
          </table:table-cell>
          <table:table-cell/>
          <table:table-cell office:value-type="float" office:value="44.0186" calcext:value-type="float">
            <text:p>44.018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16.3559" calcext:value-type="float">
            <text:p>16.3559</text:p>
          </table:table-cell>
          <table:table-cell/>
          <table:table-cell office:value-type="float" office:value="45.1364" calcext:value-type="float">
            <text:p>45.136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21.8396" calcext:value-type="float">
            <text:p>21.8396</text:p>
          </table:table-cell>
          <table:table-cell/>
          <table:table-cell office:value-type="float" office:value="49.7785" calcext:value-type="float">
            <text:p>49.778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53.8132" calcext:value-type="float">
            <text:p>53.8132</text:p>
          </table:table-cell>
          <table:table-cell/>
          <table:table-cell office:value-type="float" office:value="48.1765" calcext:value-type="float">
            <text:p>48.176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9.71072" calcext:value-type="float">
            <text:p>9.71072</text:p>
          </table:table-cell>
          <table:table-cell/>
          <table:table-cell office:value-type="float" office:value="57.8299" calcext:value-type="float">
            <text:p>57.829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33.2096" calcext:value-type="float">
            <text:p>33.2096</text:p>
          </table:table-cell>
          <table:table-cell/>
          <table:table-cell office:value-type="float" office:value="49.1085" calcext:value-type="float">
            <text:p>49.108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93.2103" calcext:value-type="float">
            <text:p>93.2103</text:p>
          </table:table-cell>
          <table:table-cell/>
          <table:table-cell office:value-type="float" office:value="50.716" calcext:value-type="float">
            <text:p>50.71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45.8646" calcext:value-type="float">
            <text:p>45.8646</text:p>
          </table:table-cell>
          <table:table-cell/>
          <table:table-cell office:value-type="float" office:value="52.7531" calcext:value-type="float">
            <text:p>52.753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67.6576" calcext:value-type="float">
            <text:p>67.6576</text:p>
          </table:table-cell>
          <table:table-cell/>
          <table:table-cell office:value-type="float" office:value="40.7664" calcext:value-type="float">
            <text:p>40.766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32.8718" calcext:value-type="float">
            <text:p>32.8718</text:p>
          </table:table-cell>
          <table:table-cell/>
          <table:table-cell office:value-type="float" office:value="50.0178" calcext:value-type="float">
            <text:p>50.017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21.7119" calcext:value-type="float">
            <text:p>21.7119</text:p>
          </table:table-cell>
          <table:table-cell/>
          <table:table-cell office:value-type="float" office:value="45.3441" calcext:value-type="float">
            <text:p>45.344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85.8957" calcext:value-type="float">
            <text:p>85.8957</text:p>
          </table:table-cell>
          <table:table-cell/>
          <table:table-cell office:value-type="float" office:value="53.151" calcext:value-type="float">
            <text:p>53.15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28.2148" calcext:value-type="float">
            <text:p>28.2148</text:p>
          </table:table-cell>
          <table:table-cell/>
          <table:table-cell office:value-type="float" office:value="43.1208" calcext:value-type="float">
            <text:p>43.120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78.0778" calcext:value-type="float">
            <text:p>78.0778</text:p>
          </table:table-cell>
          <table:table-cell/>
          <table:table-cell office:value-type="float" office:value="55.7936" calcext:value-type="float">
            <text:p>55.7936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float" office:value="10.8213" calcext:value-type="float">
            <text:p>10.8213</text:p>
          </table:table-cell>
          <table:table-cell/>
          <table:table-cell office:value-type="float" office:value="48.1495" calcext:value-type="float">
            <text:p>48.149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18.9089" calcext:value-type="float">
            <text:p>18.9089</text:p>
          </table:table-cell>
          <table:table-cell/>
          <table:table-cell office:value-type="float" office:value="52.585" calcext:value-type="float">
            <text:p>52.58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1.20882" calcext:value-type="float">
            <text:p>1.20882</text:p>
          </table:table-cell>
          <table:table-cell/>
          <table:table-cell office:value-type="float" office:value="50.2429" calcext:value-type="float">
            <text:p>50.242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98.6792" calcext:value-type="float">
            <text:p>98.6792</text:p>
          </table:table-cell>
          <table:table-cell/>
          <table:table-cell office:value-type="float" office:value="40.7706" calcext:value-type="float">
            <text:p>40.770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32.1174" calcext:value-type="float">
            <text:p>32.1174</text:p>
          </table:table-cell>
          <table:table-cell/>
          <table:table-cell office:value-type="float" office:value="49.1602" calcext:value-type="float">
            <text:p>49.160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30.0781" calcext:value-type="float">
            <text:p>30.0781</text:p>
          </table:table-cell>
          <table:table-cell/>
          <table:table-cell office:value-type="float" office:value="54.8786" calcext:value-type="float">
            <text:p>54.878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98.5698" calcext:value-type="float">
            <text:p>98.5698</text:p>
          </table:table-cell>
          <table:table-cell/>
          <table:table-cell office:value-type="float" office:value="49.0525" calcext:value-type="float">
            <text:p>49.052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38.127" calcext:value-type="float">
            <text:p>38.127</text:p>
          </table:table-cell>
          <table:table-cell/>
          <table:table-cell office:value-type="float" office:value="49.4706" calcext:value-type="float">
            <text:p>49.470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87.3523" calcext:value-type="float">
            <text:p>87.3523</text:p>
          </table:table-cell>
          <table:table-cell/>
          <table:table-cell office:value-type="float" office:value="45.2603" calcext:value-type="float">
            <text:p>45.260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53.2192" calcext:value-type="float">
            <text:p>53.2192</text:p>
          </table:table-cell>
          <table:table-cell/>
          <table:table-cell office:value-type="float" office:value="44.2296" calcext:value-type="float">
            <text:p>44.229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38.9543" calcext:value-type="float">
            <text:p>38.9543</text:p>
          </table:table-cell>
          <table:table-cell/>
          <table:table-cell office:value-type="float" office:value="46.0138" calcext:value-type="float">
            <text:p>46.013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10.5502" calcext:value-type="float">
            <text:p>10.5502</text:p>
          </table:table-cell>
          <table:table-cell/>
          <table:table-cell office:value-type="float" office:value="50.9268" calcext:value-type="float">
            <text:p>50.9268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33.4059" calcext:value-type="float">
            <text:p>33.4059</text:p>
          </table:table-cell>
          <table:table-cell/>
          <table:table-cell office:value-type="float" office:value="44.8604" calcext:value-type="float">
            <text:p>44.860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18.7407" calcext:value-type="float">
            <text:p>18.7407</text:p>
          </table:table-cell>
          <table:table-cell/>
          <table:table-cell office:value-type="float" office:value="44.9627" calcext:value-type="float">
            <text:p>44.962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41.4603" calcext:value-type="float">
            <text:p>41.4603</text:p>
          </table:table-cell>
          <table:table-cell/>
          <table:table-cell office:value-type="float" office:value="43.691" calcext:value-type="float">
            <text:p>43.69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 table:number-rows-repeated="104757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2:46:37.293154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2:34:11.781030271</meta:creation-date>
    <meta:generator>LibreOffice/6.2.8.2$Linux_X86_64 LibreOffice_project/20$Build-2</meta:generator>
    <dc:date>2019-11-28T23:28:44.075394300</dc:date>
    <meta:editing-duration>PT11M29S</meta:editing-duration>
    <meta:editing-cycles>3</meta:editing-cycles>
    <meta:document-statistic meta:table-count="1" meta:cell-count="34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919cm" svg:y="0.316cm" chart:style-name="ch2">
          <text:p>Binomial distribution</text:p>
        </chart:title>
        <chart:legend chart:legend-position="end" svg:x="13.763cm" svg:y="4.201cm" style:legend-expansion="high" chart:style-name="ch3"/>
        <chart:plot-area chart:style-name="ch4" table:cell-range-address="Sheet1.F2:Sheet1.F102" svg:x="1.331cm" svg:y="1.275cm" svg:width="12.112cm" svg:height="6.564cm">
          <chartooo:coordinate-region svg:x="1.952cm" svg:y="1.396cm" svg:width="11.35cm" svg:height="5.441cm"/>
          <chart:axis chart:dimension="x" chart:name="primary-x" chart:style-name="ch5">
            <chart:title svg:x="6.523cm" svg:y="8.019cm" chart:style-name="ch6">
              <text:p>Data range</text:p>
            </chart:title>
          </chart:axis>
          <chart:axis chart:dimension="y" chart:name="primary-y" chart:style-name="ch5">
            <chart:title svg:x="0.451cm" svg:y="5.382cm" chart:style-name="ch7">
              <text:p>Frequency</text:p>
            </chart:title>
            <chart:grid chart:style-name="ch8" chart:class="major"/>
          </chart:axis>
          <chart:series chart:style-name="ch9" chart:values-cell-range-address="Sheet1.F2:Sheet1.F102" chart:class="chart:area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57cm" svg:y="0.316cm" chart:style-name="ch2">
          <text:p>Normal frequency</text:p>
        </chart:title>
        <chart:legend chart:legend-position="end" svg:x="13.737cm" svg:y="4.201cm" style:legend-expansion="high" chart:style-name="ch3"/>
        <chart:plot-area chart:style-name="ch4" table:cell-range-address="Sheet1.D2:Sheet1.D102" svg:x="1.331cm" svg:y="1.275cm" svg:width="12.086cm" svg:height="6.564cm">
          <chartooo:coordinate-region svg:x="1.952cm" svg:y="1.396cm" svg:width="11.324cm" svg:height="5.441cm"/>
          <chart:axis chart:dimension="x" chart:name="primary-x" chart:style-name="ch5">
            <chart:title svg:x="6.51cm" svg:y="8.019cm" chart:style-name="ch6">
              <text:p>Data range</text:p>
            </chart:title>
          </chart:axis>
          <chart:axis chart:dimension="y" chart:name="primary-y" chart:style-name="ch5">
            <chart:title svg:x="0.451cm" svg:y="5.382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02" chart:class="chart:area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985cm" svg:y="0.316cm" chart:style-name="ch2">
          <text:p>Uniform distribution</text:p>
        </chart:title>
        <chart:legend chart:legend-position="end" svg:x="13.737cm" svg:y="4.201cm" style:legend-expansion="high" chart:style-name="ch3"/>
        <chart:plot-area chart:style-name="ch4" table:cell-range-address="Sheet1.B2:Sheet1.B102" svg:x="1.331cm" svg:y="1.275cm" svg:width="12.086cm" svg:height="6.564cm">
          <chartooo:coordinate-region svg:x="1.767cm" svg:y="1.396cm" svg:width="11.324cm" svg:height="5.441cm"/>
          <chart:axis chart:dimension="x" chart:name="primary-x" chart:style-name="ch5">
            <chart:title svg:x="6.51cm" svg:y="8.019cm" chart:style-name="ch6">
              <text:p>Data range</text:p>
            </chart:title>
          </chart:axis>
          <chart:axis chart:dimension="y" chart:name="primary-y" chart:style-name="ch5">
            <chart:title svg:x="0.451cm" svg:y="5.382cm" chart:style-name="ch7">
              <text:p>Frequency</text:p>
            </chart:title>
            <chart:grid chart:style-name="ch8" chart:class="major"/>
          </chart:axis>
          <chart:series chart:style-name="ch9" chart:values-cell-range-address="Sheet1.B2:Sheet1.B102" chart:class="chart:area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